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254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68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349cm"/>
    </style:style>
    <style:style style:name="co9" style:family="table-column">
      <style:table-column-properties fo:break-before="auto" style:column-width="3.549cm"/>
    </style:style>
    <style:style style:name="co10" style:family="table-column">
      <style:table-column-properties fo:break-before="auto" style:column-width="2.801cm"/>
    </style:style>
    <style:style style:name="co11" style:family="table-column">
      <style:table-column-properties fo:break-before="auto" style:column-width="2.60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609cm"/>
    </style:style>
    <style:style style:name="co15" style:family="table-column">
      <style:table-column-properties fo:break-before="auto" style:column-width="1.358cm"/>
    </style:style>
    <style:style style:name="co16" style:family="table-column">
      <style:table-column-properties fo:break-before="auto" style:column-width="1.215cm"/>
    </style:style>
    <style:style style:name="co17" style:family="table-column">
      <style:table-column-properties fo:break-before="auto" style:column-width="0.415cm"/>
    </style:style>
    <style:style style:name="co18" style:family="table-column">
      <style:table-column-properties fo:break-before="auto" style:column-width="2.702cm"/>
    </style:style>
    <style:style style:name="co19" style:family="table-column">
      <style:table-column-properties fo:break-before="auto" style:column-width="3.815cm"/>
    </style:style>
    <style:style style:name="co20" style:family="table-column">
      <style:table-column-properties fo:break-before="auto" style:column-width="2.115cm"/>
    </style:style>
    <style:style style:name="co21" style:family="table-column">
      <style:table-column-properties fo:break-before="auto" style:column-width="7.569cm"/>
    </style:style>
    <style:style style:name="co22" style:family="table-column">
      <style:table-column-properties fo:break-before="auto" style:column-width="3.856cm"/>
    </style:style>
    <style:style style:name="co23" style:family="table-column">
      <style:table-column-properties fo:break-before="auto" style:column-width="1.633cm"/>
    </style:style>
    <style:style style:name="co24" style:family="table-column">
      <style:table-column-properties fo:break-before="auto" style:column-width="1.663cm"/>
    </style:style>
    <style:style style:name="co25" style:family="table-column">
      <style:table-column-properties fo:break-before="auto" style:column-width="2.104cm"/>
    </style:style>
    <style:style style:name="co26" style:family="table-column">
      <style:table-column-properties fo:break-before="auto" style:column-width="2.148cm"/>
    </style:style>
    <style:style style:name="co27" style:family="table-column">
      <style:table-column-properties fo:break-before="auto" style:column-width="2cm"/>
    </style:style>
    <style:style style:name="co28" style:family="table-column">
      <style:table-column-properties fo:break-before="auto" style:column-width="1.335cm"/>
    </style:style>
    <style:style style:name="co29" style:family="table-column">
      <style:table-column-properties fo:break-before="auto" style:column-width="2.611cm"/>
    </style:style>
    <style:style style:name="co30" style:family="table-column">
      <style:table-column-properties fo:break-before="auto" style:column-width="2.581cm"/>
    </style:style>
    <style:style style:name="co31" style:family="table-column">
      <style:table-column-properties fo:break-before="auto" style:column-width="2.034cm"/>
    </style:style>
    <style:style style:name="co32" style:family="table-column">
      <style:table-column-properties fo:break-before="auto" style:column-width="2.399cm"/>
    </style:style>
    <style:style style:name="co33" style:family="table-column">
      <style:table-column-properties fo:break-before="auto" style:column-width="2.429cm"/>
    </style:style>
    <style:style style:name="co34" style:family="table-column">
      <style:table-column-properties fo:break-before="auto" style:column-width="1.974cm"/>
    </style:style>
    <style:style style:name="co35" style:family="table-column">
      <style:table-column-properties fo:break-before="auto" style:column-width="1.82cm"/>
    </style:style>
    <style:style style:name="co36" style:family="table-column">
      <style:table-column-properties fo:break-before="auto" style:column-width="1.66cm"/>
    </style:style>
    <style:style style:name="co37" style:family="table-column">
      <style:table-column-properties fo:break-before="auto" style:column-width="1.307cm"/>
    </style:style>
    <style:style style:name="co38" style:family="table-column">
      <style:table-column-properties fo:break-before="auto" style:column-width="1.205cm"/>
    </style:style>
    <style:style style:name="co39" style:family="table-column">
      <style:table-column-properties fo:break-before="auto" style:column-width="1.286cm"/>
    </style:style>
    <style:style style:name="co40" style:family="table-column">
      <style:table-column-properties fo:break-before="auto" style:column-width="1.304cm"/>
    </style:style>
    <style:style style:name="co41" style:family="table-column">
      <style:table-column-properties fo:break-before="auto" style:column-width="0.804cm"/>
    </style:style>
    <style:style style:name="co42" style:family="table-column">
      <style:table-column-properties fo:break-before="auto" style:column-width="1.686cm"/>
    </style:style>
    <style:style style:name="co43" style:family="table-column">
      <style:table-column-properties fo:break-before="auto" style:column-width="1.58cm"/>
    </style:style>
    <style:style style:name="co44" style:family="table-column">
      <style:table-column-properties fo:break-before="auto" style:column-width="1.178cm"/>
    </style:style>
    <style:style style:name="co45" style:family="table-column">
      <style:table-column-properties fo:break-before="auto" style:column-width="1.081cm"/>
    </style:style>
    <style:style style:name="co46" style:family="table-column">
      <style:table-column-properties fo:break-before="auto" style:column-width="1.235cm"/>
    </style:style>
    <style:style style:name="co47" style:family="table-column">
      <style:table-column-properties fo:break-before="auto" style:column-width="4.002cm"/>
    </style:style>
    <style:style style:name="co48" style:family="table-column">
      <style:table-column-properties fo:break-before="auto" style:column-width="4.135cm"/>
    </style:style>
    <style:style style:name="co49" style:family="table-column">
      <style:table-column-properties fo:break-before="auto" style:column-width="0.947cm"/>
    </style:style>
    <style:style style:name="co50" style:family="table-column">
      <style:table-column-properties fo:break-before="auto" style:column-width="1.446cm"/>
    </style:style>
    <style:style style:name="co51" style:family="table-column">
      <style:table-column-properties fo:break-before="auto" style:column-width="15.18cm"/>
    </style:style>
    <style:style style:name="co52" style:family="table-column">
      <style:table-column-properties fo:break-before="auto" style:column-width="3.662cm"/>
    </style:style>
    <style:style style:name="co53" style:family="table-column">
      <style:table-column-properties fo:break-before="auto" style:column-width="1.372cm"/>
    </style:style>
    <style:style style:name="co54" style:family="table-column">
      <style:table-column-properties fo:break-before="auto" style:column-width="3.579cm"/>
    </style:style>
    <style:style style:name="co55" style:family="table-column">
      <style:table-column-properties fo:break-before="auto" style:column-width="1.198cm"/>
    </style:style>
    <style:style style:name="co56" style:family="table-column">
      <style:table-column-properties fo:break-before="auto" style:column-width="0.626cm"/>
    </style:style>
    <style:style style:name="co57" style:family="table-column">
      <style:table-column-properties fo:break-before="auto" style:column-width="3.076cm"/>
    </style:style>
    <style:style style:name="co58" style:family="table-column">
      <style:table-column-properties fo:break-before="auto" style:column-width="3.925cm"/>
    </style:style>
    <style:style style:name="co59" style:family="table-column">
      <style:table-column-properties fo:break-before="auto" style:column-width="1.81cm"/>
    </style:style>
    <style:style style:name="co60" style:family="table-column">
      <style:table-column-properties fo:break-before="auto" style:column-width="0.953cm"/>
    </style:style>
    <style:style style:name="co61" style:family="table-column">
      <style:table-column-properties fo:break-before="auto" style:column-width="3.113cm"/>
    </style:style>
    <style:style style:name="co62" style:family="table-column">
      <style:table-column-properties fo:break-before="auto" style:column-width="0.697cm"/>
    </style:style>
    <style:style style:name="co63" style:family="table-column">
      <style:table-column-properties fo:break-before="auto" style:column-width="6.128cm"/>
    </style:style>
    <style:style style:name="co64" style:family="table-column">
      <style:table-column-properties fo:break-before="auto" style:column-width="1.905cm"/>
    </style:style>
    <style:style style:name="co65" style:family="table-column">
      <style:table-column-properties fo:break-before="auto" style:column-width="6.082cm"/>
    </style:style>
    <style:style style:name="co66" style:family="table-column">
      <style:table-column-properties fo:break-before="auto" style:column-width="7.435cm"/>
    </style:style>
    <style:style style:name="co67" style:family="table-column">
      <style:table-column-properties fo:break-before="auto" style:column-width="4.974cm"/>
    </style:style>
    <style:style style:name="co68" style:family="table-column">
      <style:table-column-properties fo:break-before="auto" style:column-width="2.464cm"/>
    </style:style>
    <style:style style:name="co69" style:family="table-column">
      <style:table-column-properties fo:break-before="auto" style:column-width="26.658cm"/>
    </style:style>
    <style:style style:name="co70" style:family="table-column">
      <style:table-column-properties fo:break-before="auto" style:column-width="27.531cm"/>
    </style:style>
    <style:style style:name="co71" style:family="table-column">
      <style:table-column-properties fo:break-before="auto" style:column-width="1.554cm"/>
    </style:style>
    <style:style style:name="co72" style:family="table-column">
      <style:table-column-properties fo:break-before="auto" style:column-width="2.08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386cm"/>
    </style:style>
    <style:style style:name="co75" style:family="table-column">
      <style:table-column-properties fo:break-before="auto" style:column-width="1.928cm"/>
    </style:style>
    <style:style style:name="co76" style:family="table-column">
      <style:table-column-properties fo:break-before="auto" style:column-width="1.365cm"/>
    </style:style>
    <style:style style:name="co77" style:family="table-column">
      <style:table-column-properties fo:break-before="auto" style:column-width="0.97cm"/>
    </style:style>
    <style:style style:name="co78" style:family="table-column">
      <style:table-column-properties fo:break-before="auto" style:column-width="5.101cm"/>
    </style:style>
    <style:style style:name="co79" style:family="table-column">
      <style:table-column-properties fo:break-before="auto" style:column-width="3.304cm"/>
    </style:style>
    <style:style style:name="co80" style:family="table-column">
      <style:table-column-properties fo:break-before="auto" style:column-width="1.284cm"/>
    </style:style>
    <style:style style:name="co81" style:family="table-column">
      <style:table-column-properties fo:break-before="auto" style:column-width="1.831cm"/>
    </style:style>
    <style:style style:name="co82" style:family="table-column">
      <style:table-column-properties fo:break-before="auto" style:column-width="1.713cm"/>
    </style:style>
    <style:style style:name="co83" style:family="table-column">
      <style:table-column-properties fo:break-before="auto" style:column-width="2.286cm"/>
    </style:style>
    <style:style style:name="co84" style:family="table-column">
      <style:table-column-properties fo:break-before="auto" style:column-width="3.052cm"/>
    </style:style>
    <style:style style:name="co85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556cm" fo:break-before="auto" style:use-optimal-row-height="tru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804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19" style:family="table-row">
      <style:table-row-properties style:row-height="3.12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572cm" fo:break-before="auto" style:use-optimal-row-height="true"/>
    </style:style>
    <style:style style:name="ro22" style:family="table-row">
      <style:table-row-properties style:row-height="1.187cm" fo:break-before="auto" style:use-optimal-row-height="true"/>
    </style:style>
    <style:style style:name="ro23" style:family="table-row">
      <style:table-row-properties style:row-height="0.531cm" fo:break-before="auto" style:use-optimal-row-height="true"/>
    </style:style>
    <style:style style:name="ro24" style:family="table-row">
      <style:table-row-properties style:row-height="2.422cm" fo:break-before="auto" style:use-optimal-row-height="true"/>
    </style:style>
    <style:style style:name="ro25" style:family="table-row">
      <style:table-row-properties style:row-height="1.473cm" fo:break-before="auto" style:use-optimal-row-height="true"/>
    </style:style>
    <style:style style:name="ro26" style:family="table-row">
      <style:table-row-properties style:row-height="0.316cm" fo:break-before="auto" style:use-optimal-row-height="false"/>
    </style:style>
    <style:style style:name="ro27" style:family="table-row">
      <style:table-row-properties style:row-height="1.947cm" fo:break-before="auto" style:use-optimal-row-height="tru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weight="bold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 style:font-size-asian="9pt" style:font-size-complex="9pt"/>
    </style:style>
    <style:style style:name="ce352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5" style:family="table-cell" style:parent-style-name="Default">
      <style:table-cell-properties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3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7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size-complex="10pt"/>
    </style:style>
    <style:style style:name="ce125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8pt" fo:font-style="normal" fo:font-weight="normal" style:font-style-asian="normal" style:font-style-complex="normal"/>
    </style:style>
    <style:style style:name="ce8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9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1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" fo:font-size="9pt" fo:font-weight="bold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48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20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1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23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25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26" style:family="table-cell" style:parent-style-name="Default">
      <style:table-cell-properties fo:border="none" style:vertical-align="middle"/>
      <style:text-properties style:font-name="Avenir"/>
    </style:style>
    <style:style style:name="ce2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82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2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8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5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520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32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33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3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"/>
    </style:style>
    <style:style style:name="ce34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344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34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347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cm"/>
      <style:text-properties style:font-name="Avenir" fo:font-size="11pt" fo:font-weight="bold" style:font-size-asian="11pt" style:font-size-complex="11pt"/>
    </style:style>
    <style:style style:name="ce348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349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59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361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6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9pt" fo:font-weight="normal" style:font-size-asian="9pt" style:font-weight-asian="normal" style:font-size-complex="9pt" style:font-weight-complex="normal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" fo:font-size="10pt" fo:font-weight="normal" style:font-size-asian="10pt" style:font-size-complex="10pt"/>
    </style:style>
    <style:style style:name="ce367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368" style:family="table-cell" style:parent-style-name="Default">
      <style:table-cell-properties fo:background-color="transparent"/>
    </style:style>
    <style:style style:name="ce371" style:family="table-cell" style:parent-style-name="Default">
      <style:table-cell-properties fo:border-bottom="2.24pt solid #000000" fo:background-color="transparent" fo:border-left="none" fo:border-right="none" fo:border-top="none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37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6"/>
    </style:style>
    <style:style style:name="ce37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6"/>
    </style:style>
    <style:style style:name="ce37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6"/>
    </style:style>
    <style:style style:name="ce37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6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300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384" style:family="table-cell" style:parent-style-name="Default">
      <style:table-cell-properties fo:border-bottom="none" fo:border-left="none" fo:border-right="2.24pt solid #000000" fo:border-top="2.24pt solid #000000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" fo:font-size="10pt" fo:font-weight="bold" style:font-size-asian="10pt" style:font-size-complex="10pt"/>
    </style:style>
    <style:style style:name="ce38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style:font-size-asian="10pt" style:font-size-complex="10pt"/>
      <style:map style:condition="cell-content()&gt;[$Alapértékek.$J$8]" style:apply-style-name="Warning_5f_szinttúlépés" style:base-cell-address="Tartalék.E26"/>
    </style:style>
    <style:style style:name="ce38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style:font-size-asian="10pt" style:font-size-complex="10pt"/>
      <style:map style:condition="cell-content()&gt;[$Alapértékek.$J$8]" style:apply-style-name="Warning_5f_szinttúlépés" style:base-cell-address="Tartalék.E26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"/>
    </style:style>
    <style:style style:name="ce3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style:font-name-asian="Arial Unicode MS" style:font-size-asian="10pt" style:font-name-complex="Tahoma1" style:font-size-complex="10pt"/>
      <style:map style:condition="cell-content()&gt;[$Alapértékek.$J$8]" style:apply-style-name="Warning_5f_szinttúlépés" style:base-cell-address="Tartalék.E26"/>
    </style:style>
    <style:style style:name="ce39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393" style:family="table-cell" style:parent-style-name="Default">
      <style:table-cell-properties fo:border-bottom="2.24pt solid #000000" fo:border-left="2.24pt solid #000000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39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39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/>
    </style:style>
    <style:style style:name="ce39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/>
    </style:style>
    <style:style style:name="ce397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/>
    </style:style>
    <style:style style:name="ce398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400" style:family="table-cell" style:parent-style-name="Default">
      <style:table-cell-properties fo:border-bottom="2.24pt solid #000000" fo:border-left="none" fo:border-right="none" fo:border-top="2.24pt solid #000000"/>
    </style:style>
    <style:style style:name="ce401" style:family="table-cell" style:parent-style-name="Default">
      <style:table-cell-properties fo:border-bottom="none" fo:border-left="none" fo:border-right="none" fo:border-top="2.24pt solid #000000"/>
    </style:style>
    <style:style style:name="ce4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40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4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style:font-name="Avenir"/>
    </style:style>
    <style:style style:name="ce4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0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/>
    </style:style>
    <style:style style:name="ce40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4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4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9" style:family="table-cell" style:parent-style-name="Default">
      <style:table-cell-properties fo:border-bottom="2.24pt solid #000000" fo:background-color="#ccffff" style:text-align-source="fix" style:repeat-content="false" fo:wrap-option="wrap" fo:border-left="0.06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start" fo:margin-left="0cm"/>
      <style:text-properties style:font-name="Avenir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"/>
    </style:style>
    <style:style style:name="ce42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start" fo:margin-left="0cm"/>
      <style:text-properties style:font-name="Avenir"/>
    </style:style>
    <style:style style:name="ce42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"/>
    </style:style>
    <style:style style:name="ce42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/>
    </style:style>
    <style:style style:name="ce43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style="normal" fo:font-weight="bold" style:font-size-asian="11pt" style:font-style-asian="normal" style:font-size-complex="11pt" style:font-style-complex="normal"/>
    </style:style>
    <style:style style:name="ce439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444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46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77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79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511" style:family="table-cell" style:parent-style-name="Default">
      <style:text-properties style:font-name="Avenir1" fo:font-style="normal" style:font-style-asian="normal" style:font-style-complex="normal"/>
    </style:style>
    <style:style style:name="ce5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4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9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53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32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1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tyle="normal" style:font-style-asian="normal" style:font-style-complex="normal"/>
    </style:style>
    <style:style style:name="ce542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5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55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5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5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tyle="normal" style:font-style-asian="normal" style:font-style-complex="normal"/>
    </style:style>
    <style:style style:name="ce57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57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58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6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63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1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1" fo:font-style="normal" style:font-style-asian="normal" style:font-style-complex="normal"/>
    </style:style>
    <style:style style:name="ce64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3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1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732" style:family="table-cell" style:parent-style-name="Default" style:data-style-name="N21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7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1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75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76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821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1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1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3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5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1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99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" fo:font-size="11pt" fo:font-weight="bold" style:font-size-asian="11pt" style:font-size-complex="11pt"/>
    </style:style>
    <style:style style:name="ce100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014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9pt"/>
    </style:style>
    <style:style style:name="ce101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"/>
    </style:style>
    <style:style style:name="ce10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style:font-size-asian="10pt" style:font-size-complex="10pt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E$19]&gt;[.$D$19])" style:apply-style-name="Warning_5f_Fortély" style:base-cell-address="Misztikus.F18"/>
      <style:map style:condition="cell-content()&lt;0" style:apply-style-name="Warning_5f_negativ" style:base-cell-address="Misztikus.F18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9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  <style:text-properties fo:color="#ffffff" style:font-name="Avenir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" fo:font-size="9pt" fo:font-weight="bold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" fo:font-size="9pt" fo:font-weight="bold"/>
      <style:map style:condition="cell-content()&lt;0" style:apply-style-name="Warning_5f_maradt" style:base-cell-address="Misztikus.L3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152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153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154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15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1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6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1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8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9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7pt" fo:font-weight="bold" style:font-size-asian="7pt" style:font-weight-asian="bold" style:font-size-complex="7pt" style:font-weight-complex="bold"/>
    </style:style>
    <style:style style:name="ce14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40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0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/>
    </style:style>
    <style:style style:name="ce14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6" style:family="table-cell" style:parent-style-name="Default">
      <style:table-cell-properties fo:border="0.06pt solid #000000" style:vertical-align="middle"/>
      <style:text-properties style:font-name="Avenir" fo:font-size="9pt" style:font-size-asian="9pt" style:font-size-complex="9pt"/>
    </style:style>
    <style:style style:name="ce141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1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2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4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4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4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4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4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4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69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7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7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7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7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4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80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8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8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487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489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40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8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43" style:family="table-cell" style:parent-style-name="Default">
      <style:table-cell-properties fo:border-bottom="none" fo:background-color="transparent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4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0" style:family="table-cell" style:parent-style-name="Default">
      <style:table-cell-properties fo:border-bottom="none" fo:border-left="0.74pt solid #000000" fo:border-right="0.74pt solid #000000" fo:border-top="none"/>
    </style:style>
    <style:style style:name="ce1554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3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25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11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16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255" style:family="table-cell" style:parent-style-name="Default">
      <style:table-cell-properties fo:background-color="transparent" style:vertical-align="middle"/>
    </style:style>
    <style:style style:name="ce1557" style:family="table-cell" style:parent-style-name="Default">
      <style:table-cell-properties fo:border-bottom="none" fo:background-color="#cccccc" fo:border-left="0.74pt solid #000000" fo:border-right="none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160" style:family="table-cell" style:parent-style-name="Default">
      <style:table-cell-properties fo:border-bottom="none" fo:border-left="0.74pt solid #000000" fo:border-right="none" fo:border-top="none"/>
    </style:style>
    <style:style style:name="ce1258" style:family="table-cell" style:parent-style-name="Default">
      <style:table-cell-properties fo:border-bottom="none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9" style:family="table-cell" style:parent-style-name="Default">
      <style:table-cell-properties fo:border-bottom="0.74pt solid #000000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63" style:family="table-cell" style:parent-style-name="Default">
      <style:table-cell-properties fo:border-bottom="none" fo:background-color="transparent" fo:border-left="0.74pt solid #000000" fo:border-right="none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26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1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168" style:family="table-cell" style:parent-style-name="Default">
      <style:table-cell-properties fo:border-bottom="none" fo:border-left="none" fo:border-right="0.74pt solid #000000" fo:border-top="none"/>
    </style:style>
    <style:style style:name="ce156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17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17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28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1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18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190" style:family="table-cell" style:parent-style-name="Default">
      <style:table-cell-properties fo:border="none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18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385" style:family="table-cell" style:parent-style-name="Default">
      <style:table-cell-properties fo:border="none"/>
    </style:style>
    <style:style style:name="ce138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"/>
    </style:style>
    <style:style style:name="ce13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3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30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384" style:family="table-cell" style:parent-style-name="Default">
      <style:table-cell-properties style:vertical-align="middle"/>
      <style:text-properties style:font-name="Avenir1"/>
    </style:style>
    <style:style style:name="ce1390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3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ackground-color="transparent" style:vertical-align="middle"/>
      <style:text-properties style:font-name="Avenir1"/>
    </style:style>
    <style:style style:name="ce13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3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13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1"/>
    </style:style>
    <style:style style:name="ce13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400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401" style:family="table-cell" style:parent-style-name="Default">
      <style:table-cell-properties style:vertical-align="middle"/>
      <style:text-properties style:use-window-font-color="true" style:font-name="Avenir1"/>
    </style:style>
    <style:style style:name="ce1407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1408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4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6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560" style:family="table-cell" style:parent-style-name="Default">
      <style:table-cell-properties fo:wrap-option="wrap" style:vertical-align="middle"/>
    </style:style>
    <style:style style:name="ce1565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566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567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569" style:family="table-cell" style:parent-style-name="Default" style:data-style-name="N100">
      <style:text-properties style:font-name="Avenir" fo:font-weight="bold"/>
    </style:style>
    <style:style style:name="ce1570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571" style:family="table-cell" style:parent-style-name="Default" style:data-style-name="N100">
      <style:text-properties style:font-name="Avenir" fo:font-weight="normal"/>
    </style:style>
    <style:style style:name="ce1572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573" style:family="table-cell" style:parent-style-name="Default" style:data-style-name="N100">
      <style:text-properties fo:color="#ff0000" style:font-name="Avenir" fo:font-weight="bold"/>
    </style:style>
    <style:style style:name="ce1575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586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587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7pt"/>
    </style:style>
    <style:style style:name="ce14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1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50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6e6e6" style:font-name="Avenir1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1" fo:font-weight="bold"/>
    </style:style>
    <style:style style:name="ce150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1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485" style:family="table-cell" style:parent-style-name="Default">
      <style:table-cell-properties fo:wrap-option="wrap" style:vertical-align="middle"/>
      <style:text-properties style:font-name="Avenir1"/>
    </style:style>
    <style:style style:name="ce150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51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51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51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1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1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1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1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521" style:family="table-cell" style:parent-style-name="Default">
      <style:table-cell-properties fo:border="0.06pt solid #000000" style:vertical-align="middle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2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1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52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5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1287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5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8pt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8pt"/>
    </style:style>
    <style:style style:name="ce154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388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1"/>
    </style:style>
    <style:style style:name="ce157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1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1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3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5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1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1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62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1"/>
    </style:style>
    <style:style style:name="ce162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1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1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62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1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1"/>
    </style:style>
    <style:style style:name="ce1357" style:family="table-cell" style:parent-style-name="Default">
      <style:table-cell-properties fo:border="none" style:vertical-align="middle"/>
      <style:text-properties style:font-name="Avenir1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1"/>
    </style:style>
    <style:style style:name="ce16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1"/>
    </style:style>
    <style:style style:name="ce163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10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" style:family="text">
      <style:text-properties fo:font-size="7pt"/>
    </style:style>
    <style:style style:name="T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" style:family="text">
      <style:text-properties style:font-name="Avenir"/>
    </style:style>
    <style:style style:name="T1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2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3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20" style:family="text">
      <style:text-properties fo:color="#bf0041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ff0000" fo:font-weight="bold" style:font-weight-asian="bold" style:font-weight-complex="bold"/>
    </style:style>
    <style:style style:name="T2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6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2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5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40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6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6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I8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9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30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Tartalék.H21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artalék.I20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0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1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3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4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5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6" table:condition="of:cell-content-is-in-list(szekunder_atfogo)" table:allow-empty-cell="true" table:display-list="unsorted" table:base-cell-address="Tartalék.A26">
          <table:error-message table:message-type="stop" table:display="true"/>
        </table:content-validation>
        <table:content-validation table:name="val67" table:condition="of:cell-content-is-in-list(szekunder_atlagos)" table:allow-empty-cell="true" table:display-list="unsorted" table:base-cell-address="Tartalék.H16">
          <table:error-message table:message-type="stop" table:display="true"/>
        </table:content-validation>
        <table:content-validation table:name="val68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9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0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4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5" table:condition="of:cell-content-is-in-list(&quot;Faj&quot;;&quot;Szabad&quot;;&quot;Bónusz&quot;;&quot;Leíró&quot;;&quot;Karma&quot;)" table:allow-empty-cell="true" table:display-list="unsorted" table:base-cell-address="Tartalék.D30">
          <table:error-message table:message-type="stop" table:display="true"/>
        </table:content-validation>
        <table:content-validation table:name="val76" table:base-cell-address="Tartalék.H26">
          <table:error-message table:message-type="stop" table:display="true"/>
        </table:content-validation>
        <table:content-validation table:name="val77" table:condition="of:cell-content-is-in-list(hatterek)" table:allow-empty-cell="true" table:display-list="unsorted" table:base-cell-address="Tartalék.A30">
          <table:error-message table:message-type="stop" table:display="true"/>
        </table:content-validation>
        <table:content-validation table:name="val78" table:base-cell-address="Tartalék.I26">
          <table:error-message table:message-type="stop" table:display="true"/>
        </table:content-validation>
        <table:content-validation table:name="val79" table:condition="of:cell-content-is-in-list(kulturkorok)" table:allow-empty-cell="true" table:display-list="unsorted" table:base-cell-address="Tartalék.I26">
          <table:error-message table:message-type="stop" table:display="true"/>
        </table:content-validation>
        <table:content-validation table:name="val80" table:base-cell-address="Tartalék.I34">
          <table:error-message table:message-type="stop" table:display="true"/>
        </table:content-validation>
        <table:content-validation table:name="val81" table:base-cell-address="Tartalék.J9">
          <table:help-message table:title="Fok" table:display="true">
            <text:p>1. Faj</text:p>
            <text:p><text:s text:c="4"/>Egyet vehetsz fel, ingyenes</text:p>
            <text:p>2. Szabad Háttér</text:p>
            <text:p><text:s text:c="2"/>a.) KM adja ingyen</text:p>
            <text:p><text:s text:c="2"/>b.) Szabad Pontokból (SzP) költesz rá.</text:p>
            <text:p><text:s text:c="7"/>Az egyes Szabad Hátterek max foka a leírásukban.</text:p>
            <text:p>3. Bónusz Háttér</text:p>
            <text:p><text:s text:c="4"/>Képzettségek 9, 12, 15. szintjén kapod</text:p>
            <text:p><text:s text:c="4"/>automatikusan, ingyen</text:p>
            <text:p>4. Leíró Háttér</text:p>
            <text:p><text:s text:c="4"/>Bármennyit felvehetsz, ingyenes.</text:p>
            <text:p>5. Karma Háttér</text:p>
            <text:p><text:s text:c="4"/>KM adhatja súlyos, meghatározó</text:p>
            <text:p><text:s text:c="4"/>kaland események után. Aurán látszik.</text:p>
          </table:help-message>
          <table:error-message table:message-type="stop" table:display="true"/>
        </table:content-validation>
        <table:content-validation table:name="val82" table:base-cell-address="Tartalék.J34">
          <table:help-message table:title="1.Tapasztali szinten: 6 SzP" table:display="true">
            <text:p>1. Tapasztalati Szinten kapsz 6 Szabad Pontot,</text:p>
            <text:p>amit csak Kultúrkörre (3) és/vagy</text:p>
            <text:p>Helyismeretre (3) költhetsz.</text:p>
          </table:help-message>
          <table:error-message table:message-type="stop" table:display="true"/>
        </table:content-validation>
        <table:content-validation table:name="val83" table:condition="of:cell-content-is-in-list(&quot;&quot;;&quot;1&quot;;&quot;2&quot;;&quot;3&quot;;&quot;&quot;)" table:allow-empty-cell="true" table:display-list="unsorted" table:base-cell-address="Tartalék.J27">
          <table:error-message table:message-type="stop" table:display="true"/>
        </table:content-validation>
        <table:content-validation table:name="val84" table:condition="of:cell-content-is-in-list(&quot;1&quot;;&quot;2&quot;;&quot;3&quot;)" table:allow-empty-cell="true" table:display-list="unsorted" table:base-cell-address="Tartalék.J27">
          <table:error-message table:message-type="stop" table:display="true"/>
        </table:content-validation>
        <table:content-validation table:name="val85" table:condition="of:cell-content-is-in-list(&quot;1&quot;;&quot;2&quot;;&quot;3&quot;)" table:allow-empty-cell="true" table:display-list="unsorted" table:base-cell-address="Tartalék.J35">
          <table:error-message table:message-type="stop" table:display="true"/>
        </table:content-validation>
        <table:content-validation table:name="val8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87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8" table:base-cell-address="Tartalék.A25">
          <table:help-message table:display="true"/>
          <table:error-message table:message-type="stop" table:display="true"/>
        </table:content-validation>
        <table:content-validation table:name="val89" table:condition="of:cell-content-is-in-list(tavolsagi_fegyverek_nev)" table:allow-empty-cell="true" table:display-list="sort-ascending" table:base-cell-address="Misztikus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0" table:condition="of:cell-content-is-in-list(tavolsagi_fegyverek_nev)" table:allow-empty-cell="true" table:display-list="sort-ascending" table:base-cell-address="Misztikus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1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2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3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4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5" table:base-cell-address="Tartalék.E26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6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97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9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99" table:base-cell-address="Tartalé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2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3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4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5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06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0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0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0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11" table:condition="of:cell-content-is-decimal-number() and cell-content-is-between(0,3)" table:allow-empty-cell="true" table:base-cell-address="Tartalék.C2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12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13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14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15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17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18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9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0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21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22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2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2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29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30" table:base-cell-address="Tartalé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3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32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3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3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3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40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41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42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3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44" table:base-cell-address="Tartalék.H8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45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46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47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48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50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1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52" table:condition="of:cell-content-is-in-list(tradiciok)" table:allow-empty-cell="true" table:display-list="unsorted" table:base-cell-address="Misztikus.A7">
          <table:error-message table:message-type="stop" table:display="true"/>
        </table:content-validation>
        <table:content-validation table:name="val153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54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55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56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57" table:base-cell-address="Képzettséglista.F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58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5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60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number-columns-repeated="2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number-columns-repeated="2" table:default-cell-style-name="ce352"/>
        <table:table-column table:style-name="co8" table:default-cell-style-name="ce352"/>
        <table:table-column table:style-name="co4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20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515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515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515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15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515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35"/>
          <table:table-cell table:style-name="ce147" table:content-validation-name="val46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Tartalék.F26:.F32])+SUM([$Tartalék.F26:.F29])+SUM([$Tartalék.F32:.F41])" office:value-type="float" office:value="0" calcext:value-type="float">
            <text:p>0</text:p>
          </table:table-cell>
          <table:table-cell table:style-name="ce515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515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29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515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1"/>
          <table:table-cell table:style-name="ce151" table:content-validation-name="val47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2">Harcmodor képzettségek (Átfogó) </text:span><text:span text:style-name="T3">🅿️</text:span></text:p>
          </table:table-cell>
          <table:covered-table-cell table:style-name="ce201"/>
          <table:covered-table-cell table:style-name="ce219"/>
          <table:covered-table-cell table:style-name="ce226"/>
          <table:covered-table-cell table:style-name="ce155"/>
          <table:table-cell table:style-name="ce515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39"/>
          <table:table-cell table:style-name="ce143" office:value-type="string" calcext:value-type="string">
            <text:p>MP</text:p>
          </table:table-cell>
          <table:table-cell table:style-name="ce239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515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50" table:content-validation-name="val56"/>
          <table:table-cell table:style-name="ce220" table:content-validation-name="val59" table:formula="of:=[.$J16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515" table:number-columns-repeated="2"/>
          <table:table-cell table:style-name="ce5" table:number-columns-repeated="16371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2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50" table:content-validation-name="val56"/>
          <table:table-cell table:style-name="ce220" table:content-validation-name="val59" table:formula="of:=[.$J17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515" table:number-columns-repeated="2"/>
          <table:table-cell table:style-name="ce267"/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63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50" table:content-validation-name="val56"/>
          <table:table-cell table:style-name="ce220" table:content-validation-name="val59" table:formula="of:=[.$J18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515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6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50" table:content-validation-name="val56"/>
          <table:table-cell table:style-name="ce220" table:content-validation-name="val59" table:formula="of:=[.$J19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515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6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50" table:content-validation-name="val57"/>
          <table:table-cell table:style-name="ce220" table:content-validation-name="val59" table:formula="of:=[.$J20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515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6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50" table:content-validation-name="val57"/>
          <table:table-cell table:style-name="ce220" table:content-validation-name="val59" table:formula="of:=[.$J21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6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50" table:content-validation-name="val57"/>
          <table:table-cell table:style-name="ce220" table:content-validation-name="val59" table:formula="of:=[.$J22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515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515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6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50" table:content-validation-name="val57"/>
          <table:table-cell table:style-name="ce220" table:content-validation-name="val59" table:formula="of:=[.$J23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515" office:value-type="string" calcext:value-type="string">
            <text:p>Össz harcmodor</text:p>
          </table:table-cell>
          <table:table-cell table:style-name="ce515" table:formula="of:=SUM([.K16:.K23])" office:value-type="float" office:value="0" calcext:value-type="float">
            <text:p>0</text:p>
          </table:table-cell>
          <table:table-cell table:style-name="ce515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63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50" table:content-validation-name="val57"/>
          <table:table-cell table:style-name="ce220" table:content-validation-name="val59" table:formula="of:=[.$J24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515" table:content-validation-name="val62" office:value-type="string" calcext:value-type="string">
            <text:p>Primer képzettség</text:p>
          </table:table-cell>
          <table:table-cell table:style-name="ce515" table:formula="of:=SUM([.K28:.K29])+SUM([.K38:.K41])" office:value-type="float" office:value="0" calcext:value-type="float">
            <text:p>0</text:p>
          </table:table-cell>
          <table:table-cell table:style-name="ce515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6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515" office:value-type="string" calcext:value-type="string">
            <text:p>Mesterfegyver</text:p>
          </table:table-cell>
          <table:table-cell table:style-name="ce515" table:formula="of:=[.E53]" office:value-type="float" office:value="0" calcext:value-type="float">
            <text:p>0</text:p>
          </table:table-cell>
          <table:table-cell table:style-name="ce515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515" office:value-type="string" calcext:value-type="string">
            <text:p>Primer Fortélyok</text:p>
          </table:table-cell>
          <table:table-cell table:style-name="ce515" table:formula="of:=SUM([.E33:.E42])" office:value-type="float" office:value="0" calcext:value-type="float">
            <text:p>0</text:p>
          </table:table-cell>
          <table:table-cell table:style-name="ce515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515" office:value-type="string" calcext:value-type="string">
            <text:p>Pszí + Mágia</text:p>
          </table:table-cell>
          <table:table-cell table:style-name="ce515" table:formula="of:=[$Misztikus.E3]" office:value-type="float" office:value="0" calcext:value-type="float">
            <text:p>0</text:p>
          </table:table-cell>
          <table:table-cell table:style-name="ce515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148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4" table:content-validation-name="val57"/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4" table:content-validation-name="val57"/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2" office:value-type="string" calcext:value-type="string">
            <text:p>Max</text:p>
          </table:table-cell>
          <table:table-cell table:style-name="ce62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office:value-type="string" calcext:value-type="string" table:number-columns-spanned="2" table:number-rows-spanned="1">
            <text:p>Vértviselet</text:p>
          </table:table-cell>
          <table:covered-table-cell/>
          <table:table-cell table:style-name="ce71" table:content-validation-name="val23" office:value-type="float" office:value="3" calcext:value-type="float">
            <text:p>3</text:p>
          </table:table-cell>
          <table:table-cell table:style-name="ce100" table:content-validation-name="val34"/>
          <table:table-cell table:style-name="ce159" table:content-validation-name="val45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71" table:content-validation-name="val24" office:value-type="float" office:value="4" calcext:value-type="float">
            <text:p>4</text:p>
          </table:table-cell>
          <table:table-cell table:style-name="ce100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71" table:content-validation-name="val25" office:value-type="float" office:value="1" calcext:value-type="float">
            <text:p>1</text:p>
          </table:table-cell>
          <table:table-cell table:style-name="ce100" table:content-validation-name="val35"/>
          <table:table-cell table:style-name="ce159" table:content-validation-name="val45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54" table:content-validation-name="val51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71" table:content-validation-name="val26" office:value-type="float" office:value="2" calcext:value-type="float">
            <text:p>2</text:p>
          </table:table-cell>
          <table:table-cell table:style-name="ce100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208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4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71" table:content-validation-name="val27" office:value-type="float" office:value="2" calcext:value-type="float">
            <text:p>2</text:p>
          </table:table-cell>
          <table:table-cell table:style-name="ce100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4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71" table:content-validation-name="val28" office:value-type="float" office:value="3" calcext:value-type="float">
            <text:p>3</text:p>
          </table:table-cell>
          <table:table-cell table:style-name="ce100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4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71" table:content-validation-name="val29" office:value-type="float" office:value="1" calcext:value-type="float">
            <text:p>1</text:p>
          </table:table-cell>
          <table:table-cell table:style-name="ce100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number-columns-spanned="2" table:number-rows-spanned="1"/>
          <table:covered-table-cell/>
          <table:table-cell table:style-name="ce120" table:content-validation-name="val30"/>
          <table:table-cell table:style-name="ce100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number-columns-spanned="2" table:number-rows-spanned="1"/>
          <table:covered-table-cell/>
          <table:table-cell table:style-name="ce120" table:content-validation-name="val30"/>
          <table:table-cell table:style-name="ce100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number-columns-spanned="2" table:number-rows-spanned="1"/>
          <table:covered-table-cell/>
          <table:table-cell table:style-name="ce120" table:content-validation-name="val30"/>
          <table:table-cell table:style-name="ce100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number-columns-spanned="2" table:number-rows-spanned="1"/>
          <table:covered-table-cell/>
          <table:table-cell table:style-name="ce120" table:content-validation-name="val30"/>
          <table:table-cell table:style-name="ce100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208" office:value-type="string" calcext:value-type="string" table:number-columns-spanned="3" table:number-rows-spanned="1">
            <text:p><text:span text:style-name="T4">Nyomozás</text:span><text:span text:style-name="T5"> 🅿️</text:span></text:p>
          </table:table-cell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208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100" table:content-validation-name="val40"/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208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100" table:content-validation-name="val30"/>
          <table:table-cell table:style-name="ce159" table:content-validation-name="val45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208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100" table:content-validation-name="val30"/>
          <table:table-cell table:style-name="ce159" table:content-validation-name="val45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208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100" table:content-validation-name="val30"/>
          <table:table-cell table:style-name="ce159" table:content-validation-name="val45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208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100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208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100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208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100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208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100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208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208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208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208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2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08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35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48"/>
          <table:table-cell table:style-name="ce5"/>
          <table:table-cell table:style-name="ce208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08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1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84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1" table:content-validation-name="val33"/>
          <table:table-cell table:style-name="ce91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84"/>
          <table:covered-table-cell table:style-name="Default"/>
          <table:table-cell table:style-name="ce282" office:value-type="string" calcext:value-type="string" table:number-columns-spanned="2" table:number-rows-spanned="1">
            <text:p>Fok</text:p>
          </table:table-cell>
          <table:covered-table-cell table:style-name="ce28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1" table:content-validation-name="val33"/>
          <table:table-cell table:style-name="ce91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87" table:content-validation-name="val61" office:value-type="string" calcext:value-type="string" table:number-columns-spanned="2" table:number-rows-spanned="1">
            <text:p>alap</text:p>
          </table:table-cell>
          <table:covered-table-cell table:style-name="ce287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1" table:content-validation-name="val33"/>
          <table:table-cell table:style-name="ce91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7" table:content-validation-name="val61" table:number-columns-spanned="2" table:number-rows-spanned="1"/>
          <table:covered-table-cell table:style-name="ce287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1" table:content-validation-name="val33"/>
          <table:table-cell table:style-name="ce91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7" table:content-validation-name="val61" table:number-columns-spanned="2" table:number-rows-spanned="1"/>
          <table:covered-table-cell table:style-name="ce287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1" table:content-validation-name="val33"/>
          <table:table-cell table:style-name="ce91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7" table:content-validation-name="val61" table:number-columns-spanned="2" table:number-rows-spanned="1"/>
          <table:covered-table-cell table:style-name="ce287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1" table:content-validation-name="val33"/>
          <table:table-cell table:style-name="ce91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7" table:content-validation-name="val61" table:number-columns-spanned="2" table:number-rows-spanned="1"/>
          <table:covered-table-cell table:style-name="ce287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1" table:content-validation-name="val33"/>
          <table:table-cell table:style-name="ce91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7" table:content-validation-name="val61" table:number-columns-spanned="2" table:number-rows-spanned="1"/>
          <table:covered-table-cell table:style-name="ce287" table:content-validation-name="val61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2" table:content-validation-name="val33"/>
          <table:table-cell table:style-name="ce92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288" table:content-validation-name="val61" table:number-columns-spanned="2" table:number-rows-spanned="1"/>
          <table:covered-table-cell table:style-name="ce288" table:content-validation-name="val61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29 Alapértékek.J38:Alapértékek.J41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0:Alapértékek.J35 Alapértékek.J42:Alapértékek.J58">
            <calcext:condition calcext:apply-style-name="Warning_szinttúlépés" calcext:value="&gt;[$Alapértékek.$J$8]" calcext:base-cell-address="Alapértékek.J30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414"/>
        <table:table-column table:style-name="co12" table:default-cell-style-name="Default"/>
        <table:table-row table:style-name="ro3">
          <table:table-cell table:style-name="ce327" table:content-validation-name="val53" office:value-type="string" calcext:value-type="string" table:number-columns-spanned="9" table:number-rows-spanned="1">
            <text:p>Tartalék lap képzettségek, fortélyok számára, Hátterek</text:p>
          </table:table-cell>
          <table:covered-table-cell table:style-name="ce6"/>
          <table:covered-table-cell table:number-columns-repeated="5" table:style-name="ce6" table:content-validation-name="val53"/>
          <table:covered-table-cell table:number-columns-repeated="2"/>
          <table:table-cell table:number-columns-repeated="3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5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393" office:value-type="string" calcext:value-type="string" table:number-columns-spanned="2" table:number-rows-spanned="1">
            <text:p>Összes Szabad Pont</text:p>
          </table:table-cell>
          <table:covered-table-cell table:style-name="ce400"/>
          <table:table-cell table:style-name="ce400"/>
          <table:table-cell table:style-name="ce419" table:content-validation-name="val45" table:formula="of:=[$KP_tablazat.O22]+([$Alapértékek.D8]*[$KP_tablazat.O23])" office:value-type="float" office:value="16" calcext:value-type="float">
            <text:p>16</text:p>
          </table:table-cell>
          <table:table-cell table:style-name="ce6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3"/>
          <table:table-cell table:number-columns-repeated="5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6"/>
          <table:table-cell table:style-name="ce350" table:content-validation-name="val73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393" office:value-type="string" calcext:value-type="string" table:number-columns-spanned="2" table:number-rows-spanned="1">
            <text:p>Maradt Szabad Pont</text:p>
          </table:table-cell>
          <table:covered-table-cell table:style-name="ce400"/>
          <table:table-cell table:style-name="ce400"/>
          <table:table-cell table:style-name="ce419" table:content-validation-name="val45"/>
          <table:table-cell/>
        </table:table-row>
        <table:table-row table:style-name="ro1">
          <table:table-cell table:style-name="ce6" table:content-validation-name="val53" table:number-columns-spanned="6" table:number-rows-spanned="1"/>
          <table:covered-table-cell table:number-columns-repeated="5" table:style-name="ce6" table:content-validation-name="val53"/>
          <table:table-cell table:style-name="ce355" table:content-validation-name="val53"/>
          <table:table-cell table:number-columns-repeated="5"/>
        </table:table-row>
        <table:table-row table:style-name="ro3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6"/>
          <table:table-cell table:style-name="ce355" table:content-validation-name="val53"/>
          <table:table-cell table:style-name="ce394" office:value-type="string" calcext:value-type="string" table:number-columns-spanned="4" table:number-rows-spanned="1">
            <text:p>Hátterek</text:p>
          </table:table-cell>
          <table:covered-table-cell table:number-columns-repeated="2" table:style-name="ce401"/>
          <table:covered-table-cell table:style-name="ce421"/>
          <table:table-cell/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395" office:value-type="string" calcext:value-type="string">
            <text:p>Típusa</text:p>
          </table:table-cell>
          <table:table-cell table:style-name="ce402" office:value-type="string" calcext:value-type="string">
            <text:p>Háttér neve</text:p>
          </table:table-cell>
          <table:table-cell table:style-name="ce402" office:value-type="string" calcext:value-type="string">
            <text:p>Fok</text:p>
          </table:table-cell>
          <table:table-cell table:style-name="ce422" office:value-type="string" calcext:value-type="string">
            <text:p>Hatása, leírása, eredete</text:p>
          </table:table-cell>
          <table:table-cell/>
        </table:table-row>
        <table:table-row table:style-name="ro1">
          <table:table-cell table:style-name="ce272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9]) ;&quot;&quot;;VLOOKUP([.$A9];fortelyok_altalanos_full;2;0))">
            <text:p/>
          </table:table-cell>
          <table:table-cell table:style-name="ce100" table:content-validation-name="val53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403" table:content-validation-name="val77"/>
          <table:table-cell table:style-name="ce403" table:content-validation-name="val81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0]) ;&quot;&quot;;VLOOKUP([.$A10];fortelyok_altalanos_full;2;0))">
            <text:p/>
          </table:table-cell>
          <table:table-cell table:style-name="ce100" table:content-validation-name="val53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403" table:content-validation-name="val77"/>
          <table:table-cell table:style-name="ce403" table:content-validation-name="val81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1]) ;&quot;&quot;;VLOOKUP([.$A11];fortelyok_altalanos_full;2;0))">
            <text:p/>
          </table:table-cell>
          <table:table-cell table:style-name="ce100" table:content-validation-name="val53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403" table:content-validation-name="val77"/>
          <table:table-cell table:style-name="ce403" table:content-validation-name="val81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2]) ;&quot;&quot;;VLOOKUP([.$A12];fortelyok_altalanos_full;2;0))">
            <text:p/>
          </table:table-cell>
          <table:table-cell table:style-name="ce100" table:content-validation-name="val53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403" table:content-validation-name="val77"/>
          <table:table-cell table:style-name="ce403" table:content-validation-name="val81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3]) ;&quot;&quot;;VLOOKUP([.$A13];fortelyok_altalanos_full;2;0))">
            <text:p/>
          </table:table-cell>
          <table:table-cell table:style-name="ce100" table:content-validation-name="val53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403" table:content-validation-name="val77"/>
          <table:table-cell table:style-name="ce403" table:content-validation-name="val81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4]) ;&quot;&quot;;VLOOKUP([.$A14];fortelyok_altalanos_full;2;0))">
            <text:p/>
          </table:table-cell>
          <table:table-cell table:style-name="ce100" table:content-validation-name="val53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403" table:content-validation-name="val77"/>
          <table:table-cell table:style-name="ce403" table:content-validation-name="val81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5]) ;&quot;&quot;;VLOOKUP([.$A15];fortelyok_altalanos_full;2;0))">
            <text:p/>
          </table:table-cell>
          <table:table-cell table:style-name="ce100" table:content-validation-name="val53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403" table:content-validation-name="val77"/>
          <table:table-cell table:style-name="ce403" table:content-validation-name="val81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6]) ;&quot;&quot;;VLOOKUP([.$A16];fortelyok_altalanos_full;2;0))">
            <text:p/>
          </table:table-cell>
          <table:table-cell table:style-name="ce100" table:content-validation-name="val53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403" table:content-validation-name="val77"/>
          <table:table-cell table:style-name="ce403" table:content-validation-name="val81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7]) ;&quot;&quot;;VLOOKUP([.$A17];fortelyok_altalanos_full;2;0))">
            <text:p/>
          </table:table-cell>
          <table:table-cell table:style-name="ce100" table:content-validation-name="val53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403" table:content-validation-name="val77"/>
          <table:table-cell table:style-name="ce403" table:content-validation-name="val81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8]) ;&quot;&quot;;VLOOKUP([.$A18];fortelyok_altalanos_full;2;0))">
            <text:p/>
          </table:table-cell>
          <table:table-cell table:style-name="ce100" table:content-validation-name="val53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403" table:content-validation-name="val77"/>
          <table:table-cell table:style-name="ce403" table:content-validation-name="val81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9]) ;&quot;&quot;;VLOOKUP([.$A19];fortelyok_altalanos_full;2;0))">
            <text:p/>
          </table:table-cell>
          <table:table-cell table:style-name="ce100" table:content-validation-name="val53"/>
          <table:table-cell table:style-name="ce299" table:content-validation-name="val45" table:formula="of:=[.$E19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403" table:content-validation-name="val77"/>
          <table:table-cell table:style-name="ce403" table:content-validation-name="val81"/>
          <table:table-cell table:style-name="ce425"/>
          <table:table-cell/>
        </table:table-row>
        <table:table-row table:style-name="ro2">
          <table:table-cell table:style-name="ce337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69" office:value-type="float" office:value="5" calcext:value-type="float">
            <text:p>5</text:p>
          </table:table-cell>
          <table:table-cell table:style-name="ce100" table:content-validation-name="val70"/>
          <table:table-cell table:style-name="ce300" table:content-validation-name="val45" table:formula="of:=-[.$E20]*[$KP_tablazat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403" table:content-validation-name="val77"/>
          <table:table-cell table:style-name="ce403" table:content-validation-name="val81"/>
          <table:table-cell table:style-name="ce425"/>
          <table:table-cell/>
        </table:table-row>
        <table:table-row table:style-name="ro2">
          <table:table-cell table:style-name="ce337" table:content-validation-name="val64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68"/>
          <table:covered-table-cell table:style-name="ce560"/>
          <table:table-cell table:style-name="ce121" table:content-validation-name="val69" office:value-type="float" office:value="1" calcext:value-type="float">
            <text:p>1</text:p>
          </table:table-cell>
          <table:table-cell table:style-name="ce100" table:content-validation-name="val71"/>
          <table:table-cell table:style-name="ce300" table:content-validation-name="val45" table:formula="of:=-[.$E21]*[$KP_tablazat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403" table:content-validation-name="val77"/>
          <table:table-cell table:style-name="ce403" table:content-validation-name="val81"/>
          <table:table-cell table:style-name="ce425"/>
          <table:table-cell/>
        </table:table-row>
        <table:table-row table:style-name="ro2">
          <table:table-cell table:style-name="ce337" table:content-validation-name="val65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68"/>
          <table:covered-table-cell table:style-name="ce560"/>
          <table:table-cell table:style-name="ce121" table:content-validation-name="val69" office:value-type="float" office:value="1" calcext:value-type="float">
            <text:p>1</text:p>
          </table:table-cell>
          <table:table-cell table:style-name="ce100" table:content-validation-name="val72"/>
          <table:table-cell table:style-name="ce300" table:content-validation-name="val45" table:formula="of:=-[.$E22]*[$KP_tablazat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403" table:content-validation-name="val77"/>
          <table:table-cell table:style-name="ce403" table:content-validation-name="val81"/>
          <table:table-cell table:style-name="ce425"/>
          <table:table-cell/>
        </table:table-row>
        <table:table-row table:style-name="ro2">
          <table:table-cell table:style-name="ce340" table:content-validation-name="val53"/>
          <table:table-cell table:style-name="ce359" table:content-validation-name="val53"/>
          <table:table-cell table:style-name="ce365" table:content-validation-name="val53"/>
          <table:table-cell table:style-name="ce367" table:content-validation-name="val53"/>
          <table:table-cell table:style-name="ce359" table:content-validation-name="val53"/>
          <table:table-cell table:style-name="ce365" table:content-validation-name="val53"/>
          <table:table-cell table:style-name="ce520"/>
          <table:table-cell table:style-name="ce396" table:content-validation-name="val75"/>
          <table:table-cell table:style-name="ce403" table:content-validation-name="val77"/>
          <table:table-cell table:style-name="ce403" table:content-validation-name="val81"/>
          <table:table-cell table:style-name="ce425"/>
          <table:table-cell/>
        </table:table-row>
        <table:table-row table:style-name="ro3">
          <table:table-cell table:style-name="ce34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384"/>
          <table:table-cell/>
          <table:table-cell table:style-name="ce394" office:value-type="string" calcext:value-type="string" table:number-columns-spanned="4" table:number-rows-spanned="1">
            <text:p>Kultúrkörök</text:p>
          </table:table-cell>
          <table:covered-table-cell table:number-columns-repeated="2" table:style-name="ce401"/>
          <table:covered-table-cell table:style-name="ce421"/>
          <table:table-cell/>
        </table:table-row>
        <table:table-row table:style-name="ro2">
          <table:table-cell table:style-name="ce343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3"/>
          <table:covered-table-cell/>
          <table:table-cell table:style-name="ce253" table:content-validation-name="val53" office:value-type="string" calcext:value-type="string">
            <text:p>Szint</text:p>
          </table:table-cell>
          <table:table-cell table:style-name="ce385" table:content-validation-name="val53" office:value-type="string" calcext:value-type="string">
            <text:p>KP</text:p>
          </table:table-cell>
          <table:table-cell/>
          <table:table-cell table:style-name="ce395" office:value-type="string" calcext:value-type="string">
            <text:p>Típusa</text:p>
          </table:table-cell>
          <table:table-cell table:style-name="ce402" office:value-type="string" calcext:value-type="string">
            <text:p>Kultúrkör</text:p>
          </table:table-cell>
          <table:table-cell table:style-name="ce402" office:value-type="string" calcext:value-type="string">
            <text:p>Fok</text:p>
          </table:table-cell>
          <table:table-cell table:style-name="ce422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344" table:content-validation-name="val66" table:number-columns-spanned="4" table:number-rows-spanned="1"/>
          <table:covered-table-cell table:number-columns-repeated="2" table:style-name="ce361" table:content-validation-name="val66"/>
          <table:covered-table-cell table:content-validation-name="val66"/>
          <table:table-cell table:style-name="ce374" table:content-validation-name="val60" office:value-type="float" office:value="0" calcext:value-type="float">
            <text:p>0</text:p>
          </table:table-cell>
          <table:table-cell table:style-name="ce386" table:content-validation-name="val74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397" table:content-validation-name="val76" office:value-type="string" calcext:value-type="string">
            <text:p>Szabad</text:p>
          </table:table-cell>
          <table:table-cell table:style-name="ce404" table:content-validation-name="val78" office:value-type="string" calcext:value-type="string">
            <text:p>saját kultúrkör</text:p>
          </table:table-cell>
          <table:table-cell table:style-name="ce411" table:content-validation-name="val82" office:value-type="float" office:value="3" calcext:value-type="float">
            <text:p>3</text:p>
          </table:table-cell>
          <table:table-cell table:style-name="ce426" office:value-type="string" calcext:value-type="string">
            <text:p>Szétosztható több Kultúrkör között is</text:p>
          </table:table-cell>
          <table:table-cell/>
        </table:table-row>
        <table:table-row table:style-name="ro1">
          <table:table-cell table:style-name="ce345" table:content-validation-name="val66" table:number-columns-spanned="4" table:number-rows-spanned="1"/>
          <table:covered-table-cell table:number-columns-repeated="2" table:style-name="ce361" table:content-validation-name="val66"/>
          <table:covered-table-cell table:content-validation-name="val66"/>
          <table:table-cell table:style-name="ce375" table:content-validation-name="val60" office:value-type="float" office:value="0" calcext:value-type="float">
            <text:p>0</text:p>
          </table:table-cell>
          <table:table-cell table:style-name="ce387" table:content-validation-name="val74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397" table:content-validation-name="val76" office:value-type="string" calcext:value-type="string">
            <text:p>Szabad</text:p>
          </table:table-cell>
          <table:table-cell table:style-name="ce403" table:content-validation-name="val79"/>
          <table:table-cell table:style-name="ce403" table:content-validation-name="val83"/>
          <table:table-cell table:style-name="ce426"/>
          <table:table-cell/>
        </table:table-row>
        <table:table-row table:style-name="ro1">
          <table:table-cell table:style-name="ce345" table:content-validation-name="val66" table:number-columns-spanned="4" table:number-rows-spanned="1"/>
          <table:covered-table-cell table:number-columns-repeated="2" table:style-name="ce361" table:content-validation-name="val66"/>
          <table:covered-table-cell table:content-validation-name="val66"/>
          <table:table-cell table:style-name="ce375" table:content-validation-name="val60" office:value-type="float" office:value="0" calcext:value-type="float">
            <text:p>0</text:p>
          </table:table-cell>
          <table:table-cell table:style-name="ce387" table:content-validation-name="val74" table:formula="of:=IF([.$E28]&gt;0;VLOOKUP([.$E28];KP_táblázat;MATCH(&quot;Átfogó&quot;;KP_fejléc;0);0);0)" office:value-type="float" office:value="0" calcext:value-type="float">
            <text:p>0</text:p>
          </table:table-cell>
          <table:table-cell/>
          <table:table-cell table:style-name="ce397" table:content-validation-name="val76" office:value-type="string" calcext:value-type="string">
            <text:p>Szabad</text:p>
          </table:table-cell>
          <table:table-cell table:style-name="ce403" table:content-validation-name="val79"/>
          <table:table-cell table:style-name="ce403" table:content-validation-name="val84"/>
          <table:table-cell table:style-name="ce426"/>
          <table:table-cell/>
        </table:table-row>
        <table:table-row table:style-name="ro1">
          <table:table-cell table:style-name="ce345" table:content-validation-name="val66" table:number-columns-spanned="4" table:number-rows-spanned="1"/>
          <table:covered-table-cell table:number-columns-repeated="2" table:style-name="ce361" table:content-validation-name="val66"/>
          <table:covered-table-cell table:content-validation-name="val66"/>
          <table:table-cell table:style-name="ce375" table:content-validation-name="val60" office:value-type="float" office:value="0" calcext:value-type="float">
            <text:p>0</text:p>
          </table:table-cell>
          <table:table-cell table:style-name="ce387" table:content-validation-name="val74" table:formula="of:=IF([.$E29]&gt;0;VLOOKUP([.$E29];KP_táblázat;MATCH(&quot;Átfogó&quot;;KP_fejléc;0);0);0)" office:value-type="float" office:value="0" calcext:value-type="float">
            <text:p>0</text:p>
          </table:table-cell>
          <table:table-cell/>
          <table:table-cell table:style-name="ce397" table:content-validation-name="val76" office:value-type="string" calcext:value-type="string">
            <text:p>Szabad</text:p>
          </table:table-cell>
          <table:table-cell table:style-name="ce403" table:content-validation-name="val79"/>
          <table:table-cell table:style-name="ce403" table:content-validation-name="val84"/>
          <table:table-cell table:style-name="ce426"/>
          <table:table-cell/>
        </table:table-row>
        <table:table-row table:style-name="ro3">
          <table:table-cell table:style-name="ce347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397" table:content-validation-name="val76" office:value-type="string" calcext:value-type="string">
            <text:p>Szabad</text:p>
          </table:table-cell>
          <table:table-cell table:style-name="ce403" table:content-validation-name="val79"/>
          <table:table-cell table:style-name="ce403" table:content-validation-name="val84"/>
          <table:table-cell table:style-name="ce426"/>
          <table:table-cell/>
        </table:table-row>
        <table:table-row table:style-name="ro2">
          <table:table-cell table:style-name="ce343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3"/>
          <table:covered-table-cell/>
          <table:table-cell table:style-name="ce253" table:content-validation-name="val53" office:value-type="string" calcext:value-type="string">
            <text:p>Szint</text:p>
          </table:table-cell>
          <table:table-cell table:style-name="ce385" table:content-validation-name="val53" office:value-type="string" calcext:value-type="string">
            <text:p>KP</text:p>
          </table:table-cell>
          <table:table-cell/>
          <table:table-cell table:style-name="ce397" table:content-validation-name="val76" office:value-type="string" calcext:value-type="string">
            <text:p>Szabad</text:p>
          </table:table-cell>
          <table:table-cell table:style-name="ce403" table:content-validation-name="val79"/>
          <table:table-cell table:style-name="ce403" table:content-validation-name="val84"/>
          <table:table-cell table:style-name="ce426"/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376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394" office:value-type="string" calcext:value-type="string" table:number-columns-spanned="4" table:number-rows-spanned="1">
            <text:p>Helyismeret</text:p>
          </table:table-cell>
          <table:covered-table-cell table:number-columns-repeated="2" table:style-name="ce401"/>
          <table:covered-table-cell table:style-name="ce421"/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376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395" office:value-type="string" calcext:value-type="string">
            <text:p>Típusa</text:p>
          </table:table-cell>
          <table:table-cell table:style-name="ce402" office:value-type="string" calcext:value-type="string">
            <text:p>Hely</text:p>
          </table:table-cell>
          <table:table-cell table:style-name="ce402" office:value-type="string" calcext:value-type="string">
            <text:p>Fok</text:p>
          </table:table-cell>
          <table:table-cell table:style-name="ce422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376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76" office:value-type="string" calcext:value-type="string">
            <text:p>Szabad</text:p>
          </table:table-cell>
          <table:table-cell table:style-name="ce406" table:content-validation-name="val80" office:value-type="string" calcext:value-type="string">
            <text:p>saját város</text:p>
          </table:table-cell>
          <table:table-cell table:style-name="ce413" table:content-validation-name="val82" office:value-type="float" office:value="3" calcext:value-type="float">
            <text:p>3</text:p>
          </table:table-cell>
          <table:table-cell table:style-name="ce426" office:value-type="string" calcext:value-type="string">
            <text:p>Szétosztható több Helyismeret között is</text:p>
          </table:table-cell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376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76" office:value-type="string" calcext:value-type="string">
            <text:p>Szabad</text:p>
          </table:table-cell>
          <table:table-cell table:style-name="ce403" table:content-validation-name="val77"/>
          <table:table-cell table:style-name="ce403" table:content-validation-name="val85"/>
          <table:table-cell table:style-name="ce426"/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376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76" office:value-type="string" calcext:value-type="string">
            <text:p>Szabad</text:p>
          </table:table-cell>
          <table:table-cell table:style-name="ce403" table:content-validation-name="val77"/>
          <table:table-cell table:style-name="ce403" table:content-validation-name="val85"/>
          <table:table-cell table:style-name="ce426"/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376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76" office:value-type="string" calcext:value-type="string">
            <text:p>Szabad</text:p>
          </table:table-cell>
          <table:table-cell table:style-name="ce403" table:content-validation-name="val77"/>
          <table:table-cell table:style-name="ce403" table:content-validation-name="val85"/>
          <table:table-cell table:style-name="ce426"/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376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8]&gt;0;VLOOKUP([.$C38];KP_táblázat;MATCH(&quot;Átlagos&quot;;KP_fejléc;0);0);0)+IF([.$E38];VLOOKUP([.$E38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76" office:value-type="string" calcext:value-type="string">
            <text:p>Szabad</text:p>
          </table:table-cell>
          <table:table-cell table:style-name="ce403" table:content-validation-name="val77"/>
          <table:table-cell table:style-name="ce403" table:content-validation-name="val85"/>
          <table:table-cell table:style-name="ce426"/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376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9]&gt;0;VLOOKUP([.$C39];KP_táblázat;MATCH(&quot;Átlagos&quot;;KP_fejléc;0);0);0)+IF([.$E39];VLOOKUP([.$E39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76" office:value-type="string" calcext:value-type="string">
            <text:p>Szabad</text:p>
          </table:table-cell>
          <table:table-cell table:style-name="ce403" table:content-validation-name="val77"/>
          <table:table-cell table:style-name="ce403" table:content-validation-name="val85"/>
          <table:table-cell table:style-name="ce426"/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376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40]&gt;0;VLOOKUP([.$C40];KP_táblázat;MATCH(&quot;Átlagos&quot;;KP_fejléc;0);0);0)+IF([.$E40];VLOOKUP([.$E40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76" office:value-type="string" calcext:value-type="string">
            <text:p>Szabad</text:p>
          </table:table-cell>
          <table:table-cell table:style-name="ce408" table:content-validation-name="val77"/>
          <table:table-cell table:style-name="ce408" table:content-validation-name="val85"/>
          <table:table-cell table:style-name="ce427"/>
          <table:table-cell/>
        </table:table-row>
        <table:table-row table:style-name="ro1">
          <table:table-cell table:style-name="ce349" table:content-validation-name="val67" table:number-columns-spanned="4" table:number-rows-spanned="1"/>
          <table:covered-table-cell table:number-columns-repeated="2" table:style-name="ce362" table:content-validation-name="val53"/>
          <table:covered-table-cell table:style-name="ce371"/>
          <table:table-cell table:style-name="ce377" table:content-validation-name="val60" office:value-type="float" office:value="0" calcext:value-type="float">
            <text:p>0</text:p>
          </table:table-cell>
          <table:table-cell table:style-name="ce390" table:content-validation-name="val74" table:formula="of:=-IF([.$C41]&gt;0;VLOOKUP([.$C41];KP_táblázat;MATCH(&quot;Átlagos&quot;;KP_fejléc;0);0);0)+IF([.$E41];VLOOKUP([.$E41];KP_táblázat;MATCH(&quot;Átlagos&quot;;KP_fejléc;0);0);0)" office:value-type="float" office:value="0" calcext:value-type="float">
            <text:p>0</text:p>
          </table:table-cell>
          <table:table-cell/>
          <table:table-cell table:style-name="ce398" table:content-validation-name="val75" office:value-type="string" calcext:value-type="string">
            <text:p>Szabad</text:p>
          </table:table-cell>
          <table:table-cell table:style-name="ce409" table:content-validation-name="val77"/>
          <table:table-cell table:style-name="ce409" table:content-validation-name="val85"/>
          <table:table-cell table:style-name="ce430"/>
          <table:table-cell/>
        </table:table-row>
        <table:table-row table:style-name="ro2" table:number-rows-repeated="1048534">
          <table:table-cell table:number-columns-repeated="12"/>
        </table:table-row>
        <table:table-row table:style-name="ro2">
          <table:table-cell table:number-columns-repeated="12"/>
        </table:table-row>
        <calcext:conditional-formats>
          <calcext:conditional-format calcext:target-range-address="Tartalék.F9:Tartalék.F19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E41:Tartalék.E41 Tartalék.F26:Tartalék.F29 Tartalék.E27:Tartalék.E27 Tartalék.F32:Tartalék.F40 Tartalék.E36:Tartalék.E39">
            <calcext:condition calcext:apply-style-name="Warning_szinttúlépés" calcext:value="&gt;[$Alapértékek.$J$8]" calcext:base-cell-address="Tartalék.E26"/>
          </calcext:conditional-format>
          <calcext:conditional-format calcext:target-range-address="Tartalék.F26:Tartalék.F26">
            <calcext:condition calcext:apply-style-name="Warning_szinttúlépés" calcext:value="&gt;[$Alapértékek.$J$9]" calcext:base-cell-address="Tartalék.F26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2" table:default-cell-style-name="ce511"/>
        <table:table-column table:style-name="co23" table:default-cell-style-name="ce511"/>
        <table:table-column table:style-name="co24" table:default-cell-style-name="ce511"/>
        <table:table-column table:style-name="co25" table:default-cell-style-name="ce511"/>
        <table:table-column table:style-name="co26" table:number-columns-repeated="2" table:default-cell-style-name="ce511"/>
        <table:table-column table:style-name="co27" table:number-columns-repeated="3" table:default-cell-style-name="ce511"/>
        <table:table-column table:style-name="co28" table:default-cell-style-name="ce511"/>
        <table:table-column table:style-name="co12" table:default-cell-style-name="ce511"/>
        <table:table-column table:style-name="co29" table:default-cell-style-name="ce511"/>
        <table:table-column table:style-name="co30" table:default-cell-style-name="ce511"/>
        <table:table-column table:style-name="co31" table:default-cell-style-name="ce511"/>
        <table:table-column table:style-name="co32" table:default-cell-style-name="ce511"/>
        <table:table-column table:style-name="co33" table:default-cell-style-name="ce894"/>
        <table:table-column table:style-name="co34" table:default-cell-style-name="ce909"/>
        <table:table-column table:style-name="co13" table:number-columns-repeated="239" table:default-cell-style-name="ce511"/>
        <table:table-column table:style-name="co12" table:number-columns-repeated="16128" table:default-cell-style-name="ce511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439"/>
          <table:covered-table-cell table:number-columns-repeated="5" table:style-name="ce521"/>
          <table:covered-table-cell table:number-columns-repeated="2" table:style-name="ce439"/>
          <table:table-cell table:style-name="ce439" table:number-columns-repeated="6"/>
          <table:table-cell table:style-name="ce521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4">
          <table:table-cell table:style-name="ce439"/>
          <table:table-cell table:style-name="ce439" table:number-columns-spanned="6" table:number-rows-spanned="1"/>
          <table:covered-table-cell table:number-columns-repeated="5" table:style-name="ce439"/>
          <table:table-cell table:style-name="ce439" table:number-columns-repeated="8"/>
          <table:table-cell table:style-name="ce521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513" table:content-validation-name="val96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13" table:content-validation-name="val116" office:value-type="string" calcext:value-type="string">
            <text:p>Módosítók</text:p>
          </table:table-cell>
          <table:table-cell table:style-name="ce513" table:content-validation-name="val123" office:value-type="string" calcext:value-type="string">
            <text:p>Összesen</text:p>
          </table:table-cell>
          <table:table-cell table:style-name="ce439"/>
          <table:table-cell table:style-name="ce603" office:value-type="string" calcext:value-type="string" table:number-columns-spanned="2" table:number-rows-spanned="1">
            <text:p>Összesen felvett HM:</text:p>
          </table:table-cell>
          <table:covered-table-cell table:style-name="ce439"/>
          <table:table-cell table:style-name="ce790" table:content-validation-name="val143" table:formula="of:=SUM([.B5:.B6])" office:value-type="float" office:value="0" calcext:value-type="float">
            <text:p>0 HM</text:p>
          </table:table-cell>
          <table:table-cell table:style-name="ce439" table:number-columns-repeated="6"/>
          <table:table-cell table:style-name="ce521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572" table:content-validation-name="val107" office:value-type="float" office:value="10" calcext:value-type="float">
            <text:p>10</text:p>
          </table:table-cell>
          <table:table-cell table:style-name="ce572" table:content-validation-name="val117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639" table:content-validation-name="val124" table:formula="of:=[.C4]+[.D4]" office:value-type="float" office:value="15" calcext:value-type="float">
            <text:p>15</text:p>
          </table:table-cell>
          <table:table-cell table:style-name="ce439"/>
          <table:table-cell table:style-name="ce603" office:value-type="string" calcext:value-type="string" table:number-columns-spanned="2" table:number-rows-spanned="1">
            <text:p>Max felvehető HM:</text:p>
          </table:table-cell>
          <table:covered-table-cell table:style-name="ce439"/>
          <table:table-cell table:style-name="ce821" table:content-validation-name="val144" table:formula="of:=[KP_tablazat.K20]*[Alapértékek.D8]" office:value-type="float" office:value="30" calcext:value-type="float">
            <text:p>30 HM</text:p>
          </table:table-cell>
          <table:table-cell table:style-name="ce439" table:number-columns-repeated="6"/>
          <table:table-cell table:style-name="ce521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485" table:content-validation-name="val97" office:value-type="float" office:value="0" calcext:value-type="float">
            <text:p>0</text:p>
          </table:table-cell>
          <table:table-cell table:style-name="ce572" table:content-validation-name="val107" office:value-type="float" office:value="20" calcext:value-type="float">
            <text:p>20</text:p>
          </table:table-cell>
          <table:table-cell table:style-name="ce572" table:content-validation-name="val118" table:formula="of:=2*([Alapértékek.$C$18]+[Alapértékek.$C$20]+[Alapértékek.$C$21])" office:value-type="float" office:value="0" calcext:value-type="float">
            <text:p>0</text:p>
          </table:table-cell>
          <table:table-cell table:style-name="ce639" table:content-validation-name="val125" table:formula="of:=[.C5]+[.B5]+[.D5]" office:value-type="float" office:value="20" calcext:value-type="float">
            <text:p>20</text:p>
          </table:table-cell>
          <table:table-cell table:style-name="ce439" table:number-columns-repeated="5"/>
          <table:table-cell/>
          <table:table-cell table:style-name="ce439" table:number-columns-repeated="4"/>
          <table:table-cell table:style-name="ce521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97" office:value-type="float" office:value="0" calcext:value-type="float">
            <text:p>0</text:p>
          </table:table-cell>
          <table:table-cell table:style-name="ce572" table:content-validation-name="val107" office:value-type="float" office:value="120" calcext:value-type="float">
            <text:p>120</text:p>
          </table:table-cell>
          <table:table-cell table:style-name="ce572" table:content-validation-name="val119" table:formula="of:=2*([Alapértékek.$C$20]+[Alapértékek.$C$21])" office:value-type="float" office:value="0" calcext:value-type="float">
            <text:p>0</text:p>
          </table:table-cell>
          <table:table-cell table:style-name="ce639" table:content-validation-name="val126" table:formula="of:=[.C6]+[.B6]+[.D6]" office:value-type="float" office:value="120" calcext:value-type="float">
            <text:p>120</text:p>
          </table:table-cell>
          <table:table-cell table:style-name="ce439" table:number-columns-repeated="5"/>
          <table:table-cell/>
          <table:table-cell table:style-name="ce439" table:number-columns-repeated="4"/>
          <table:table-cell table:style-name="ce521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6">
          <table:table-cell table:style-name="ce439" table:number-columns-repeated="6"/>
          <table:table-cell table:style-name="ce603" office:value-type="string" calcext:value-type="string" table:number-columns-spanned="2" table:number-rows-spanned="1">
            <text:p>Össz felvett CM:</text:p>
          </table:table-cell>
          <table:covered-table-cell table:style-name="ce439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439"/>
          <table:table-cell/>
          <table:table-cell table:style-name="ce439" table:number-columns-repeated="4"/>
          <table:table-cell table:style-name="ce521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98" office:value-type="float" office:value="0" calcext:value-type="float">
            <text:p>0</text:p>
          </table:table-cell>
          <table:table-cell table:style-name="ce572" table:content-validation-name="val108" table:formula="of:=[KP_tablazat.K17]" office:value-type="float" office:value="-30" calcext:value-type="float">
            <text:p>-30</text:p>
          </table:table-cell>
          <table:table-cell table:style-name="ce507" table:content-validation-name="val120" table:formula="of:=2*[Alapértékek.C24]" office:value-type="float" office:value="0" calcext:value-type="float">
            <text:p>0</text:p>
          </table:table-cell>
          <table:table-cell table:style-name="ce639" table:content-validation-name="val127" table:formula="of:=[.C8]+[.B8]+[.D8]" office:value-type="float" office:value="-30" calcext:value-type="float">
            <text:p>-30</text:p>
          </table:table-cell>
          <table:table-cell table:style-name="ce439"/>
          <table:table-cell table:style-name="ce603" office:value-type="string" calcext:value-type="string" table:number-columns-spanned="2" table:number-rows-spanned="1">
            <text:p>Max felvehető CM:</text:p>
          </table:table-cell>
          <table:covered-table-cell table:style-name="ce439"/>
          <table:table-cell table:style-name="ce821" table:content-validation-name="val145" table:formula="of:=[KP_tablazat.K23]*[Alapértékek.$D$8]" office:value-type="float" office:value="20" calcext:value-type="float">
            <text:p>20 HM</text:p>
          </table:table-cell>
          <table:table-cell table:style-name="ce439" table:number-columns-repeated="6"/>
          <table:table-cell table:style-name="ce521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2">
          <table:table-cell table:style-name="ce439" table:number-columns-spanned="9" table:number-rows-spanned="1"/>
          <table:covered-table-cell table:number-columns-repeated="5" table:style-name="ce521"/>
          <table:covered-table-cell table:number-columns-repeated="3" table:style-name="ce439"/>
          <table:table-cell table:style-name="ce439" table:number-columns-repeated="6"/>
          <table:table-cell table:style-name="ce521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439"/>
          <table:table-cell table:style-name="ce603" office:value-type="string" calcext:value-type="string">
            <text:p>KP HM-re:</text:p>
          </table:table-cell>
          <table:table-cell table:style-name="ce658" table:content-validation-name="val128" table:formula="of:=[.I3]*[KP_tablazat.K19]+[.I7]*[KP_tablazat.K22]" office:value-type="float" office:value="0" calcext:value-type="float">
            <text:p>0 KP</text:p>
          </table:table-cell>
          <table:table-cell table:style-name="ce439"/>
          <table:table-cell table:style-name="ce603" office:value-type="string" calcext:value-type="string" table:number-columns-spanned="2" table:number-rows-spanned="1">
            <text:p>Átlag HM</text:p>
          </table:table-cell>
          <table:covered-table-cell table:style-name="ce439"/>
          <table:table-cell table:style-name="ce793" table:content-validation-name="val146" table:formula="of:=(([.I3]+[.I7])/[Alapértékek.D8])" office:value-type="float" office:value="0" calcext:value-type="float">
            <text:p>0 HM</text:p>
          </table:table-cell>
          <table:table-cell table:style-name="ce439" table:number-columns-repeated="6"/>
          <table:table-cell table:style-name="ce521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2">
          <table:table-cell table:style-name="ce444"/>
          <table:table-cell table:style-name="ce444" table:number-columns-spanned="6" table:number-rows-spanned="1"/>
          <table:covered-table-cell table:number-columns-repeated="5" table:style-name="ce444"/>
          <table:table-cell table:style-name="ce444" table:number-columns-repeated="8"/>
          <table:table-cell table:style-name="ce840"/>
          <table:table-cell table:style-name="ce633"/>
          <table:table-cell table:style-name="ce444" table:number-columns-repeated="239"/>
          <table:table-cell table:number-columns-repeated="1612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39"/>
          <table:table-cell/>
          <table:table-cell table:style-name="ce439" table:number-columns-repeated="4"/>
          <table:table-cell table:style-name="ce521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573" table:content-validation-name="val109" office:value-type="string" calcext:value-type="string">
            <text:p>Szint</text:p>
          </table:table-cell>
          <table:table-cell table:style-name="ce573" office:value-type="string" calcext:value-type="string">
            <text:p>KÉ</text:p>
          </table:table-cell>
          <table:table-cell table:style-name="ce573" office:value-type="string" calcext:value-type="string">
            <text:p>TÉ/CÉ</text:p>
          </table:table-cell>
          <table:table-cell table:style-name="ce573" office:value-type="string" calcext:value-type="string">
            <text:p>VÉ</text:p>
          </table:table-cell>
          <table:table-cell table:style-name="ce573" table:content-validation-name="val132" office:value-type="string" calcext:value-type="string">
            <text:p>Harckeret</text:p>
          </table:table-cell>
          <table:table-cell table:style-name="ce57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4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09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32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439" table:number-columns-repeated="6"/>
          <table:table-cell table:style-name="ce521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09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32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439" table:number-columns-repeated="6"/>
          <table:table-cell table:style-name="ce521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09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32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439" table:number-columns-repeated="6"/>
          <table:table-cell table:style-name="ce521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09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32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439" table:number-columns-repeated="6"/>
          <table:table-cell table:style-name="ce521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09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2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439" table:number-columns-repeated="6"/>
          <table:table-cell table:style-name="ce521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09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2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439" table:number-columns-repeated="6"/>
          <table:table-cell table:style-name="ce521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09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2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439" table:number-columns-repeated="6"/>
          <table:table-cell table:style-name="ce521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09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2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439" table:number-columns-repeated="2"/>
          <table:table-cell table:number-columns-repeated="2"/>
          <table:table-cell table:style-name="ce439" table:number-columns-repeated="2"/>
          <table:table-cell table:style-name="ce521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9">
          <table:table-cell table:style-name="ce444" table:number-columns-spanned="9" table:number-rows-spanned="1"/>
          <table:covered-table-cell table:number-columns-repeated="7" table:style-name="ce444"/>
          <table:covered-table-cell table:style-name="ce798"/>
          <table:table-cell table:style-name="ce444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444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29"/>
          <table:covered-table-cell table:number-columns-repeated="5" table:style-name="ce580"/>
          <table:covered-table-cell table:style-name="ce529"/>
          <table:covered-table-cell table:style-name="ce714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521" table:number-columns-repeated="2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2">
          <table:table-cell table:style-name="ce463" table:content-validation-name="val53" office:value-type="string" calcext:value-type="string">
            <text:p>Fegyver</text:p>
          </table:table-cell>
          <table:table-cell table:style-name="ce530" table:content-validation-name="val53" office:value-type="string" calcext:value-type="string">
            <text:p>Sebesség</text:p>
          </table:table-cell>
          <table:table-cell table:style-name="ce577" table:content-validation-name="val11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577" office:value-type="string" calcext:value-type="string">
            <text:p>SP</text:p>
          </table:table-cell>
          <table:table-cell table:style-name="ce577" office:value-type="string" calcext:value-type="string" table:number-columns-spanned="2" table:number-rows-spanned="1">
            <text:p>Komment</text:p>
          </table:table-cell>
          <table:covered-table-cell table:style-name="ce532"/>
          <table:table-cell table:style-name="ce444"/>
          <table:table-cell table:style-name="ce840"/>
          <table:table-cell table:number-columns-repeated="2"/>
          <table:table-cell table:style-name="ce840"/>
          <table:table-cell table:style-name="ce521" table:number-columns-repeated="2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1">
          <table:table-cell table:style-name="ce442" table:content-validation-name="val86" office:value-type="string" calcext:value-type="string">
            <text:p>Puszta kéz</text:p>
          </table:table-cell>
          <table:table-cell table:style-name="ce512" table:content-validation-name="val99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11" office:value-type="float" office:value="0" calcext:value-type="float">
            <text:p>0</text:p>
          </table:table-cell>
          <table:table-cell table:style-name="ce583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583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583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583" table:content-validation-name="val133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521"/>
          <table:table-cell table:style-name="ce521" table:number-columns-repeated="4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1">
          <table:table-cell table:style-name="ce470" table:content-validation-name="val87" office:value-type="string" calcext:value-type="string">
            <text:p><text:s/>__</text:p>
          </table:table-cell>
          <table:table-cell table:style-name="ce512" table:content-validation-name="val99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1" office:value-type="float" office:value="0" calcext:value-type="float">
            <text:p>0</text:p>
          </table:table-cell>
          <table:table-cell table:style-name="ce583" table:content-validation-name="val42" table:formula="of:=IF(ISNUMBER(VLOOKUP([.$A26]; kezifegyverek_all; 9; 0)); VLOOKUP([.$A26]; kezifegyverek_all; 9; 0) + [.$C26] * [KP_tablazat.E$47]; [KP_tablazat.$K$38])" office:value-type="string" office:string-value="N/A" calcext:value-type="string">
            <text:p>N/A</text:p>
          </table:table-cell>
          <table:table-cell table:style-name="ce583" table:content-validation-name="val42" table:formula="of:=IF(ISNUMBER(VLOOKUP([.$A26];kezifegyverek_all;10;0)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83" table:content-validation-name="val42" table:formula="of:=IF(ISNUMBER(VLOOKUP([.$A26];kezifegyverek_all;11;0)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83" table:content-validation-name="val134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756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521" table:number-columns-repeated="2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10">
          <table:table-cell table:style-name="ce477" table:content-validation-name="val87" office:value-type="string" calcext:value-type="string">
            <text:p><text:s/>__</text:p>
          </table:table-cell>
          <table:table-cell table:style-name="ce512" table:content-validation-name="val99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1" office:value-type="float" office:value="0" calcext:value-type="float">
            <text:p>0</text:p>
          </table:table-cell>
          <table:table-cell table:style-name="ce583" table:content-validation-name="val42" table:formula="of:=IF(ISNUMBER(VLOOKUP([.$A27]; kezifegyverek_all; 9; 0)); VLOOKUP([.$A27]; kezifegyverek_all; 9; 0) + [.$C27] * [KP_tablazat.E$47]; [KP_tablazat.$K$38])" office:value-type="string" office:string-value="N/A" calcext:value-type="string">
            <text:p>N/A</text:p>
          </table:table-cell>
          <table:table-cell table:style-name="ce583" table:content-validation-name="val42" table:formula="of:=IF(ISNUMBER(VLOOKUP([.$A27];kezifegyverek_all;10;0)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83" table:content-validation-name="val42" table:formula="of:=IF(ISNUMBER(VLOOKUP([.$A27];kezifegyverek_all;11;0)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83" table:content-validation-name="val134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756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1" table:number-columns-repeated="2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1">
          <table:table-cell table:style-name="ce470" table:content-validation-name="val87" office:value-type="string" calcext:value-type="string">
            <text:p><text:s/>__</text:p>
          </table:table-cell>
          <table:table-cell table:style-name="ce512" table:content-validation-name="val99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1" office:value-type="float" office:value="0" calcext:value-type="float">
            <text:p>0</text:p>
          </table:table-cell>
          <table:table-cell table:style-name="ce583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583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83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83" table:content-validation-name="val134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756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1" table:number-columns-repeated="2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1">
          <table:table-cell table:style-name="ce470" table:content-validation-name="val87" office:value-type="string" calcext:value-type="string">
            <text:p><text:s/>__</text:p>
          </table:table-cell>
          <table:table-cell table:style-name="ce512" table:content-validation-name="val99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1" office:value-type="float" office:value="0" calcext:value-type="float">
            <text:p>0</text:p>
          </table:table-cell>
          <table:table-cell table:style-name="ce583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583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83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83" table:content-validation-name="val134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75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1" table:number-columns-repeated="2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1">
          <table:table-cell table:style-name="ce470" table:content-validation-name="val87" office:value-type="string" calcext:value-type="string">
            <text:p><text:s/>__</text:p>
          </table:table-cell>
          <table:table-cell table:style-name="ce512" table:content-validation-name="val99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1" office:value-type="float" office:value="0" calcext:value-type="float">
            <text:p>0</text:p>
          </table:table-cell>
          <table:table-cell table:style-name="ce583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583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83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83" table:content-validation-name="val134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75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1" table:number-columns-repeated="2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2">
          <table:table-cell table:style-name="ce479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35" table:formula="of:=[$KP_tablazat.$K$36]" office:value-type="float" office:value="0" calcext:value-type="float">
            <text:p>0</text:p>
          </table:table-cell>
          <table:table-cell table:style-name="ce479" table:number-columns-spanned="2" table:number-rows-spanned="1"/>
          <table:covered-table-cell table:style-name="ce479"/>
          <table:table-cell table:style-name="ce835"/>
          <table:table-cell table:style-name="Default" table:number-columns-repeated="3"/>
          <table:table-cell/>
          <table:table-cell table:style-name="ce521" table:number-columns-repeated="2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32"/>
          <table:table-cell table:style-name="ce444"/>
          <table:table-cell table:style-name="Default" table:number-columns-repeated="3"/>
          <table:table-cell table:style-name="ce840"/>
          <table:table-cell table:style-name="ce521" table:number-columns-repeated="2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2">
          <table:table-cell table:style-name="ce463" table:content-validation-name="val88" office:value-type="string" calcext:value-type="string">
            <text:p>Távolsági fegyver</text:p>
          </table:table-cell>
          <table:table-cell table:style-name="ce530" table:content-validation-name="val53" office:value-type="string" calcext:value-type="string">
            <text:p>Sebesség</text:p>
          </table:table-cell>
          <table:table-cell table:style-name="ce577" table:content-validation-name="val11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577" office:value-type="string" calcext:value-type="string">
            <text:p>SP</text:p>
          </table:table-cell>
          <table:table-cell table:style-name="ce577" office:value-type="string" calcext:value-type="string" table:number-columns-spanned="2" table:number-rows-spanned="1">
            <text:p>Hatótáv + Komment</text:p>
          </table:table-cell>
          <table:covered-table-cell table:style-name="ce532"/>
          <table:table-cell table:style-name="ce444"/>
          <table:table-cell table:style-name="Default" table:number-columns-repeated="3"/>
          <table:table-cell table:style-name="ce840"/>
          <table:table-cell table:style-name="ce439"/>
          <table:table-cell table:style-name="ce521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1">
          <table:table-cell table:style-name="ce470" table:content-validation-name="val89" office:value-type="string" calcext:value-type="string">
            <text:p><text:s/>__</text:p>
          </table:table-cell>
          <table:table-cell table:style-name="ce512" table:content-validation-name="val99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1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83" table:content-validation-name="val42" table:formula="of:=IF(ISNUMBER(VLOOKUP([.$A34];tavolsagi_fegyverek_all;10;0)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83" table:formula="of:=IF(ISNUMBER(VLOOKUP([.$A34];tavolsagi_fegyverek_all;11;0));VLOOKUP([.$A34];tavolsagi_fegyverek_all;11;0);[KP_tablazat.$K$38])" office:value-type="string" office:string-value="N/A" calcext:value-type="string">
            <text:p>N/A</text:p>
          </table:table-cell>
          <table:table-cell table:style-name="ce583" table:content-validation-name="val136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439"/>
          <table:table-cell table:style-name="ce521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10">
          <table:table-cell table:style-name="ce477" table:content-validation-name="val90" office:value-type="string" calcext:value-type="string">
            <text:p><text:s/>__</text:p>
          </table:table-cell>
          <table:table-cell table:style-name="ce512" table:content-validation-name="val99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1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83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83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83" table:content-validation-name="val136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439"/>
          <table:table-cell table:style-name="ce521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21"/>
          <table:covered-table-cell/>
          <table:covered-table-cell table:style-name="ce439"/>
          <table:covered-table-cell table:style-name="ce794"/>
          <table:table-cell table:style-name="ce439"/>
          <table:table-cell table:style-name="Default" table:number-columns-repeated="3"/>
          <table:table-cell table:style-name="ce439" table:number-columns-repeated="2"/>
          <table:table-cell table:style-name="ce521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439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39"/>
          <table:table-cell table:style-name="ce849"/>
          <table:table-cell table:style-name="ce521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12">
          <table:table-cell table:style-name="ce451" table:content-validation-name="val91" office:value-type="string" calcext:value-type="string" table:number-columns-spanned="2" table:number-rows-spanned="1">
            <text:p>Fegyver<text:span text:style-name="T6"> (harcmodor)</text:span></text:p>
          </table:table-cell>
          <table:covered-table-cell table:style-name="ce529" table:content-validation-name="val100"/>
          <table:table-cell table:style-name="ce530" table:content-validation-name="val112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714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439"/>
          <table:table-cell table:style-name="ce439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39"/>
          <table:table-cell table:style-name="ce849"/>
          <table:table-cell table:style-name="ce521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1">
          <table:table-cell table:style-name="ce452" table:content-validation-name="val92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0"/>
          <table:table-cell table:style-name="ce583" table:content-validation-name="val113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21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21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21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37" table:formula="of:=[.G25]" office:value-type="string" office:string-value="-5 Z" calcext:value-type="string">
            <text:p>-5 Z</text:p>
          </table:table-cell>
          <table:table-cell table:style-name="ce761" table:content-validation-name="val92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439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39"/>
          <table:table-cell table:style-name="ce849"/>
          <table:table-cell table:style-name="ce521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1">
          <table:table-cell table:style-name="ce453" table:content-validation-name="val93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93"/>
          <table:table-cell table:style-name="ce583" table:content-validation-name="val113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1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21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21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83" table:content-validation-name="val134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439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39"/>
          <table:table-cell table:style-name="ce849"/>
          <table:table-cell table:style-name="ce521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1">
          <table:table-cell table:style-name="ce453" table:content-validation-name="val93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3"/>
          <table:table-cell table:style-name="ce583" table:content-validation-name="val113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1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21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21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83" table:content-validation-name="val134" table:formula="of:=[.G27]" office:value-type="string" office:string-value="N/A" calcext:value-type="string">
            <text:p>N/A</text:p>
          </table:table-cell>
          <table:table-cell table:style-name="ce761" table:number-columns-spanned="2" table:number-rows-spanned="1"/>
          <table:covered-table-cell table:style-name="ce799"/>
          <table:table-cell table:style-name="ce439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39"/>
          <table:table-cell table:style-name="ce849"/>
          <table:table-cell table:style-name="ce521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1">
          <table:table-cell table:style-name="ce453" table:content-validation-name="val93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3"/>
          <table:table-cell table:style-name="ce583" table:content-validation-name="val113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1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21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21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83" table:content-validation-name="val134" table:formula="of:=[.G28]" office:value-type="string" office:string-value="N/A" calcext:value-type="string">
            <text:p>N/A</text:p>
          </table:table-cell>
          <table:table-cell table:style-name="ce761" table:number-columns-spanned="2" table:number-rows-spanned="1"/>
          <table:covered-table-cell table:style-name="ce799"/>
          <table:table-cell table:style-name="ce439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521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1">
          <table:table-cell table:style-name="ce453" table:content-validation-name="val93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3"/>
          <table:table-cell table:style-name="ce583" table:content-validation-name="val11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1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21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21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83" table:content-validation-name="val134" table:formula="of:=[.G29]" office:value-type="string" office:string-value="N/A" calcext:value-type="string">
            <text:p>N/A</text:p>
          </table:table-cell>
          <table:table-cell table:style-name="ce761" table:number-columns-spanned="2" table:number-rows-spanned="1"/>
          <table:covered-table-cell table:style-name="ce799"/>
          <table:table-cell table:style-name="ce439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521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1">
          <table:table-cell table:style-name="ce453" table:content-validation-name="val93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3"/>
          <table:table-cell table:style-name="ce583" table:content-validation-name="val11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1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21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21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17" table:content-validation-name="val134" table:formula="of:=[.G30]" office:value-type="string" office:string-value="N/A" calcext:value-type="string">
            <text:p>N/A</text:p>
          </table:table-cell>
          <table:table-cell table:style-name="ce761" table:number-columns-spanned="2" table:number-rows-spanned="1"/>
          <table:covered-table-cell table:style-name="ce803"/>
          <table:table-cell table:style-name="ce439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521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1">
          <table:table-cell table:style-name="ce454" table:content-validation-name="val93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26" table:content-validation-name="val93"/>
          <table:table-cell table:style-name="ce569" table:content-validation-name="val113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21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21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21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735" table:content-validation-name="val134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04"/>
          <table:table-cell table:style-name="ce439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521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1">
          <table:table-cell table:style-name="ce455" table:content-validation-name="val93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7" table:content-validation-name="val93"/>
          <table:table-cell table:style-name="ce570" table:content-validation-name="val113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21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21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21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738" table:content-validation-name="val134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05"/>
          <table:table-cell table:style-name="ce439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521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29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29" table:formula="of:=ROUNDDOWN([Alapértékek.$J$29]*[Alapértékek.$D$35]*0.5)" office:value-type="float" office:value="0" calcext:value-type="float">
            <text:p>0</text:p>
          </table:table-cell>
          <table:table-cell table:style-name="ce721" table:number-columns-spanned="3" table:number-rows-spanned="1"/>
          <table:covered-table-cell table:number-columns-repeated="2" table:style-name="ce761"/>
          <table:table-cell table:style-name="ce439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521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721" table:content-validation-name="val138"/>
          <table:covered-table-cell table:style-name="ce761"/>
          <table:covered-table-cell table:style-name="ce439"/>
          <table:table-cell table:style-name="ce439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39" table:number-columns-repeated="239"/>
          <table:table-cell table:number-columns-repeated="1612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539" table:content-validation-name="val101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14"/>
          <table:table-cell table:style-name="ce628" office:value-type="float" office:value="0" calcext:value-type="float">
            <text:p>0</text:p>
          </table:table-cell>
          <table:table-cell table:style-name="ce667" table:content-validation-name="val130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717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532"/>
          <table:table-cell table:style-name="ce439"/>
          <table:table-cell/>
          <table:table-cell table:style-name="Default" table:number-columns-repeated="6"/>
          <table:table-cell table:number-columns-repeated="5"/>
          <table:table-cell table:style-name="ce439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39"/>
          <table:table-cell/>
          <table:table-cell table:style-name="Default" table:number-columns-repeated="6"/>
          <table:table-cell table:number-columns-repeated="5"/>
          <table:table-cell table:style-name="ce439" table:number-columns-repeated="234"/>
          <table:table-cell table:number-columns-repeated="16128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444"/>
          <table:table-cell/>
          <table:table-cell table:style-name="Default" table:number-columns-repeated="6"/>
          <table:table-cell table:number-columns-repeated="5"/>
          <table:table-cell table:style-name="ce439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44"/>
          <table:table-cell/>
          <table:table-cell table:style-name="Default" table:number-columns-repeated="6"/>
          <table:table-cell table:number-columns-repeated="5"/>
          <table:table-cell table:style-name="ce444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10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553"/>
          <table:table-cell table:style-name="ce647" table:content-validation-name="val112" office:value-type="string" calcext:value-type="string">
            <text:p>Tám/kör</text:p>
          </table:table-cell>
          <table:table-cell table:style-name="ce647" office:value-type="string" calcext:value-type="string">
            <text:p>KÉ</text:p>
          </table:table-cell>
          <table:table-cell table:style-name="ce647" office:value-type="string" calcext:value-type="string">
            <text:p>TÉ</text:p>
          </table:table-cell>
          <table:table-cell table:style-name="ce647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44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444" table:number-columns-repeated="234"/>
          <table:table-cell table:number-columns-repeated="16128"/>
        </table:table-row>
        <table:table-row table:style-name="ro2">
          <table:table-cell table:style-name="ce462" table:content-validation-name="val94" office:value-type="string" calcext:value-type="string">
            <text:p>Elsődleges fegyver</text:p>
          </table:table-cell>
          <table:table-cell table:style-name="ce550" table:content-validation-name="val10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15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47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444" table:number-columns-repeated="234"/>
          <table:table-cell table:number-columns-repeated="16128"/>
        </table:table-row>
        <table:table-row table:style-name="ro2">
          <table:table-cell table:style-name="ce462" table:content-validation-name="val94" office:value-type="string" calcext:value-type="string">
            <text:p>Másodlagos fegyver</text:p>
          </table:table-cell>
          <table:table-cell table:style-name="ce550" table:content-validation-name="val10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15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936" office:value-type="string" calcext:value-type="string">
            <text:p>KÉ</text:p>
          </table:table-cell>
          <table:table-cell table:style-name="ce945" office:value-type="string" calcext:value-type="string">
            <text:p>TÉ</text:p>
          </table:table-cell>
          <table:table-cell table:style-name="ce945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444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532" table:number-columns-repeated="2"/>
          <table:table-cell table:style-name="ce633"/>
          <table:table-cell table:style-name="ce532"/>
          <table:table-cell table:style-name="ce633" table:number-columns-repeated="3"/>
          <table:table-cell table:style-name="ce810"/>
          <table:table-cell table:style-name="ce444"/>
          <table:table-cell/>
          <table:table-cell table:style-name="ce861" table:content-validation-name="val151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51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51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51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444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05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696" table:content-validation-name="val74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696"/>
          <table:table-cell table:style-name="ce811" table:content-validation-name="val74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439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39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4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44" table:number-columns-repeated="239"/>
          <table:table-cell table:number-columns-repeated="16128"/>
        </table:table-row>
        <table:table-row table:style-name="ro2">
          <table:table-cell table:style-name="ce468" table:content-validation-name="val95" office:value-type="string" calcext:value-type="string">
            <text:p><text:s/>Páncél, vértezet</text:p>
          </table:table-cell>
          <table:table-cell table:style-name="ce553" table:number-columns-spanned="2" table:number-rows-spanned="1"/>
          <table:covered-table-cell table:style-name="ce553"/>
          <table:table-cell table:style-name="ce634" table:content-validation-name="val122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39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936" office:value-type="string" calcext:value-type="string">
            <text:p>KÉ</text:p>
          </table:table-cell>
          <table:table-cell table:style-name="ce945" office:value-type="string" calcext:value-type="string">
            <text:p>TÉ</text:p>
          </table:table-cell>
          <table:table-cell table:style-name="ce945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602" table:number-columns-repeated="238"/>
          <table:table-cell table:style-name="ce439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557" table:number-columns-spanned="2" table:number-rows-spanned="1"/>
          <table:covered-table-cell table:style-name="ce601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601" office:value-type="string" calcext:value-type="string">
            <text:p>Szúró</text:p>
          </table:table-cell>
          <table:table-cell table:style-name="ce601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936" table:content-validation-name="val151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945" table:content-validation-name="val151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945" table:content-validation-name="val151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51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444" table:number-columns-repeated="238"/>
          <table:table-cell table:style-name="ce439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557" table:content-validation-name="val106" table:number-columns-spanned="2" table:number-rows-spanned="1"/>
          <table:covered-table-cell table:style-name="ce601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439"/>
          <table:table-cell table:style-name="ce866" table:content-validation-name="val151" table:formula="of:=IF([.$B$53]&gt;0;[.L$60];[$KP_tablazat.$L$53])" office:value-type="float" office:value="-10" calcext:value-type="float">
            <text:p>-10</text:p>
          </table:table-cell>
          <table:table-cell table:style-name="ce955" table:content-validation-name="val151" table:formula="of:=IF([.$B$53]&gt;0;[.M$60];[$KP_tablazat.$L$53])" office:value-type="float" office:value="-10" calcext:value-type="float">
            <text:p>-10</text:p>
          </table:table-cell>
          <table:table-cell table:style-name="ce955" table:content-validation-name="val151" table:formula="of:=IF([.$B$53]&gt;0;[.N$60];[$KP_tablazat.$L$53])" office:value-type="float" office:value="-10" calcext:value-type="float">
            <text:p>-10</text:p>
          </table:table-cell>
          <table:table-cell table:style-name="ce955" table:content-validation-name="val151" table:formula="of:=IF([.$B$53]&gt;0;[.O$60];0)" office:value-type="float" office:value="0" calcext:value-type="float">
            <text:p>0</text:p>
          </table:table-cell>
          <table:table-cell table:style-name="ce955" table:formula="of:=[.P60]" office:value-type="float" office:value="0" calcext:value-type="float">
            <text:p>0</text:p>
          </table:table-cell>
          <table:table-cell table:style-name="ce907"/>
          <table:table-cell table:style-name="ce602" table:number-columns-repeated="238"/>
          <table:table-cell table:style-name="ce439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557" table:number-columns-spanned="2" table:number-rows-spanned="1"/>
          <table:covered-table-cell table:style-name="ce557"/>
          <table:table-cell table:style-name="ce638" office:value-type="string" calcext:value-type="string">
            <text:p>2x Erő</text:p>
          </table:table-cell>
          <table:table-cell table:style-name="ce685" table:content-validation-name="val74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439" table:number-columns-repeated="3"/>
          <table:table-cell table:style-name="ce602" table:number-columns-repeated="3"/>
          <table:table-cell table:style-name="ce893"/>
          <table:table-cell table:style-name="ce633"/>
          <table:table-cell table:style-name="ce602" table:number-columns-repeated="238"/>
          <table:table-cell table:style-name="ce439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557" table:number-columns-spanned="2" table:number-rows-spanned="1"/>
          <table:covered-table-cell table:style-name="ce557"/>
          <table:table-cell table:style-name="ce532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48" table:formula="of:=[$Alapértékek.D32]" office:value-type="float" office:value="0" calcext:value-type="float">
            <text:p>0. fok</text:p>
          </table:table-cell>
          <table:table-cell table:style-name="ce439" table:number-columns-repeated="3"/>
          <table:table-cell table:style-name="ce602" table:number-columns-repeated="3"/>
          <table:table-cell table:style-name="ce893"/>
          <table:table-cell table:style-name="ce633"/>
          <table:table-cell table:style-name="ce602" table:number-columns-repeated="238"/>
          <table:table-cell table:style-name="ce439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557" table:number-columns-spanned="2" table:number-rows-spanned="1"/>
          <table:covered-table-cell table:style-name="ce557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698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698"/>
          <table:table-cell table:style-name="ce816" table:content-validation-name="val149" office:value-type="float" office:value="1" calcext:value-type="float">
            <text:p>1</text:p>
          </table:table-cell>
          <table:table-cell table:style-name="ce838"/>
          <table:table-cell table:style-name="ce439" table:number-columns-repeated="2"/>
          <table:table-cell table:style-name="ce602" table:number-columns-repeated="3"/>
          <table:table-cell table:style-name="ce893"/>
          <table:table-cell table:style-name="ce633"/>
          <table:table-cell table:style-name="ce602" table:number-columns-repeated="238"/>
          <table:table-cell table:style-name="ce439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444"/>
          <table:covered-table-cell table:number-columns-repeated="3"/>
          <table:covered-table-cell table:style-name="ce444"/>
          <table:covered-table-cell table:style-name="ce798"/>
          <table:table-cell table:style-name="ce439" table:number-columns-repeated="3"/>
          <table:table-cell table:style-name="ce602" table:number-columns-repeated="3"/>
          <table:table-cell table:style-name="ce893"/>
          <table:table-cell table:style-name="ce633"/>
          <table:table-cell table:style-name="ce602" table:number-columns-repeated="238"/>
          <table:table-cell table:style-name="ce439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39"/>
          <table:table-cell table:style-name="ce664" office:value-type="string" calcext:value-type="string">
            <text:p>ÉP</text:p>
          </table:table-cell>
          <table:table-cell table:style-name="ce746" table:content-validation-name="val140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39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602" table:number-columns-repeated="6"/>
          <table:table-cell table:style-name="ce893"/>
          <table:table-cell table:style-name="ce633"/>
          <table:table-cell table:style-name="ce602" table:number-columns-repeated="238"/>
          <table:table-cell table:style-name="ce4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39"/>
          <table:table-cell table:style-name="ce666"/>
          <table:table-cell table:style-name="ce710"/>
          <table:table-cell table:style-name="ce773"/>
          <table:table-cell table:style-name="ce902"/>
          <table:table-cell table:style-name="ce439" table:number-columns-repeated="6"/>
          <table:table-cell table:style-name="ce521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39"/>
          <table:table-cell table:style-name="ce668"/>
          <table:table-cell table:style-name="ce716"/>
          <table:table-cell table:style-name="ce777"/>
          <table:table-cell table:style-name="ce903"/>
          <table:table-cell table:style-name="ce439" table:number-columns-repeated="6"/>
          <table:table-cell table:style-name="ce521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39"/>
          <table:table-cell table:style-name="ce675"/>
          <table:table-cell table:style-name="ce719"/>
          <table:table-cell table:style-name="ce778"/>
          <table:table-cell table:style-name="ce904"/>
          <table:table-cell table:style-name="ce439" table:number-columns-repeated="6"/>
          <table:table-cell table:style-name="ce521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39"/>
          <table:table-cell table:style-name="ce676"/>
          <table:table-cell table:style-name="ce725"/>
          <table:table-cell table:style-name="ce780"/>
          <table:table-cell table:style-name="ce911"/>
          <table:table-cell table:style-name="ce439" table:number-columns-repeated="6"/>
          <table:table-cell table:style-name="ce521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39"/>
          <table:table-cell table:style-name="ce677"/>
          <table:table-cell table:style-name="ce727"/>
          <table:table-cell table:style-name="ce781"/>
          <table:table-cell table:style-name="ce912"/>
          <table:table-cell table:style-name="ce439" table:number-columns-repeated="6"/>
          <table:table-cell table:style-name="ce521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439" table:number-columns-repeated="6"/>
          <table:table-cell table:style-name="ce521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39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02"/>
          <table:covered-table-cell table:style-name="ce825"/>
          <table:table-cell table:style-name="ce439" table:number-columns-repeated="6"/>
          <table:table-cell table:style-name="ce521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31" office:value-type="string" calcext:value-type="string">
            <text:p>-</text:p>
          </table:table-cell>
          <table:table-cell table:style-name="ce757" table:content-validation-name="val141" table:formula="of:=IF(([KP_tablazat.N18]+([Alapértékek.H38]+[Alapértékek.C24]))&gt;0;0;[KP_tablazat.N18]+([Alapértékek.H38]+[Alapértékek.C24]))" office:value-type="float" office:value="-10" calcext:value-type="float">
            <text:p>-10</text:p>
          </table:table-cell>
          <table:table-cell table:style-name="ce789" table:content-validation-name="val142" table:formula="of:=IF(([KP_tablazat.O18]+([Alapértékek.H38]+[Alapértékek.C24]))&gt;0;0;[KP_tablazat.O18]+([Alapértékek.H38]+[Alapértékek.C24]))" office:value-type="float" office:value="-20" calcext:value-type="float">
            <text:p>-20</text:p>
          </table:table-cell>
          <table:table-cell table:style-name="ce826" table:content-validation-name="val150" table:formula="of:=IF(([KP_tablazat.P18]+([Alapértékek.H38]+[Alapértékek.C24]))&gt;0;0;[KP_tablazat.P18]+([Alapértékek.H38]+[Alapértékek.C24]))" office:value-type="float" office:value="-30" calcext:value-type="float">
            <text:p>-30</text:p>
          </table:table-cell>
          <table:table-cell table:style-name="ce439" table:number-columns-repeated="6"/>
          <table:table-cell table:style-name="ce521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602"/>
          <table:table-cell table:style-name="ce439" table:number-columns-repeated="6"/>
          <table:table-cell table:style-name="ce521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2">
          <table:table-cell table:style-name="ce439"/>
          <table:table-cell table:style-name="ce556"/>
          <table:table-cell table:style-name="ce439" table:number-columns-repeated="13"/>
          <table:table-cell table:style-name="ce521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2" table:number-rows-repeated="65465">
          <table:table-cell table:style-name="ce439" table:number-columns-repeated="15"/>
          <table:table-cell table:style-name="ce521"/>
          <table:table-cell table:style-name="ce633"/>
          <table:table-cell table:style-name="ce439" table:number-columns-repeated="239"/>
          <table:table-cell table:number-columns-repeated="16128"/>
        </table:table-row>
        <table:table-row table:style-name="ro2" table:number-rows-repeated="9">
          <table:table-cell table:style-name="ce439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number-columns-repeated="2" table:default-cell-style-name="ce6"/>
        <table:table-column table:style-name="co13" table:number-columns-repeated="243" table:default-cell-style-name="ce6"/>
        <table:table-column table:style-name="co12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19:.F24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56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0">
          <table:table-cell table:style-name="ce319" office:value-type="string" calcext:value-type="string" table:number-columns-spanned="6" table:number-rows-spanned="1">
            <text:p><text:span text:style-name="T7">Tradíció képzettségek </text:span><text:span text:style-name="T8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7">Mágiaiskolák (Átfogó) </text:span><text:span text:style-name="T8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361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361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34" table:content-validation-name="val152" table:number-columns-spanned="4" table:number-rows-spanned="1"/>
          <table:covered-table-cell table:style-name="ce361" table:content-validation-name="val152"/>
          <table:covered-table-cell table:style-name="ce254" table:content-validation-name="val152"/>
          <table:covered-table-cell table:style-name="ce250" table:content-validation-name="val152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36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" table:content-validation-name="val152" table:number-columns-spanned="4" table:number-rows-spanned="1"/>
          <table:covered-table-cell table:style-name="ce361" table:content-validation-name="val152"/>
          <table:covered-table-cell table:style-name="ce254" table:content-validation-name="val152"/>
          <table:covered-table-cell table:style-name="ce250" table:content-validation-name="val152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36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6" table:content-validation-name="val152" table:number-columns-spanned="4" table:number-rows-spanned="1"/>
          <table:covered-table-cell table:style-name="ce1016" table:content-validation-name="val152"/>
          <table:covered-table-cell table:style-name="ce1020" table:content-validation-name="val152"/>
          <table:covered-table-cell table:style-name="ce1022" table:content-validation-name="val152"/>
          <table:table-cell table:style-name="ce970" table:content-validation-name="val60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36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925" table:number-columns-spanned="4" table:number-rows-spanned="1"/>
          <table:covered-table-cell table:style-name="ce36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8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039"/>
          <table:table-cell/>
          <table:table-cell table:style-name="ce925" table:number-columns-spanned="4" table:number-rows-spanned="1"/>
          <table:covered-table-cell table:style-name="ce36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361"/>
          <table:table-cell table:style-name="ce62" office:value-type="string" calcext:value-type="string">
            <text:p>Max</text:p>
          </table:table-cell>
          <table:table-cell table:style-name="ce62" table:content-validation-name="val153" office:value-type="string" calcext:value-type="string">
            <text:p>Fok</text:p>
          </table:table-cell>
          <table:table-cell table:style-name="ce1040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36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361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54" office:value-type="float" office:value="0" calcext:value-type="float">
            <text:p>0</text:p>
          </table:table-cell>
          <table:table-cell table:style-name="ce1041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36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0">
          <table:table-cell table:style-name="ce1002" office:value-type="string" calcext:value-type="string" table:number-columns-spanned="6" table:number-rows-spanned="1">
            <text:p><text:span text:style-name="T7">Pszí-iskola (képzettség) </text:span><text:span text:style-name="T8">🅿️</text:span></text:p>
          </table:table-cell>
          <table:covered-table-cell table:number-columns-repeated="4"/>
          <table:covered-table-cell table:style-name="ce1042"/>
          <table:table-cell/>
          <table:table-cell table:style-name="ce925" table:number-columns-spanned="4" table:number-rows-spanned="1"/>
          <table:covered-table-cell table:style-name="ce36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361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36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3" office:value-type="string" calcext:value-type="string" table:number-columns-spanned="4" table:number-rows-spanned="1">
            <text:p>Pszí iskola</text:p>
          </table:table-cell>
          <table:covered-table-cell table:style-name="ce361"/>
          <table:covered-table-cell table:style-name="ce254" table:content-validation-name="val58"/>
          <table:covered-table-cell table:style-name="ce204" table:content-validation-name="val58"/>
          <table:table-cell table:style-name="ce1032" table:content-validation-name="val155" office:value-type="float" office:value="0" calcext:value-type="float">
            <text:p>0</text:p>
          </table:table-cell>
          <table:table-cell table:style-name="ce1043" table:content-validation-name="val42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36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996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0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361"/>
          <table:table-cell table:style-name="ce62" office:value-type="string" calcext:value-type="string">
            <text:p>Max</text:p>
          </table:table-cell>
          <table:table-cell table:style-name="ce62" office:value-type="string" calcext:value-type="string">
            <text:p>Fok</text:p>
          </table:table-cell>
          <table:table-cell table:style-name="ce104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1">
          <table:table-cell table:style-name="ce1003" table:number-columns-spanned="3" table:number-rows-spanned="1"/>
          <table:covered-table-cell table:number-columns-repeated="2" table:style-name="ce361"/>
          <table:table-cell table:style-name="ce953"/>
          <table:table-cell table:style-name="ce405"/>
          <table:table-cell table:style-name="ce1044" table:content-validation-name="val42" table:formula="of:=[.$E19]*[$KP_tablazat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1003" table:number-columns-spanned="3" table:number-rows-spanned="1"/>
          <table:covered-table-cell table:number-columns-repeated="2" table:style-name="ce361"/>
          <table:table-cell table:style-name="ce953"/>
          <table:table-cell table:style-name="ce405"/>
          <table:table-cell table:style-name="ce1045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361"/>
          <table:table-cell table:style-name="ce62" office:value-type="string" calcext:value-type="string">
            <text:p>Max</text:p>
          </table:table-cell>
          <table:table-cell table:style-name="ce62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1003" table:number-columns-spanned="3" table:number-rows-spanned="1"/>
          <table:covered-table-cell table:number-columns-repeated="2" table:style-name="ce361"/>
          <table:table-cell table:style-name="ce953"/>
          <table:table-cell table:style-name="ce405"/>
          <table:table-cell table:style-name="ce1046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361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3" table:number-columns-spanned="3" table:number-rows-spanned="1"/>
          <table:covered-table-cell table:number-columns-repeated="2" table:style-name="ce361"/>
          <table:table-cell table:style-name="ce953"/>
          <table:table-cell table:style-name="ce405"/>
          <table:table-cell table:style-name="ce1047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361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3" table:number-columns-spanned="3" table:number-rows-spanned="1"/>
          <table:covered-table-cell table:number-columns-repeated="2" table:style-name="ce361"/>
          <table:table-cell table:style-name="ce953"/>
          <table:table-cell table:style-name="ce405"/>
          <table:table-cell table:style-name="ce1048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361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361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996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402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402"/>
          <table:table-cell table:style-name="ce402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402"/>
          <table:table-cell table:style-name="ce402"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 table:style-name="ce402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028" table:number-columns-spanned="4" table:number-rows-spanned="1"/>
          <table:covered-table-cell table:number-columns-repeated="3" table:style-name="ce1028"/>
          <table:table-cell table:style-name="ce1055"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028" table:number-columns-spanned="4" table:number-rows-spanned="1"/>
          <table:covered-table-cell table:number-columns-repeated="3" table:style-name="ce1028"/>
          <table:table-cell table:style-name="ce1055"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5">
          <table:table-cell table:style-name="ce1014" table:content-validation-name="val53" table:number-columns-spanned="13" table:number-rows-spanned="1"/>
          <table:covered-table-cell table:number-columns-repeated="11" table:style-name="ce1014" table:content-validation-name="val53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15">
          <table:table-cell table:style-name="ce1014" table:content-validation-name="val53" table:number-columns-spanned="13" table:number-rows-spanned="1"/>
          <table:covered-table-cell table:number-columns-repeated="11" table:style-name="ce1014" table:content-validation-name="val53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15">
          <table:table-cell table:style-name="ce1014" table:content-validation-name="val53" table:number-columns-spanned="13" table:number-rows-spanned="1"/>
          <table:covered-table-cell table:number-columns-repeated="11" table:style-name="ce1014" table:content-validation-name="val53"/>
          <table:covered-table-cell/>
          <table:table-cell table:number-columns-repeated="16371"/>
        </table:table-row>
        <table:table-row table:style-name="ro15">
          <table:table-cell table:style-name="ce1014" table:content-validation-name="val53" table:number-columns-spanned="13" table:number-rows-spanned="1"/>
          <table:covered-table-cell table:number-columns-repeated="11" table:style-name="ce1014" table:content-validation-name="val53"/>
          <table:covered-table-cell/>
          <table:table-cell table:number-columns-repeated="16371"/>
        </table:table-row>
        <table:table-row table:style-name="ro15">
          <table:table-cell table:style-name="ce1014" table:content-validation-name="val53" table:number-columns-spanned="13" table:number-rows-spanned="1"/>
          <table:covered-table-cell table:number-columns-repeated="11" table:style-name="ce1014" table:content-validation-name="val53"/>
          <table:covered-table-cell/>
          <table:table-cell table:number-columns-repeated="16371"/>
        </table:table-row>
        <table:table-row table:style-name="ro15">
          <table:table-cell table:style-name="ce1014" table:content-validation-name="val53" table:number-columns-spanned="13" table:number-rows-spanned="1"/>
          <table:covered-table-cell table:number-columns-repeated="11" table:style-name="ce1014" table:content-validation-name="val53"/>
          <table:covered-table-cell/>
          <table:table-cell table:number-columns-repeated="16371"/>
        </table:table-row>
        <table:table-row table:style-name="ro15">
          <table:table-cell table:style-name="ce1014" table:content-validation-name="val53" table:number-columns-spanned="13" table:number-rows-spanned="1"/>
          <table:covered-table-cell table:number-columns-repeated="11" table:style-name="ce1014" table:content-validation-name="val53"/>
          <table:covered-table-cell/>
          <table:table-cell table:number-columns-repeated="16371"/>
        </table:table-row>
        <table:table-row table:style-name="ro15">
          <table:table-cell table:style-name="ce1014" table:content-validation-name="val53" table:number-columns-spanned="13" table:number-rows-spanned="1"/>
          <table:covered-table-cell table:number-columns-repeated="11" table:style-name="ce1014" table:content-validation-name="val53"/>
          <table:covered-table-cell/>
          <table:table-cell table:number-columns-repeated="16371"/>
        </table:table-row>
        <table:table-row table:style-name="ro15">
          <table:table-cell table:style-name="ce1014" table:content-validation-name="val53" table:number-columns-spanned="13" table:number-rows-spanned="1"/>
          <table:covered-table-cell table:number-columns-repeated="11" table:style-name="ce1014" table:content-validation-name="val53"/>
          <table:covered-table-cell/>
          <table:table-cell table:number-columns-repeated="16371"/>
        </table:table-row>
        <table:table-row table:style-name="ro15">
          <table:table-cell table:style-name="ce1014" table:content-validation-name="val53" table:number-columns-spanned="13" table:number-rows-spanned="1"/>
          <table:covered-table-cell table:number-columns-repeated="11" table:style-name="ce1014" table:content-validation-name="val53"/>
          <table:covered-table-cell/>
          <table:table-cell table:number-columns-repeated="16371"/>
        </table:table-row>
        <table:table-row table:style-name="ro15">
          <table:table-cell table:style-name="ce1014" table:content-validation-name="val53" table:number-columns-spanned="13" table:number-rows-spanned="1"/>
          <table:covered-table-cell table:number-columns-repeated="11" table:style-name="ce1014" table:content-validation-name="val53"/>
          <table:covered-table-cell/>
          <table:table-cell table:number-columns-repeated="16371"/>
        </table:table-row>
        <table:table-row table:style-name="ro15">
          <table:table-cell table:style-name="ce1014" table:content-validation-name="val53" table:number-columns-spanned="13" table:number-rows-spanned="1"/>
          <table:covered-table-cell table:number-columns-repeated="11" table:style-name="ce1014" table:content-validation-name="val53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6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F18:Misztikus.F18">
            <calcext:condition calcext:apply-style-name="Warning_Fortély" calcext:value="formula-is([.$E$19]&gt;[.$D$19])" calcext:base-cell-address="Misztikus.F18"/>
            <calcext:condition calcext:apply-style-name="Warning_negativ" calcext:value="&lt;0" calcext:base-cell-address="Misztikus.F18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 Misztikus.F25:Misztikus.F25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47" table:default-cell-style-name="ce361"/>
        <table:table-column table:style-name="co48" table:default-cell-style-name="ce6"/>
        <table:table-column table:style-name="co13" table:number-columns-repeated="4" table:default-cell-style-name="ce6"/>
        <table:table-column table:style-name="co49" table:default-cell-style-name="ce6"/>
        <table:table-column table:style-name="co50" table:default-cell-style-name="ce6"/>
        <table:table-column table:style-name="co13" table:number-columns-repeated="6" table:default-cell-style-name="ce6"/>
        <table:table-column table:style-name="co51" table:default-cell-style-name="ce6"/>
        <table:table-column table:style-name="co13" table:number-columns-repeated="241" table:default-cell-style-name="ce6"/>
        <table:table-column table:style-name="co12" table:number-columns-repeated="16128" table:default-cell-style-name="ce6"/>
        <table:table-row table:style-name="ro2">
          <table:table-cell table:style-name="ce1152"/>
          <table:table-cell table:style-name="ce1158" office:value-type="string" calcext:value-type="string">
            <text:p>Fegyver</text:p>
          </table:table-cell>
          <table:table-cell table:style-name="ce1204" office:value-type="string" calcext:value-type="string">
            <text:p>Típus</text:p>
          </table:table-cell>
          <table:table-cell table:style-name="ce1158" office:value-type="string" calcext:value-type="string">
            <text:p>SP</text:p>
          </table:table-cell>
          <table:table-cell table:style-name="ce1423" office:value-type="string" calcext:value-type="string">
            <text:p>Sebzés módja</text:p>
          </table:table-cell>
          <table:table-cell table:style-name="ce1428" office:value-type="string" calcext:value-type="string">
            <text:p>Átütés</text:p>
          </table:table-cell>
          <table:table-cell table:style-name="ce1428" office:value-type="string" calcext:value-type="string">
            <text:p>Íves</text:p>
          </table:table-cell>
          <table:table-cell table:style-name="ce1436" office:value-type="string" calcext:value-type="string">
            <text:p>1,5 kezes</text:p>
          </table:table-cell>
          <table:table-cell table:style-name="ce1428" office:value-type="string" calcext:value-type="string">
            <text:p>Pengehossz</text:p>
          </table:table-cell>
          <table:table-cell table:style-name="ce1428" office:value-type="string" calcext:value-type="string">
            <text:p>KÉ</text:p>
          </table:table-cell>
          <table:table-cell table:style-name="ce1428" office:value-type="string" calcext:value-type="string">
            <text:p>TÉ</text:p>
          </table:table-cell>
          <table:table-cell table:style-name="ce1428" office:value-type="string" calcext:value-type="string">
            <text:p>VÉ</text:p>
          </table:table-cell>
          <table:table-cell table:style-name="ce1428" office:value-type="string" calcext:value-type="string">
            <text:p>Sebesség</text:p>
          </table:table-cell>
          <table:table-cell table:style-name="ce1204" office:value-type="string" calcext:value-type="string">
            <text:p>Harcmodor</text:p>
          </table:table-cell>
          <table:table-cell table:style-name="ce1464" office:value-type="string" calcext:value-type="string">
            <text:p>Megjegyzés</text:p>
          </table:table-cell>
          <table:table-cell table:style-name="ce1487" table:number-columns-repeated="241"/>
          <table:table-cell table:number-columns-repeated="16128"/>
        </table:table-row>
        <table:table-row table:style-name="ro2">
          <table:table-cell table:style-name="ce1153" office:value-type="string" calcext:value-type="string">
            <text:p>Közelharci fegyverek</text:p>
          </table:table-cell>
          <table:table-cell table:style-name="ce1159" office:value-type="string" calcext:value-type="string">
            <text:p><text:s/>__</text:p>
          </table:table-cell>
          <table:table-cell table:style-name="ce1247"/>
          <table:table-cell table:style-name="ce1247" office:value-type="string" calcext:value-type="string">
            <text:p>x</text:p>
          </table:table-cell>
          <table:table-cell table:number-columns-repeated="2" table:style-name="ce1159" office:value-type="string" calcext:value-type="string">
            <text:p>x</text:p>
          </table:table-cell>
          <table:table-cell table:style-name="ce1159"/>
          <table:table-cell table:style-name="ce1437"/>
          <table:table-cell table:number-columns-repeated="3" table:style-name="ce1159" office:value-type="string" calcext:value-type="string">
            <text:p>x</text:p>
          </table:table-cell>
          <table:table-cell table:number-columns-repeated="2" table:style-name="ce1447" office:value-type="string" calcext:value-type="string">
            <text:p>x</text:p>
          </table:table-cell>
          <table:table-cell table:style-name="ce1159" table:number-columns-repeated="2"/>
          <table:table-cell table:style-name="ce1489" table:number-columns-repeated="241"/>
          <table:table-cell table:number-columns-repeated="16128"/>
        </table:table-row>
        <table:table-row table:style-name="ro16">
          <table:table-cell/>
          <table:table-cell table:style-name="ce1161" office:value-type="string" calcext:value-type="string">
            <text:p>Puszta kéz</text:p>
          </table:table-cell>
          <table:table-cell table:style-name="ce1262" office:value-type="string" calcext:value-type="string">
            <text:p>egykezes</text:p>
          </table:table-cell>
          <table:table-cell table:style-name="ce1262" office:value-type="float" office:value="-5" calcext:value-type="float">
            <text:p>-5</text:p>
          </table:table-cell>
          <table:table-cell table:style-name="ce1262" office:value-type="string" calcext:value-type="string">
            <text:p>Z</text:p>
          </table:table-cell>
          <table:table-cell table:number-columns-repeated="2" table:style-name="ce1262" office:value-type="float" office:value="0" calcext:value-type="float">
            <text:p>0</text:p>
          </table:table-cell>
          <table:table-cell table:style-name="ce1438"/>
          <table:table-cell table:style-name="ce1443" office:value-type="float" office:value="0" calcext:value-type="float">
            <text:p>0</text:p>
          </table:table-cell>
          <table:table-cell table:number-columns-repeated="3" table:style-name="ce1262" office:value-type="float" office:value="-10" calcext:value-type="float">
            <text:p>-10</text:p>
          </table:table-cell>
          <table:table-cell table:style-name="ce1262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Tőr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1" calcext:value-type="float">
            <text:p>1</text:p>
          </table:table-cell>
          <table:table-cell table:style-name="ce1271" office:value-type="string" calcext:value-type="string">
            <text:p>S/V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2" calcext:value-type="float">
            <text:p>2</text:p>
          </table:table-cell>
          <table:table-cell table:number-columns-repeated="2" table:style-name="ce1271" office:value-type="float" office:value="4" calcext:value-type="float">
            <text:p>4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5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152"/>
          <table:table-cell table:style-name="ce1162" office:value-type="string" calcext:value-type="string">
            <text:p>Béltépő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1" calcext:value-type="float">
            <text:p>1</text:p>
          </table:table-cell>
          <table:table-cell table:style-name="ce1271" office:value-type="string" calcext:value-type="string">
            <text:p>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2" calcext:value-type="float">
            <text:p>2</text:p>
          </table:table-cell>
          <table:table-cell table:number-columns-repeated="2" table:style-name="ce1271" office:value-type="float" office:value="4" calcext:value-type="float">
            <text:p>4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162" office:value-type="string" calcext:value-type="string">
            <text:p>Dzsambia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string" calcext:value-type="string">
            <text:p>V/S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1" calcext:value-type="float">
            <text:p>1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2" calcext:value-type="float">
            <text:p>2</text:p>
          </table:table-cell>
          <table:table-cell table:number-columns-repeated="2" table:style-name="ce1271" office:value-type="float" office:value="4" calcext:value-type="float">
            <text:p>4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162" office:value-type="string" calcext:value-type="string">
            <text:p>Garott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7" calcext:value-type="float">
            <text:p>7</text:p>
          </table:table-cell>
          <table:table-cell table:style-name="ce1271" office:value-type="string" calcext:value-type="string">
            <text:p>V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string" calcext:value-type="string">
            <text:p>spec.</text:p>
          </table:table-cell>
          <table:table-cell table:number-columns-repeated="3" table:style-name="ce1271" office:value-type="float" office:value="0" calcext:value-type="float">
            <text:p>0</text:p>
          </table:table-cell>
          <table:table-cell table:style-name="ce1271" office:value-type="string" calcext:value-type="string">
            <text:p>-</text:p>
          </table:table-cell>
          <table:table-cell table:style-name="ce1457" office:value-type="string" calcext:value-type="string">
            <text:p>közelharc</text:p>
          </table:table-cell>
          <table:table-cell table:style-name="ce1466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162" office:value-type="string" calcext:value-type="string">
            <text:p>Kés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string" calcext:value-type="string">
            <text:p>S/V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3" calcext:value-type="float">
            <text:p>3</text:p>
          </table:table-cell>
          <table:table-cell table:style-name="ce1271" office:value-type="float" office:value="1" calcext:value-type="float">
            <text:p>1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162" office:value-type="string" calcext:value-type="string">
            <text:p>Kriszkés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string" calcext:value-type="string">
            <text:p>S/V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float" office:value="5" calcext:value-type="float">
            <text:p>5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162" office:value-type="string" calcext:value-type="string">
            <text:p>Levéltőr</text:p>
          </table:table-cell>
          <table:table-cell table:style-name="ce1271" office:value-type="string" calcext:value-type="string">
            <text:p>egykezes</text:p>
          </table:table-cell>
          <table:table-cell table:style-name="ce1411" office:value-type="float" office:value="1" calcext:value-type="float">
            <text:p>1</text:p>
          </table:table-cell>
          <table:table-cell table:style-name="ce1411" office:value-type="string" calcext:value-type="string">
            <text:p>S/V</text:p>
          </table:table-cell>
          <table:table-cell table:number-columns-repeated="2" table:style-name="ce1411" office:value-type="float" office:value="0" calcext:value-type="float">
            <text:p>0</text:p>
          </table:table-cell>
          <table:table-cell table:style-name="ce1440"/>
          <table:table-cell table:style-name="ce1271" office:value-type="float" office:value="0" calcext:value-type="float">
            <text:p>0</text:p>
          </table:table-cell>
          <table:table-cell table:style-name="ce1411" office:value-type="float" office:value="2" calcext:value-type="float">
            <text:p>2</text:p>
          </table:table-cell>
          <table:table-cell table:style-name="ce1411" office:value-type="float" office:value="4" calcext:value-type="float">
            <text:p>4</text:p>
          </table:table-cell>
          <table:table-cell table:number-columns-repeated="2" table:style-name="ce141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Markolatgomb</text:p>
          </table:table-cell>
          <table:table-cell table:style-name="ce1271" office:value-type="string" calcext:value-type="string">
            <text:p>egykezes</text:p>
          </table:table-cell>
          <table:table-cell table:style-name="ce1411" office:value-type="float" office:value="0" calcext:value-type="float">
            <text:p>0</text:p>
          </table:table-cell>
          <table:table-cell table:style-name="ce1411" office:value-type="string" calcext:value-type="string">
            <text:p>Z</text:p>
          </table:table-cell>
          <table:table-cell table:number-columns-repeated="2" table:style-name="ce1411" office:value-type="float" office:value="0" calcext:value-type="float">
            <text:p>0</text:p>
          </table:table-cell>
          <table:table-cell table:style-name="ce1440"/>
          <table:table-cell table:style-name="ce1411" office:value-type="float" office:value="0" calcext:value-type="float">
            <text:p>0</text:p>
          </table:table-cell>
          <table:table-cell table:number-columns-repeated="3" table:style-name="ce1411" office:value-type="float" office:value="-7" calcext:value-type="float">
            <text:p>-7</text:p>
          </table:table-cell>
          <table:table-cell table:style-name="ce141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5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Méregfog</text:p>
          </table:table-cell>
          <table:table-cell table:style-name="ce1271" office:value-type="string" calcext:value-type="string">
            <text:p>egykezes</text:p>
          </table:table-cell>
          <table:table-cell table:style-name="ce1411" office:value-type="float" office:value="0" calcext:value-type="float">
            <text:p>0</text:p>
          </table:table-cell>
          <table:table-cell table:style-name="ce1411" office:value-type="string" calcext:value-type="string">
            <text:p>S</text:p>
          </table:table-cell>
          <table:table-cell table:number-columns-repeated="2" table:style-name="ce1411" office:value-type="float" office:value="0" calcext:value-type="float">
            <text:p>0</text:p>
          </table:table-cell>
          <table:table-cell table:style-name="ce1440"/>
          <table:table-cell table:style-name="ce1271" office:value-type="float" office:value="0" calcext:value-type="float">
            <text:p>0</text:p>
          </table:table-cell>
          <table:table-cell table:style-name="ce1411" office:value-type="float" office:value="1" calcext:value-type="float">
            <text:p>1</text:p>
          </table:table-cell>
          <table:table-cell table:number-columns-repeated="2" table:style-name="ce1411" office:value-type="float" office:value="3" calcext:value-type="float">
            <text:p>3</text:p>
          </table:table-cell>
          <table:table-cell table:style-name="ce1411"/>
          <table:table-cell table:style-name="ce1457" office:value-type="string" calcext:value-type="string">
            <text:p>közelharc</text:p>
          </table:table-cell>
          <table:table-cell table:style-name="ce1465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162" office:value-type="string" calcext:value-type="string">
            <text:p>Pugoss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1" calcext:value-type="float">
            <text:p>1</text:p>
          </table:table-cell>
          <table:table-cell table:style-name="ce1271" office:value-type="string" calcext:value-type="string">
            <text:p>S/V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5" calcext:value-type="float">
            <text:p>5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162" office:value-type="string" calcext:value-type="string">
            <text:p>Ramiera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string" calcext:value-type="string">
            <text:p>S/V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3" calcext:value-type="float">
            <text:p>3</text:p>
          </table:table-cell>
          <table:table-cell table:number-columns-repeated="3"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162" office:value-type="string" calcext:value-type="string">
            <text:p>Tőr, hárító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string" calcext:value-type="string">
            <text:p>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float" office:value="10" calcext:value-type="float">
            <text:p>10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7" office:value-type="string" calcext:value-type="string">
            <text:p><text:span text:style-name="T12">Nagyon</text:span><text:span text:style-name="T13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162" office:value-type="string" calcext:value-type="string">
            <text:p>Tőr, kígyó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string" calcext:value-type="string">
            <text:p>S/V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2" calcext:value-type="float">
            <text:p>2</text:p>
          </table:table-cell>
          <table:table-cell table:number-columns-repeated="2" table:style-name="ce1271" office:value-type="float" office:value="4" calcext:value-type="float">
            <text:p>4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Tőr, ököl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string" calcext:value-type="string">
            <text:p>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-5" calcext:value-type="float">
            <text:p>-5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-5" calcext:value-type="float">
            <text:p>-5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/>
          <table:table-cell table:number-columns-repeated="16369"/>
        </table:table-row>
        <table:table-row table:style-name="ro6">
          <table:table-cell/>
          <table:table-cell table:style-name="ce1166" office:value-type="string" calcext:value-type="string">
            <text:p>Tőr, páncélszúró</text:p>
          </table:table-cell>
          <table:table-cell table:style-name="ce1280" office:value-type="string" calcext:value-type="string">
            <text:p>egykezes</text:p>
          </table:table-cell>
          <table:table-cell table:style-name="ce1280" office:value-type="float" office:value="1" calcext:value-type="float">
            <text:p>1</text:p>
          </table:table-cell>
          <table:table-cell table:style-name="ce1280" office:value-type="string" calcext:value-type="string">
            <text:p>S</text:p>
          </table:table-cell>
          <table:table-cell table:style-name="ce1280" office:value-type="float" office:value="8" calcext:value-type="float">
            <text:p>8</text:p>
          </table:table-cell>
          <table:table-cell table:style-name="ce1280" office:value-type="float" office:value="0" calcext:value-type="float">
            <text:p>0</text:p>
          </table:table-cell>
          <table:table-cell table:style-name="ce1439"/>
          <table:table-cell table:style-name="ce1280" office:value-type="float" office:value="1" calcext:value-type="float">
            <text:p>1</text:p>
          </table:table-cell>
          <table:table-cell table:style-name="ce1280" office:value-type="float" office:value="4" calcext:value-type="float">
            <text:p>4</text:p>
          </table:table-cell>
          <table:table-cell table:style-name="ce1280" office:value-type="float" office:value="8" calcext:value-type="float">
            <text:p>8</text:p>
          </table:table-cell>
          <table:table-cell table:style-name="ce1280" office:value-type="float" office:value="4" calcext:value-type="float">
            <text:p>4</text:p>
          </table:table-cell>
          <table:table-cell table:style-name="ce1280"/>
          <table:table-cell table:style-name="ce1457" office:value-type="string" calcext:value-type="string">
            <text:p>közelharc</text:p>
          </table:table-cell>
          <table:table-cell table:style-name="ce1469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Tőr, Slan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string" calcext:value-type="string">
            <text:p>S/V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number-columns-repeated="2" table:style-name="ce1271" office:value-type="float" office:value="0" calcext:value-type="float">
            <text:p>0</text:p>
          </table:table-cell>
          <table:table-cell table:style-name="ce1271" office:value-type="float" office:value="6" calcext:value-type="float">
            <text:p>6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/>
          <table:table-cell table:number-columns-repeated="16369"/>
        </table:table-row>
        <table:table-row table:style-name="ro1">
          <table:table-cell table:style-name="ce1016"/>
          <table:table-cell table:style-name="ce1167" office:value-type="string" calcext:value-type="string">
            <text:p>Vasököl / páncélkesztyű</text:p>
          </table:table-cell>
          <table:table-cell table:style-name="ce1290" office:value-type="string" calcext:value-type="string">
            <text:p>egykezes</text:p>
          </table:table-cell>
          <table:table-cell table:style-name="ce1290" office:value-type="float" office:value="0" calcext:value-type="float">
            <text:p>0</text:p>
          </table:table-cell>
          <table:table-cell table:style-name="ce1290" office:value-type="string" calcext:value-type="string">
            <text:p>Z</text:p>
          </table:table-cell>
          <table:table-cell table:style-name="ce1429" office:value-type="float" office:value="0" calcext:value-type="float">
            <text:p>0</text:p>
          </table:table-cell>
          <table:table-cell table:style-name="ce1290" office:value-type="float" office:value="0" calcext:value-type="float">
            <text:p>0</text:p>
          </table:table-cell>
          <table:table-cell table:style-name="ce1441"/>
          <table:table-cell table:style-name="ce1290" office:value-type="float" office:value="0" calcext:value-type="float">
            <text:p>0</text:p>
          </table:table-cell>
          <table:table-cell table:number-columns-repeated="3" table:style-name="ce1290" office:value-type="float" office:value="-7" calcext:value-type="float">
            <text:p>-7</text:p>
          </table:table-cell>
          <table:table-cell table:style-name="ce1290" office:value-type="float" office:value="5" calcext:value-type="float">
            <text:p>5</text:p>
          </table:table-cell>
          <table:table-cell table:style-name="ce1458" office:value-type="string" calcext:value-type="string">
            <text:p>közelharc</text:p>
          </table:table-cell>
          <table:table-cell table:style-name="ce1470" office:value-type="string" calcext:value-type="string">
            <text:p>Erőbónusz: 0 feletti rész 1:1-ben számít be.</text:p>
          </table:table-cell>
          <table:table-cell table:style-name="ce335" table:number-columns-repeated="241"/>
          <table:table-cell table:number-columns-repeated="16128"/>
        </table:table-row>
        <table:table-row table:style-name="ro18">
          <table:table-cell table:style-name="ce1153" office:value-type="string" calcext:value-type="string">
            <text:p>Kardvívó fegyverek</text:p>
          </table:table-cell>
          <table:table-cell table:style-name="ce1161" office:value-type="string" calcext:value-type="string">
            <text:p>Kard, dzsenn szablya</text:p>
          </table:table-cell>
          <table:table-cell table:style-name="ce1262" office:value-type="string" calcext:value-type="string">
            <text:p>egykezes</text:p>
          </table:table-cell>
          <table:table-cell table:style-name="ce1262" office:value-type="float" office:value="4" calcext:value-type="float">
            <text:p>4</text:p>
          </table:table-cell>
          <table:table-cell table:style-name="ce1262" office:value-type="string" calcext:value-type="string">
            <text:p>V/S</text:p>
          </table:table-cell>
          <table:table-cell table:style-name="ce1262" office:value-type="float" office:value="0" calcext:value-type="float">
            <text:p>0</text:p>
          </table:table-cell>
          <table:table-cell table:style-name="ce1262" office:value-type="float" office:value="1" calcext:value-type="float">
            <text:p>1</text:p>
          </table:table-cell>
          <table:table-cell table:style-name="ce1438"/>
          <table:table-cell table:style-name="ce1262" office:value-type="float" office:value="1" calcext:value-type="float">
            <text:p>1</text:p>
          </table:table-cell>
          <table:table-cell table:style-name="ce1262" office:value-type="float" office:value="8" calcext:value-type="float">
            <text:p>8</text:p>
          </table:table-cell>
          <table:table-cell table:number-columns-repeated="2" table:style-name="ce1262" office:value-type="float" office:value="15" calcext:value-type="float">
            <text:p>15</text:p>
          </table:table-cell>
          <table:table-cell table:style-name="ce1262" office:value-type="float" office:value="5" calcext:value-type="float">
            <text:p>5</text:p>
          </table:table-cell>
          <table:table-cell table:style-name="ce1457" office:value-type="string" calcext:value-type="string">
            <text:p>kardvívás</text:p>
          </table:table-cell>
          <table:table-cell table:style-name="ce146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Kard, emrelin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string" calcext:value-type="string">
            <text:p>V/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1" calcext:value-type="float">
            <text:p>1</text:p>
          </table:table-cell>
          <table:table-cell table:style-name="ce1271" office:value-type="float" office:value="7" calcext:value-type="float">
            <text:p>7</text:p>
          </table:table-cell>
          <table:table-cell table:number-columns-repeated="2" table:style-name="ce1271" office:value-type="float" office:value="13" calcext:value-type="float">
            <text:p>13</text:p>
          </table:table-cell>
          <table:table-cell table:style-name="ce1271" office:value-type="float" office:value="6" calcext:value-type="float">
            <text:p>6</text:p>
          </table:table-cell>
          <table:table-cell table:style-name="ce1457" office:value-type="string" calcext:value-type="string">
            <text:p>kardvívás</text:p>
          </table:table-cell>
          <table:table-cell table:style-name="ce1471"/>
          <table:table-cell table:number-columns-repeated="16369"/>
        </table:table-row>
        <table:table-row table:style-name="ro16">
          <table:table-cell/>
          <table:table-cell table:style-name="ce1162" office:value-type="string" calcext:value-type="string">
            <text:p>Kard, fejvadász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3" calcext:value-type="float">
            <text:p>3</text:p>
          </table:table-cell>
          <table:table-cell table:style-name="ce1271" office:value-type="string" calcext:value-type="string">
            <text:p>V/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.5" calcext:value-type="float">
            <text:p>0,5</text:p>
          </table:table-cell>
          <table:table-cell table:style-name="ce1271" office:value-type="float" office:value="5" calcext:value-type="float">
            <text:p>5</text:p>
          </table:table-cell>
          <table:table-cell table:style-name="ce1271" office:value-type="float" office:value="9" calcext:value-type="float">
            <text:p>9</text:p>
          </table:table-cell>
          <table:table-cell table:style-name="ce1271" office:value-type="float" office:value="11" calcext:value-type="float">
            <text:p>11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ardvívás</text:p>
          </table:table-cell>
          <table:table-cell table:style-name="ce1471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16369"/>
        </table:table-row>
        <table:table-row table:style-name="ro16">
          <table:table-cell/>
          <table:table-cell table:style-name="ce1162" office:value-type="string" calcext:value-type="string">
            <text:p>Kard, handzsár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string" calcext:value-type="string">
            <text:p>V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1" calcext:value-type="float">
            <text:p>1</text:p>
          </table:table-cell>
          <table:table-cell table:style-name="ce1439"/>
          <table:table-cell table:style-name="ce1262" office:value-type="float" office:value="1" calcext:value-type="float">
            <text:p>1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float" office:value="13" calcext:value-type="float">
            <text:p>13</text:p>
          </table:table-cell>
          <table:table-cell table:style-name="ce1271" office:value-type="float" office:value="10" calcext:value-type="float">
            <text:p>10</text:p>
          </table:table-cell>
          <table:table-cell table:style-name="ce1271" office:value-type="float" office:value="6" calcext:value-type="float">
            <text:p>6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Kard, hiequar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string" calcext:value-type="string">
            <text:p>S/V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0" calcext:value-type="float">
            <text:p>0</text:p>
          </table:table-cell>
          <table:table-cell table:style-name="ce1439"/>
          <table:table-cell table:style-name="ce1262" office:value-type="float" office:value="1" calcext:value-type="float">
            <text:p>1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float" office:value="12" calcext:value-type="float">
            <text:p>12</text:p>
          </table:table-cell>
          <table:table-cell table:style-name="ce1271" office:value-type="float" office:value="8" calcext:value-type="float">
            <text:p>8</text:p>
          </table:table-cell>
          <table:table-cell table:style-name="ce1271" office:value-type="float" office:value="6" calcext:value-type="float">
            <text:p>6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162" office:value-type="string" calcext:value-type="string">
            <text:p>Kard, hosszú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4" calcext:value-type="float">
            <text:p>4</text:p>
          </table:table-cell>
          <table:table-cell table:style-name="ce1424" office:value-type="string" calcext:value-type="string">
            <text:p><text:span text:style-name="T10"> </text:span><text:span text:style-name="T11">V/S</text:span>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62" office:value-type="float" office:value="1" calcext:value-type="float">
            <text:p>1</text:p>
          </table:table-cell>
          <table:table-cell table:style-name="ce1271" office:value-type="float" office:value="6" calcext:value-type="float">
            <text:p>6</text:p>
          </table:table-cell>
          <table:table-cell table:number-columns-repeated="2" table:style-name="ce1271" office:value-type="float" office:value="12" calcext:value-type="float">
            <text:p>12</text:p>
          </table:table-cell>
          <table:table-cell table:style-name="ce1271" office:value-type="float" office:value="6" calcext:value-type="float">
            <text:p>6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162" office:value-type="string" calcext:value-type="string">
            <text:p>Kard, jatagán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1" calcext:value-type="float">
            <text:p>1</text:p>
          </table:table-cell>
          <table:table-cell table:style-name="ce1424" office:value-type="string" calcext:value-type="string">
            <text:p><text:span text:style-name="T10"> </text:span><text:span text:style-name="T11">V/S</text:span>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1" calcext:value-type="float">
            <text:p>1</text:p>
          </table:table-cell>
          <table:table-cell table:style-name="ce1439"/>
          <table:table-cell table:style-name="ce1271" office:value-type="float" office:value="0.5" calcext:value-type="float">
            <text:p>0,5</text:p>
          </table:table-cell>
          <table:table-cell table:style-name="ce1271" office:value-type="float" office:value="5" calcext:value-type="float">
            <text:p>5</text:p>
          </table:table-cell>
          <table:table-cell table:style-name="ce1271" office:value-type="float" office:value="9" calcext:value-type="float">
            <text:p>9</text:p>
          </table:table-cell>
          <table:table-cell table:style-name="ce1271" office:value-type="float" office:value="7" calcext:value-type="float">
            <text:p>7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162" office:value-type="string" calcext:value-type="string">
            <text:p>Kard, kétkezes</text:p>
          </table:table-cell>
          <table:table-cell table:style-name="ce1271" office:value-type="string" calcext:value-type="string">
            <text:p>kétkezes</text:p>
          </table:table-cell>
          <table:table-cell table:style-name="ce1271" office:value-type="float" office:value="8" calcext:value-type="float">
            <text:p>8</text:p>
          </table:table-cell>
          <table:table-cell table:style-name="ce1271" office:value-type="string" calcext:value-type="string">
            <text:p>V/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10" calcext:value-type="float">
            <text:p>10</text:p>
          </table:table-cell>
          <table:table-cell table:style-name="ce1271" office:value-type="float" office:value="20" calcext:value-type="float">
            <text:p>20</text:p>
          </table:table-cell>
          <table:table-cell table:style-name="ce1271" office:value-type="float" office:value="15" calcext:value-type="float">
            <text:p>15</text:p>
          </table:table-cell>
          <table:table-cell table:style-name="ce1271" office:value-type="float" office:value="8" calcext:value-type="float">
            <text:p>8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Kard, khossas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string" calcext:value-type="string">
            <text:p>V/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62" office:value-type="float" office:value="1" calcext:value-type="float">
            <text:p>1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float" office:value="11" calcext:value-type="float">
            <text:p>11</text:p>
          </table:table-cell>
          <table:table-cell table:style-name="ce1271" office:value-type="float" office:value="10" calcext:value-type="float">
            <text:p>10</text:p>
          </table:table-cell>
          <table:table-cell table:style-name="ce1271" office:value-type="float" office:value="6" calcext:value-type="float">
            <text:p>6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162" office:value-type="string" calcext:value-type="string">
            <text:p>Kard, kígyó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3" calcext:value-type="float">
            <text:p>3</text:p>
          </table:table-cell>
          <table:table-cell table:style-name="ce1424" office:value-type="string" calcext:value-type="string">
            <text:p><text:span text:style-name="T10"> </text:span><text:span text:style-name="T11">V/S</text:span>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62" office:value-type="float" office:value="1" calcext:value-type="float">
            <text:p>1</text:p>
          </table:table-cell>
          <table:table-cell table:style-name="ce1271" office:value-type="float" office:value="5" calcext:value-type="float">
            <text:p>5</text:p>
          </table:table-cell>
          <table:table-cell table:number-columns-repeated="2" table:style-name="ce1271" office:value-type="float" office:value="11" calcext:value-type="float">
            <text:p>11</text:p>
          </table:table-cell>
          <table:table-cell table:style-name="ce1271" office:value-type="float" office:value="6" calcext:value-type="float">
            <text:p>6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Szúró sebzés: +5 SP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Kard, Lagoss </text:p>
          </table:table-cell>
          <table:table-cell table:style-name="ce1271" office:value-type="string" calcext:value-type="string">
            <text:p>egykezes</text:p>
          </table:table-cell>
          <table:table-cell table:style-name="ce1280" table:number-columns-repeated="2"/>
          <table:table-cell table:number-columns-repeated="2" table:style-name="ce1297" office:value-type="float" office:value="0" calcext:value-type="float">
            <text:p>0</text:p>
          </table:table-cell>
          <table:table-cell table:style-name="ce1439"/>
          <table:table-cell table:style-name="ce1280" table:number-columns-repeated="5"/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KF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Kard, lovag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6" calcext:value-type="float">
            <text:p>6</text:p>
          </table:table-cell>
          <table:table-cell table:style-name="ce1271" office:value-type="string" calcext:value-type="string">
            <text:p>V/S</text:p>
          </table:table-cell>
          <table:table-cell table:style-name="ce1271" office:value-type="float" office:value="1" calcext:value-type="float">
            <text:p>1</text:p>
          </table:table-cell>
          <table:table-cell table:style-name="ce1271" office:value-type="float" office:value="0" calcext:value-type="float">
            <text:p>0</text:p>
          </table:table-cell>
          <table:table-cell table:style-name="ce1439"/>
          <table:table-cell table:style-name="ce1262" office:value-type="float" office:value="1" calcext:value-type="float">
            <text:p>1</text:p>
          </table:table-cell>
          <table:table-cell table:style-name="ce1271" office:value-type="float" office:value="7" calcext:value-type="float">
            <text:p>7</text:p>
          </table:table-cell>
          <table:table-cell table:style-name="ce1271" office:value-type="float" office:value="15" calcext:value-type="float">
            <text:p>15</text:p>
          </table:table-cell>
          <table:table-cell table:style-name="ce1271" office:value-type="float" office:value="12" calcext:value-type="float">
            <text:p>12</text:p>
          </table:table-cell>
          <table:table-cell table:style-name="ce1271" office:value-type="float" office:value="7" calcext:value-type="float">
            <text:p>7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162" office:value-type="string" calcext:value-type="string">
            <text:p>Kard, másfélkezes</text:p>
          </table:table-cell>
          <table:table-cell table:style-name="ce1271" office:value-type="string" calcext:value-type="string">
            <text:p>kétkezes</text:p>
          </table:table-cell>
          <table:table-cell table:style-name="ce1271" office:value-type="float" office:value="5" calcext:value-type="float">
            <text:p>5</text:p>
          </table:table-cell>
          <table:table-cell table:style-name="ce1271" office:value-type="string" calcext:value-type="string">
            <text:p>V/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271" office:value-type="float" office:value="1" calcext:value-type="float">
            <text:p>1</text:p>
          </table:table-cell>
          <table:table-cell table:style-name="ce1271" office:value-type="float" office:value="1.5" calcext:value-type="float">
            <text:p>1,5</text:p>
          </table:table-cell>
          <table:table-cell table:style-name="ce1271" office:value-type="float" office:value="8" calcext:value-type="float">
            <text:p>8</text:p>
          </table:table-cell>
          <table:table-cell table:number-columns-repeated="2" table:style-name="ce1271" office:value-type="float" office:value="16" calcext:value-type="float">
            <text:p>16</text:p>
          </table:table-cell>
          <table:table-cell table:style-name="ce1271" office:value-type="float" office:value="7" calcext:value-type="float">
            <text:p>7</text:p>
          </table:table-cell>
          <table:table-cell table:style-name="ce1457" office:value-type="string" calcext:value-type="string">
            <text:p>kardvívás</text:p>
          </table:table-cell>
          <table:table-cell table:style-name="ce1471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18">
          <table:table-cell/>
          <table:table-cell table:style-name="ce1162" office:value-type="string" calcext:value-type="string">
            <text:p>Kard, mesterkard</text:p>
          </table:table-cell>
          <table:table-cell table:style-name="ce1271" office:value-type="string" calcext:value-type="string">
            <text:p>kétkezes</text:p>
          </table:table-cell>
          <table:table-cell table:style-name="ce1271" office:value-type="float" office:value="5" calcext:value-type="float">
            <text:p>5</text:p>
          </table:table-cell>
          <table:table-cell table:style-name="ce1271" office:value-type="string" calcext:value-type="string">
            <text:p>V/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271" office:value-type="float" office:value="1" calcext:value-type="float">
            <text:p>1</text:p>
          </table:table-cell>
          <table:table-cell table:style-name="ce1271" office:value-type="float" office:value="1.5" calcext:value-type="float">
            <text:p>1,5</text:p>
          </table:table-cell>
          <table:table-cell table:style-name="ce1271" office:value-type="float" office:value="9" calcext:value-type="float">
            <text:p>9</text:p>
          </table:table-cell>
          <table:table-cell table:style-name="ce1271" office:value-type="float" office:value="18" calcext:value-type="float">
            <text:p>18</text:p>
          </table:table-cell>
          <table:table-cell table:style-name="ce1271" office:value-type="float" office:value="13" calcext:value-type="float">
            <text:p>13</text:p>
          </table:table-cell>
          <table:table-cell table:style-name="ce1271" office:value-type="float" office:value="7" calcext:value-type="float">
            <text:p>7</text:p>
          </table:table-cell>
          <table:table-cell table:style-name="ce1457" office:value-type="string" calcext:value-type="string">
            <text:p>kardvívás</text:p>
          </table:table-cell>
          <table:table-cell table:style-name="ce1471" office:value-type="string" calcext:value-type="string">
            <text:p>(MK), továbbá:</text:p>
            <text:p>TODO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Kard, Pugoss </text:p>
          </table:table-cell>
          <table:table-cell table:style-name="ce1271" office:value-type="string" calcext:value-type="string">
            <text:p>egykezes</text:p>
          </table:table-cell>
          <table:table-cell table:style-name="ce1280" table:number-columns-repeated="2"/>
          <table:table-cell table:number-columns-repeated="2" table:style-name="ce1297" office:value-type="float" office:value="0" calcext:value-type="float">
            <text:p>0</text:p>
          </table:table-cell>
          <table:table-cell table:style-name="ce1439"/>
          <table:table-cell table:style-name="ce1280" table:number-columns-repeated="5"/>
          <table:table-cell table:style-name="ce1457" office:value-type="string" calcext:value-type="string">
            <text:p>kardvívás</text:p>
          </table:table-cell>
          <table:table-cell table:style-name="ce1473" office:value-type="string" calcext:value-type="string">
            <text:p>(KF)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Kard, rövid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string" calcext:value-type="string">
            <text:p>S/V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.5" calcext:value-type="float">
            <text:p>0,5</text:p>
          </table:table-cell>
          <table:table-cell table:style-name="ce1271" office:value-type="float" office:value="4" calcext:value-type="float">
            <text:p>4</text:p>
          </table:table-cell>
          <table:table-cell table:number-columns-repeated="2" table:style-name="ce1271" office:value-type="float" office:value="8" calcext:value-type="float">
            <text:p>8</text:p>
          </table:table-cell>
          <table:table-cell table:style-name="ce1271" office:value-type="float" office:value="6" calcext:value-type="float">
            <text:p>6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162" office:value-type="string" calcext:value-type="string">
            <text:p>Kard, Slan </text:p>
          </table:table-cell>
          <table:table-cell table:style-name="ce1271" office:value-type="string" calcext:value-type="string">
            <text:p>kétkezes</text:p>
          </table:table-cell>
          <table:table-cell table:style-name="ce1271" office:value-type="float" office:value="6" calcext:value-type="float">
            <text:p>6</text:p>
          </table:table-cell>
          <table:table-cell table:style-name="ce1271" office:value-type="string" calcext:value-type="string">
            <text:p>V/S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1" calcext:value-type="float">
            <text:p>1</text:p>
          </table:table-cell>
          <table:table-cell table:style-name="ce1271" office:value-type="float" office:value="1.5" calcext:value-type="float">
            <text:p>1,5</text:p>
          </table:table-cell>
          <table:table-cell table:style-name="ce1271" office:value-type="float" office:value="9" calcext:value-type="float">
            <text:p>9</text:p>
          </table:table-cell>
          <table:table-cell table:style-name="ce1271" office:value-type="float" office:value="19" calcext:value-type="float">
            <text:p>19</text:p>
          </table:table-cell>
          <table:table-cell table:style-name="ce1271" office:value-type="float" office:value="13" calcext:value-type="float">
            <text:p>13</text:p>
          </table:table-cell>
          <table:table-cell table:style-name="ce1271" office:value-type="float" office:value="7" calcext:value-type="float">
            <text:p>7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Kard, Slan rövid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string" calcext:value-type="string">
            <text:p>V/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.5" calcext:value-type="float">
            <text:p>0,5</text:p>
          </table:table-cell>
          <table:table-cell table:style-name="ce1271" office:value-type="float" office:value="5" calcext:value-type="float">
            <text:p>5</text:p>
          </table:table-cell>
          <table:table-cell table:style-name="ce1271" office:value-type="float" office:value="11" calcext:value-type="float">
            <text:p>11</text:p>
          </table:table-cell>
          <table:table-cell table:number-columns-repeated="2"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162" office:value-type="string" calcext:value-type="string">
            <text:p>Kard, Slan csatakard</text:p>
          </table:table-cell>
          <table:table-cell table:style-name="ce1271" office:value-type="string" calcext:value-type="string">
            <text:p>kétkezes</text:p>
          </table:table-cell>
          <table:table-cell table:style-name="ce1271" office:value-type="float" office:value="9" calcext:value-type="float">
            <text:p>9</text:p>
          </table:table-cell>
          <table:table-cell table:style-name="ce1271" office:value-type="string" calcext:value-type="string">
            <text:p>V/S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9" calcext:value-type="float">
            <text:p>9</text:p>
          </table:table-cell>
          <table:table-cell table:style-name="ce1271" office:value-type="float" office:value="23" calcext:value-type="float">
            <text:p>23</text:p>
          </table:table-cell>
          <table:table-cell table:style-name="ce1271" office:value-type="float" office:value="17" calcext:value-type="float">
            <text:p>17</text:p>
          </table:table-cell>
          <table:table-cell table:style-name="ce1271" office:value-type="float" office:value="8" calcext:value-type="float">
            <text:p>8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162" office:value-type="string" calcext:value-type="string">
            <text:p>Kard, szablya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3" calcext:value-type="float">
            <text:p>3</text:p>
          </table:table-cell>
          <table:table-cell table:style-name="ce1271" office:value-type="string" calcext:value-type="string">
            <text:p>V/S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1" calcext:value-type="float">
            <text:p>1</text:p>
          </table:table-cell>
          <table:table-cell table:style-name="ce1439"/>
          <table:table-cell table:style-name="ce1262" office:value-type="float" office:value="1" calcext:value-type="float">
            <text:p>1</text:p>
          </table:table-cell>
          <table:table-cell table:style-name="ce1271" office:value-type="float" office:value="6" calcext:value-type="float">
            <text:p>6</text:p>
          </table:table-cell>
          <table:table-cell table:number-columns-repeated="2" table:style-name="ce1271" office:value-type="float" office:value="12" calcext:value-type="float">
            <text:p>12</text:p>
          </table:table-cell>
          <table:table-cell table:style-name="ce1271" office:value-type="float" office:value="6" calcext:value-type="float">
            <text:p>6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Mara-sequor </text:p>
          </table:table-cell>
          <table:table-cell table:style-name="ce1271" office:value-type="string" calcext:value-type="string">
            <text:p>kétkezes</text:p>
          </table:table-cell>
          <table:table-cell table:style-name="ce1280" table:number-columns-repeated="2"/>
          <table:table-cell table:style-name="ce1280" office:value-type="float" office:value="0" calcext:value-type="float">
            <text:p>0</text:p>
          </table:table-cell>
          <table:table-cell table:style-name="ce1280"/>
          <table:table-cell table:style-name="ce1271" office:value-type="float" office:value="1" calcext:value-type="float">
            <text:p>1</text:p>
          </table:table-cell>
          <table:table-cell table:style-name="ce1280" table:number-columns-repeated="5"/>
          <table:table-cell table:style-name="ce1457" office:value-type="string" calcext:value-type="string">
            <text:p>kardvívás</text:p>
          </table:table-cell>
          <table:table-cell table:style-name="ce1473" office:value-type="string" calcext:value-type="string">
            <text:p>(MK), (KF) továbbá: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Meneth</text:p>
          </table:table-cell>
          <table:table-cell table:style-name="ce1271" office:value-type="string" calcext:value-type="string">
            <text:p>egykezes</text:p>
          </table:table-cell>
          <table:table-cell table:style-name="ce1280" table:number-columns-repeated="2"/>
          <table:table-cell table:style-name="ce1280" office:value-type="float" office:value="0" calcext:value-type="float">
            <text:p>0</text:p>
          </table:table-cell>
          <table:table-cell table:style-name="ce1280" table:number-columns-repeated="7"/>
          <table:table-cell table:style-name="ce1457" office:value-type="string" calcext:value-type="string">
            <text:p>kardvívás</text:p>
          </table:table-cell>
          <table:table-cell table:style-name="ce1473"/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Predoci egyeneskard</text:p>
          </table:table-cell>
          <table:table-cell table:style-name="ce1271" office:value-type="string" calcext:value-type="string">
            <text:p>egykezes</text:p>
          </table:table-cell>
          <table:table-cell table:style-name="ce1280" table:number-columns-repeated="2"/>
          <table:table-cell table:style-name="ce1280" office:value-type="float" office:value="0" calcext:value-type="float">
            <text:p>0</text:p>
          </table:table-cell>
          <table:table-cell table:style-name="ce1280" table:number-columns-repeated="7"/>
          <table:table-cell table:style-name="ce1457" office:value-type="string" calcext:value-type="string">
            <text:p>kardvívás</text:p>
          </table:table-cell>
          <table:table-cell table:style-name="ce1473"/>
          <table:table-cell table:number-columns-repeated="16369"/>
        </table:table-row>
        <table:table-row table:style-name="ro1">
          <table:table-cell/>
          <table:table-cell table:style-name="ce1162" office:value-type="string" calcext:value-type="string">
            <text:p>Sequor </text:p>
          </table:table-cell>
          <table:table-cell table:style-name="ce1271" office:value-type="string" calcext:value-type="string">
            <text:p>egykezes</text:p>
          </table:table-cell>
          <table:table-cell table:style-name="ce1280" table:number-columns-repeated="2"/>
          <table:table-cell table:style-name="ce1280" office:value-type="float" office:value="0" calcext:value-type="float">
            <text:p>0</text:p>
          </table:table-cell>
          <table:table-cell table:style-name="ce1280" table:number-columns-repeated="7"/>
          <table:table-cell table:style-name="ce1457" office:value-type="string" calcext:value-type="string">
            <text:p>kardvívás</text:p>
          </table:table-cell>
          <table:table-cell table:style-name="ce1474" office:value-type="string" calcext:value-type="string">
            <text:p>(KF):</text:p>
          </table:table-cell>
          <table:table-cell table:number-columns-repeated="16369"/>
        </table:table-row>
        <table:table-row table:style-name="ro19">
          <table:table-cell table:style-name="ce1016"/>
          <table:table-cell table:style-name="ce1167" office:value-type="string" calcext:value-type="string">
            <text:p>Tőrkard</text:p>
          </table:table-cell>
          <table:table-cell table:style-name="ce1290" office:value-type="string" calcext:value-type="string">
            <text:p>egykezes</text:p>
          </table:table-cell>
          <table:table-cell table:style-name="ce1290" office:value-type="float" office:value="2" calcext:value-type="float">
            <text:p>2</text:p>
          </table:table-cell>
          <table:table-cell table:style-name="ce1290" office:value-type="string" calcext:value-type="string">
            <text:p>S</text:p>
          </table:table-cell>
          <table:table-cell table:number-columns-repeated="2" table:style-name="ce1290" office:value-type="float" office:value="0" calcext:value-type="float">
            <text:p>0</text:p>
          </table:table-cell>
          <table:table-cell table:style-name="ce1441"/>
          <table:table-cell table:style-name="ce1290" office:value-type="float" office:value="1" calcext:value-type="float">
            <text:p>1</text:p>
          </table:table-cell>
          <table:table-cell table:style-name="ce1290" office:value-type="float" office:value="6" calcext:value-type="float">
            <text:p>6</text:p>
          </table:table-cell>
          <table:table-cell table:number-columns-repeated="2" table:style-name="ce1290" office:value-type="float" office:value="12" calcext:value-type="float">
            <text:p>12</text:p>
          </table:table-cell>
          <table:table-cell table:style-name="ce1290" office:value-type="float" office:value="5" calcext:value-type="float">
            <text:p>5</text:p>
          </table:table-cell>
          <table:table-cell table:style-name="ce1458" office:value-type="string" calcext:value-type="string">
            <text:p>kardvívás</text:p>
          </table:table-cell>
          <table:table-cell table:style-name="ce1471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335" table:number-columns-repeated="241"/>
          <table:table-cell table:number-columns-repeated="16128"/>
        </table:table-row>
        <table:table-row table:style-name="ro2">
          <table:table-cell table:style-name="ce1153" office:value-type="string" calcext:value-type="string">
            <text:p>Pusztító fegyverek</text:p>
          </table:table-cell>
          <table:table-cell table:style-name="ce1161" office:value-type="string" calcext:value-type="string">
            <text:p>Bot, rövid</text:p>
          </table:table-cell>
          <table:table-cell table:style-name="ce1262" office:value-type="string" calcext:value-type="string">
            <text:p>egykezes</text:p>
          </table:table-cell>
          <table:table-cell table:style-name="ce1296" office:value-type="float" office:value="-3" calcext:value-type="float">
            <text:p>-3</text:p>
          </table:table-cell>
          <table:table-cell table:style-name="ce1296" office:value-type="string" calcext:value-type="string">
            <text:p>Z</text:p>
          </table:table-cell>
          <table:table-cell table:number-columns-repeated="2" table:style-name="ce1296" office:value-type="float" office:value="0" calcext:value-type="float">
            <text:p>0</text:p>
          </table:table-cell>
          <table:table-cell table:style-name="ce1438"/>
          <table:table-cell table:style-name="ce1271" office:value-type="float" office:value="0.5" calcext:value-type="float">
            <text:p>0,5</text:p>
          </table:table-cell>
          <table:table-cell table:style-name="ce1296" office:value-type="float" office:value="6" calcext:value-type="float">
            <text:p>6</text:p>
          </table:table-cell>
          <table:table-cell table:style-name="ce1296" office:value-type="float" office:value="9" calcext:value-type="float">
            <text:p>9</text:p>
          </table:table-cell>
          <table:table-cell table:style-name="ce1296" office:value-type="float" office:value="6" calcext:value-type="float">
            <text:p>6</text:p>
          </table:table-cell>
          <table:table-cell table:style-name="ce1296" office:value-type="float" office:value="5" calcext:value-type="float">
            <text:p>5</text:p>
          </table:table-cell>
          <table:table-cell table:style-name="ce1457" office:value-type="string" calcext:value-type="string">
            <text:p>zúzás</text:p>
          </table:table-cell>
          <table:table-cell table:style-name="ce1469"/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Bot, furkós</text:p>
          </table:table-cell>
          <table:table-cell table:style-name="ce1271" office:value-type="string" calcext:value-type="string">
            <text:p>egykezes</text:p>
          </table:table-cell>
          <table:table-cell table:style-name="ce1297" office:value-type="float" office:value="-1" calcext:value-type="float">
            <text:p>-1</text:p>
          </table:table-cell>
          <table:table-cell table:style-name="ce1297" office:value-type="string" calcext:value-type="string">
            <text:p>Z</text:p>
          </table:table-cell>
          <table:table-cell table:number-columns-repeated="2" table:style-name="ce1297" office:value-type="float" office:value="0" calcext:value-type="float">
            <text:p>0</text:p>
          </table:table-cell>
          <table:table-cell table:style-name="ce1439"/>
          <table:table-cell table:style-name="ce1262" office:value-type="float" office:value="1" calcext:value-type="float">
            <text:p>1</text:p>
          </table:table-cell>
          <table:table-cell table:style-name="ce1297" office:value-type="float" office:value="4" calcext:value-type="float">
            <text:p>4</text:p>
          </table:table-cell>
          <table:table-cell table:style-name="ce1297" office:value-type="float" office:value="10" calcext:value-type="float">
            <text:p>10</text:p>
          </table:table-cell>
          <table:table-cell table:style-name="ce1297" office:value-type="float" office:value="8" calcext:value-type="float">
            <text:p>8</text:p>
          </table:table-cell>
          <table:table-cell table:style-name="ce1297" office:value-type="float" office:value="6" calcext:value-type="float">
            <text:p>6</text:p>
          </table:table-cell>
          <table:table-cell table:style-name="ce1457" office:value-type="string" calcext:value-type="string">
            <text:p>zúzás</text:p>
          </table:table-cell>
          <table:table-cell table:style-name="ce1473"/>
          <table:table-cell table:number-columns-repeated="16369"/>
        </table:table-row>
        <table:table-row table:style-name="ro1">
          <table:table-cell/>
          <table:table-cell table:style-name="ce1162" office:value-type="string" calcext:value-type="string">
            <text:p>Buzogány, egykezes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5" calcext:value-type="float">
            <text:p>5</text:p>
          </table:table-cell>
          <table:table-cell table:style-name="ce1425" office:value-type="string" calcext:value-type="string">
            <text:p>Z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62" office:value-type="float" office:value="1" calcext:value-type="float">
            <text:p>1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float" office:value="12" calcext:value-type="float">
            <text:p>12</text:p>
          </table:table-cell>
          <table:table-cell table:style-name="ce1271" office:value-type="float" office:value="8" calcext:value-type="float">
            <text:p>8</text:p>
          </table:table-cell>
          <table:table-cell table:style-name="ce1271" office:value-type="float" office:value="7" calcext:value-type="float">
            <text:p>7</text:p>
          </table:table-cell>
          <table:table-cell table:style-name="ce1457" office:value-type="string" calcext:value-type="string">
            <text:p>zúzás</text:p>
          </table:table-cell>
          <table:table-cell table:style-name="ce1473"/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Buzogány, kétkezes</text:p>
          </table:table-cell>
          <table:table-cell table:style-name="ce1271" office:value-type="string" calcext:value-type="string">
            <text:p>kétkezes</text:p>
          </table:table-cell>
          <table:table-cell table:style-name="ce1280"/>
          <table:table-cell table:style-name="ce1297" office:value-type="string" calcext:value-type="string">
            <text:p>Z</text:p>
          </table:table-cell>
          <table:table-cell table:number-columns-repeated="2" table:style-name="ce1297" office:value-type="float" office:value="0" calcext:value-type="float">
            <text:p>0</text:p>
          </table:table-cell>
          <table:table-cell table:style-name="ce1439"/>
          <table:table-cell table:style-name="ce1280" table:number-columns-repeated="5"/>
          <table:table-cell table:style-name="ce1457" office:value-type="string" calcext:value-type="string">
            <text:p>zúzás</text:p>
          </table:table-cell>
          <table:table-cell table:style-name="ce1473"/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Buzogány, láncos</text:p>
          </table:table-cell>
          <table:table-cell table:style-name="ce1271" office:value-type="string" calcext:value-type="string">
            <text:p>egykezes</text:p>
          </table:table-cell>
          <table:table-cell table:style-name="ce1280"/>
          <table:table-cell table:style-name="ce1297" office:value-type="string" calcext:value-type="string">
            <text:p>Z</text:p>
          </table:table-cell>
          <table:table-cell table:number-columns-repeated="2" table:style-name="ce1297" office:value-type="float" office:value="0" calcext:value-type="float">
            <text:p>0</text:p>
          </table:table-cell>
          <table:table-cell table:style-name="ce1280" table:number-columns-repeated="6"/>
          <table:table-cell table:style-name="ce1457" office:value-type="string" calcext:value-type="string">
            <text:p>zúzás</text:p>
          </table:table-cell>
          <table:table-cell table:style-name="ce1473" office:value-type="string" calcext:value-type="string">
            <text:p>Pajzs VÉ a fele! (?)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Buzogány, shadleki</text:p>
          </table:table-cell>
          <table:table-cell table:style-name="ce1271" office:value-type="string" calcext:value-type="string">
            <text:p>??</text:p>
          </table:table-cell>
          <table:table-cell table:style-name="ce1280"/>
          <table:table-cell table:style-name="ce1297" office:value-type="string" calcext:value-type="string">
            <text:p>Z</text:p>
          </table:table-cell>
          <table:table-cell table:style-name="ce1280"/>
          <table:table-cell table:style-name="ce1297" office:value-type="float" office:value="0" calcext:value-type="float">
            <text:p>0</text:p>
          </table:table-cell>
          <table:table-cell table:style-name="ce1280" table:number-columns-repeated="6"/>
          <table:table-cell table:style-name="ce1457" office:value-type="string" calcext:value-type="string">
            <text:p>zúzás</text:p>
          </table:table-cell>
          <table:table-cell table:style-name="ce1473"/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Buzogány, tollas</text:p>
          </table:table-cell>
          <table:table-cell table:style-name="ce1271" office:value-type="string" calcext:value-type="string">
            <text:p>egykezes</text:p>
          </table:table-cell>
          <table:table-cell table:style-name="ce1280"/>
          <table:table-cell table:style-name="ce1297" office:value-type="string" calcext:value-type="string">
            <text:p>Z</text:p>
          </table:table-cell>
          <table:table-cell table:style-name="ce1280" office:value-type="string" calcext:value-type="string">
            <text:p>!</text:p>
          </table:table-cell>
          <table:table-cell table:style-name="ce1297" office:value-type="float" office:value="0" calcext:value-type="float">
            <text:p>0</text:p>
          </table:table-cell>
          <table:table-cell table:style-name="ce1439"/>
          <table:table-cell table:style-name="ce1280" table:number-columns-repeated="5"/>
          <table:table-cell table:style-name="ce1457" office:value-type="string" calcext:value-type="string">
            <text:p>zúzás</text:p>
          </table:table-cell>
          <table:table-cell table:style-name="ce1473"/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Buzogány, tüskés</text:p>
          </table:table-cell>
          <table:table-cell table:style-name="ce1271" office:value-type="string" calcext:value-type="string">
            <text:p>egykezes</text:p>
          </table:table-cell>
          <table:table-cell table:style-name="ce1280" table:number-columns-repeated="2"/>
          <table:table-cell table:style-name="ce1280" office:value-type="string" calcext:value-type="string">
            <text:p>!!</text:p>
          </table:table-cell>
          <table:table-cell table:style-name="ce1297" office:value-type="float" office:value="0" calcext:value-type="float">
            <text:p>0</text:p>
          </table:table-cell>
          <table:table-cell table:style-name="ce1280" table:number-columns-repeated="6"/>
          <table:table-cell table:style-name="ce1457" office:value-type="string" calcext:value-type="string">
            <text:p>zúzás</text:p>
          </table:table-cell>
          <table:table-cell table:style-name="ce1473"/>
          <table:table-cell table:number-columns-repeated="16369"/>
        </table:table-row>
        <table:table-row table:style-name="ro20">
          <table:table-cell/>
          <table:table-cell table:style-name="ce1162" office:value-type="string" calcext:value-type="string">
            <text:p>Csatabárd, egykezes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4" calcext:value-type="float">
            <text:p>4</text:p>
          </table:table-cell>
          <table:table-cell table:style-name="ce1426" office:value-type="string" calcext:value-type="string">
            <text:p>V</text:p>
            <text:p>(néha szúrás)</text:p>
          </table:table-cell>
          <table:table-cell table:style-name="ce1271" office:value-type="string" calcext:value-type="string">
            <text:p>??</text:p>
          </table:table-cell>
          <table:table-cell table:style-name="ce1271" office:value-type="float" office:value="0" calcext:value-type="float">
            <text:p>0</text:p>
          </table:table-cell>
          <table:table-cell table:style-name="ce1271"/>
          <table:table-cell table:style-name="ce1271" office:value-type="float" office:value="0.5" calcext:value-type="float">
            <text:p>0,5</text:p>
          </table:table-cell>
          <table:table-cell table:style-name="ce1271" office:value-type="float" office:value="4" calcext:value-type="float">
            <text:p>4</text:p>
          </table:table-cell>
          <table:table-cell table:number-columns-repeated="2" table:style-name="ce1271" office:value-type="float" office:value="8" calcext:value-type="float">
            <text:p>8</text:p>
          </table:table-cell>
          <table:table-cell table:style-name="ce1271" office:value-type="float" office:value="6" calcext:value-type="float">
            <text:p>6</text:p>
          </table:table-cell>
          <table:table-cell table:style-name="ce1457" office:value-type="string" calcext:value-type="string">
            <text:p>zúzás</text:p>
          </table:table-cell>
          <table:table-cell table:style-name="ce1473"/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Csatabárd, kétkezes</text:p>
          </table:table-cell>
          <table:table-cell table:style-name="ce1271" office:value-type="string" calcext:value-type="string">
            <text:p>kétkezes</text:p>
          </table:table-cell>
          <table:table-cell table:style-name="ce1271" office:value-type="float" office:value="8" calcext:value-type="float">
            <text:p>8</text:p>
          </table:table-cell>
          <table:table-cell table:number-columns-repeated="2" table:style-name="ce1271" office:value-type="string" calcext:value-type="string">
            <text:p>??</text:p>
          </table:table-cell>
          <table:table-cell table:style-name="ce1271" office:value-type="float" office:value="0" calcext:value-type="float">
            <text:p>0</text:p>
          </table:table-cell>
          <table:table-cell table:style-name="ce1271"/>
          <table:table-cell table:style-name="ce1271" office:value-type="float" office:value="1.5" calcext:value-type="float">
            <text:p>1,5</text:p>
          </table:table-cell>
          <table:table-cell table:style-name="ce1271" office:value-type="float" office:value="8" calcext:value-type="float">
            <text:p>8</text:p>
          </table:table-cell>
          <table:table-cell table:number-columns-repeated="2" table:style-name="ce1271" office:value-type="float" office:value="16" calcext:value-type="float">
            <text:p>16</text:p>
          </table:table-cell>
          <table:table-cell table:style-name="ce1271"/>
          <table:table-cell table:style-name="ce1457" office:value-type="string" calcext:value-type="string">
            <text:p>zúzás</text:p>
          </table:table-cell>
          <table:table-cell table:style-name="ce1472"/>
          <table:table-cell table:number-columns-repeated="16369"/>
        </table:table-row>
        <table:table-row table:style-name="ro18">
          <table:table-cell/>
          <table:table-cell table:style-name="ce1162" office:value-type="string" calcext:value-type="string">
            <text:p>Csatacsákány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3" calcext:value-type="float">
            <text:p>3</text:p>
          </table:table-cell>
          <table:table-cell table:style-name="ce1271" office:value-type="string" calcext:value-type="string">
            <text:p>S?</text:p>
          </table:table-cell>
          <table:table-cell table:style-name="ce1271" office:value-type="string" calcext:value-type="string">
            <text:p>10 !</text:p>
          </table:table-cell>
          <table:table-cell table:style-name="ce1271" office:value-type="float" office:value="0" calcext:value-type="float">
            <text:p>0</text:p>
          </table:table-cell>
          <table:table-cell table:style-name="ce1271"/>
          <table:table-cell table:style-name="ce1271" office:value-type="float" office:value="0.5" calcext:value-type="float">
            <text:p>0,5</text:p>
          </table:table-cell>
          <table:table-cell table:style-name="ce1271" office:value-type="float" office:value="4" calcext:value-type="float">
            <text:p>4</text:p>
          </table:table-cell>
          <table:table-cell table:number-columns-repeated="2" table:style-name="ce1271" office:value-type="float" office:value="8" calcext:value-type="float">
            <text:p>8</text:p>
          </table:table-cell>
          <table:table-cell table:style-name="ce1271"/>
          <table:table-cell table:style-name="ce1457" office:value-type="string" calcext:value-type="string">
            <text:p>zúzás</text:p>
          </table:table-cell>
          <table:table-cell table:style-name="ce147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016"/>
          <table:table-cell table:style-name="ce1167" office:value-type="string" calcext:value-type="string">
            <text:p>Harci kalapács</text:p>
          </table:table-cell>
          <table:table-cell table:style-name="ce1290" office:value-type="string" calcext:value-type="string">
            <text:p>??</text:p>
          </table:table-cell>
          <table:table-cell table:style-name="ce1412"/>
          <table:table-cell table:style-name="ce1398" office:value-type="string" calcext:value-type="string">
            <text:p>Z</text:p>
          </table:table-cell>
          <table:table-cell table:number-columns-repeated="2" table:style-name="ce1398" office:value-type="float" office:value="0" calcext:value-type="float">
            <text:p>0</text:p>
          </table:table-cell>
          <table:table-cell table:style-name="ce1412" table:number-columns-repeated="6"/>
          <table:table-cell table:style-name="ce1458" office:value-type="string" calcext:value-type="string">
            <text:p>zúzás</text:p>
          </table:table-cell>
          <table:table-cell table:style-name="ce1473"/>
          <table:table-cell table:style-name="ce335" table:number-columns-repeated="241"/>
          <table:table-cell table:number-columns-repeated="16128"/>
        </table:table-row>
        <table:table-row table:style-name="ro2">
          <table:table-cell table:style-name="ce1153" office:value-type="string" calcext:value-type="string">
            <text:p>Lándzsavívó fegyverek</text:p>
          </table:table-cell>
          <table:table-cell table:style-name="ce1169" office:value-type="string" calcext:value-type="string">
            <text:p>Alabárd</text:p>
          </table:table-cell>
          <table:table-cell table:style-name="ce1296" office:value-type="string" calcext:value-type="string">
            <text:p>kétkezes</text:p>
          </table:table-cell>
          <table:table-cell table:style-name="ce1296" office:value-type="float" office:value="4" calcext:value-type="float">
            <text:p>4</text:p>
          </table:table-cell>
          <table:table-cell table:style-name="ce1296" office:value-type="string" calcext:value-type="string">
            <text:p>S+Z/V</text:p>
          </table:table-cell>
          <table:table-cell table:style-name="ce1296" office:value-type="float" office:value="6" calcext:value-type="float">
            <text:p>6</text:p>
          </table:table-cell>
          <table:table-cell table:style-name="ce1296" office:value-type="float" office:value="0" calcext:value-type="float">
            <text:p>0</text:p>
          </table:table-cell>
          <table:table-cell table:style-name="ce1296"/>
          <table:table-cell table:style-name="ce1297" office:value-type="float" office:value="3" calcext:value-type="float">
            <text:p>3</text:p>
          </table:table-cell>
          <table:table-cell table:style-name="ce1296" office:value-type="float" office:value="12" calcext:value-type="float">
            <text:p>12</text:p>
          </table:table-cell>
          <table:table-cell table:number-columns-repeated="2" table:style-name="ce1296" office:value-type="float" office:value="28" calcext:value-type="float">
            <text:p>28</text:p>
          </table:table-cell>
          <table:table-cell table:style-name="ce1296" office:value-type="float" office:value="8" calcext:value-type="float">
            <text:p>8</text:p>
          </table:table-cell>
          <table:table-cell table:style-name="ce1460" office:value-type="string" calcext:value-type="string">
            <text:p>lándzsavívás</text:p>
          </table:table-cell>
          <table:table-cell table:style-name="ce1475" office:value-type="string" calcext:value-type="string">
            <text:p>Talán a legjobb a páncélok ellen</text:p>
          </table:table-cell>
          <table:table-cell table:style-name="ce520" table:number-columns-repeated="241"/>
          <table:table-cell table:number-columns-repeated="16128"/>
        </table:table-row>
        <table:table-row table:style-name="ro1">
          <table:table-cell table:style-name="ce1154"/>
          <table:table-cell table:style-name="ce1171" office:value-type="string" calcext:value-type="string">
            <text:p>Bot, hosszú</text:p>
          </table:table-cell>
          <table:table-cell table:style-name="ce1297" office:value-type="string" calcext:value-type="string">
            <text:p>kétkezes</text:p>
          </table:table-cell>
          <table:table-cell table:style-name="ce1413" office:value-type="float" office:value="1" calcext:value-type="float">
            <text:p>1</text:p>
          </table:table-cell>
          <table:table-cell table:style-name="ce1297" office:value-type="string" calcext:value-type="string">
            <text:p>Z</text:p>
          </table:table-cell>
          <table:table-cell table:number-columns-repeated="2" table:style-name="ce1297" office:value-type="float" office:value="0" calcext:value-type="float">
            <text:p>0</text:p>
          </table:table-cell>
          <table:table-cell table:style-name="ce1297"/>
          <table:table-cell table:style-name="ce1271" office:value-type="float" office:value="2" calcext:value-type="float">
            <text:p>2</text:p>
          </table:table-cell>
          <table:table-cell table:style-name="ce1297" office:value-type="float" office:value="14" calcext:value-type="float">
            <text:p>14</text:p>
          </table:table-cell>
          <table:table-cell table:style-name="ce1297" office:value-type="float" office:value="16" calcext:value-type="float">
            <text:p>16</text:p>
          </table:table-cell>
          <table:table-cell table:style-name="ce1297" office:value-type="float" office:value="24" calcext:value-type="float">
            <text:p>24</text:p>
          </table:table-cell>
          <table:table-cell table:style-name="ce1297" office:value-type="float" office:value="6" calcext:value-type="float">
            <text:p>6</text:p>
          </table:table-cell>
          <table:table-cell table:style-name="ce1460" office:value-type="string" calcext:value-type="string">
            <text:p>lándzsavívás</text:p>
          </table:table-cell>
          <table:table-cell table:style-name="ce520" table:number-columns-repeated="242"/>
          <table:table-cell table:number-columns-repeated="16128"/>
        </table:table-row>
        <table:table-row table:style-name="ro20">
          <table:table-cell table:style-name="ce1154"/>
          <table:table-cell table:style-name="ce1171" office:value-type="string" calcext:value-type="string">
            <text:p>Lándzsa</text:p>
          </table:table-cell>
          <table:table-cell table:style-name="ce1297" office:value-type="string" calcext:value-type="string">
            <text:p>kétkezes</text:p>
          </table:table-cell>
          <table:table-cell table:style-name="ce1414" office:value-type="float" office:value="2" calcext:value-type="float">
            <text:p>2</text:p>
          </table:table-cell>
          <table:table-cell table:style-name="ce1297" office:value-type="string" calcext:value-type="string">
            <text:p>S</text:p>
          </table:table-cell>
          <table:table-cell table:style-name="ce1297" office:value-type="string" calcext:value-type="string">
            <text:p>4/0</text:p>
          </table:table-cell>
          <table:table-cell table:style-name="ce1297" office:value-type="float" office:value="0" calcext:value-type="float">
            <text:p>0</text:p>
          </table:table-cell>
          <table:table-cell table:style-name="ce1297"/>
          <table:table-cell table:style-name="ce1271" office:value-type="float" office:value="2" calcext:value-type="float">
            <text:p>2</text:p>
          </table:table-cell>
          <table:table-cell table:style-name="ce1297" office:value-type="float" office:value="14" calcext:value-type="float">
            <text:p>14</text:p>
          </table:table-cell>
          <table:table-cell table:number-columns-repeated="2" table:style-name="ce1297" office:value-type="float" office:value="32" calcext:value-type="float">
            <text:p>32</text:p>
          </table:table-cell>
          <table:table-cell table:style-name="ce1297" office:value-type="float" office:value="6" calcext:value-type="float">
            <text:p>6</text:p>
          </table:table-cell>
          <table:table-cell table:style-name="ce1460" office:value-type="string" calcext:value-type="string">
            <text:p>lándzsavívás</text:p>
          </table:table-cell>
          <table:table-cell table:style-name="ce1476" office:value-type="string" calcext:value-type="string">
            <text:p>Keskeny: +2</text:p>
            <text:p>Széles hegyű: +2</text:p>
          </table:table-cell>
          <table:table-cell table:style-name="ce520" table:number-columns-repeated="241"/>
          <table:table-cell table:number-columns-repeated="16128"/>
        </table:table-row>
        <table:table-row table:style-name="ro20">
          <table:table-cell table:style-name="ce1154"/>
          <table:table-cell table:style-name="ce1171" office:value-type="string" calcext:value-type="string">
            <text:p>Pika</text:p>
          </table:table-cell>
          <table:table-cell table:style-name="ce1297" office:value-type="string" calcext:value-type="string">
            <text:p>kétkezes</text:p>
          </table:table-cell>
          <table:table-cell table:style-name="ce1414" office:value-type="float" office:value="2" calcext:value-type="float">
            <text:p>2</text:p>
          </table:table-cell>
          <table:table-cell table:style-name="ce1297" office:value-type="string" calcext:value-type="string">
            <text:p>S</text:p>
          </table:table-cell>
          <table:table-cell table:style-name="ce1297" office:value-type="string" calcext:value-type="string">
            <text:p>4/0</text:p>
          </table:table-cell>
          <table:table-cell table:style-name="ce1297" office:value-type="float" office:value="0" calcext:value-type="float">
            <text:p>0</text:p>
          </table:table-cell>
          <table:table-cell table:style-name="ce1297"/>
          <table:table-cell table:style-name="ce1297" office:value-type="float" office:value="4" calcext:value-type="float">
            <text:p>4</text:p>
          </table:table-cell>
          <table:table-cell table:style-name="ce1297" office:value-type="float" office:value="18" calcext:value-type="float">
            <text:p>18</text:p>
          </table:table-cell>
          <table:table-cell table:number-columns-repeated="2" table:style-name="ce1297" office:value-type="float" office:value="40" calcext:value-type="float">
            <text:p>40</text:p>
          </table:table-cell>
          <table:table-cell table:style-name="ce1297" office:value-type="float" office:value="9" calcext:value-type="float">
            <text:p>9</text:p>
          </table:table-cell>
          <table:table-cell table:style-name="ce1460" office:value-type="string" calcext:value-type="string">
            <text:p>lándzsavívás</text:p>
          </table:table-cell>
          <table:table-cell table:style-name="ce1476" office:value-type="string" calcext:value-type="string">
            <text:p>Keskeny: +2</text:p>
            <text:p>Széles hegyű: +2</text:p>
          </table:table-cell>
          <table:table-cell table:style-name="ce520" table:number-columns-repeated="241"/>
          <table:table-cell table:number-columns-repeated="16128"/>
        </table:table-row>
        <table:table-row table:style-name="ro2">
          <table:table-cell table:style-name="ce1154"/>
          <table:table-cell table:style-name="ce1171" office:value-type="string" calcext:value-type="string">
            <text:p>Szigony, egykezes</text:p>
          </table:table-cell>
          <table:table-cell table:style-name="ce1297" office:value-type="string" calcext:value-type="string">
            <text:p>egykezes</text:p>
          </table:table-cell>
          <table:table-cell table:style-name="ce1297" office:value-type="float" office:value="2" calcext:value-type="float">
            <text:p>2</text:p>
          </table:table-cell>
          <table:table-cell table:style-name="ce1297" office:value-type="string" calcext:value-type="string">
            <text:p>S</text:p>
          </table:table-cell>
          <table:table-cell table:number-columns-repeated="2" table:style-name="ce1297" office:value-type="float" office:value="0" calcext:value-type="float">
            <text:p>0</text:p>
          </table:table-cell>
          <table:table-cell table:style-name="ce1297"/>
          <table:table-cell table:style-name="ce1271" office:value-type="float" office:value="2" calcext:value-type="float">
            <text:p>2</text:p>
          </table:table-cell>
          <table:table-cell table:style-name="ce1297" office:value-type="float" office:value="5" calcext:value-type="float">
            <text:p>5</text:p>
          </table:table-cell>
          <table:table-cell table:style-name="ce1297" office:value-type="float" office:value="10" calcext:value-type="float">
            <text:p>10</text:p>
          </table:table-cell>
          <table:table-cell table:style-name="ce1297" office:value-type="float" office:value="14" calcext:value-type="float">
            <text:p>14</text:p>
          </table:table-cell>
          <table:table-cell table:style-name="ce1297" office:value-type="float" office:value="7" calcext:value-type="float">
            <text:p>7</text:p>
          </table:table-cell>
          <table:table-cell table:style-name="ce1460" office:value-type="string" calcext:value-type="string">
            <text:p>lándzsavívás</text:p>
          </table:table-cell>
          <table:table-cell table:style-name="ce520" table:number-columns-repeated="242"/>
          <table:table-cell table:number-columns-repeated="16128"/>
        </table:table-row>
        <table:table-row table:style-name="ro2">
          <table:table-cell table:style-name="ce1155"/>
          <table:table-cell table:style-name="ce1172" office:value-type="string" calcext:value-type="string">
            <text:p>Szigony, kétkezes</text:p>
          </table:table-cell>
          <table:table-cell table:style-name="ce1398" office:value-type="string" calcext:value-type="string">
            <text:p>kétkezes</text:p>
          </table:table-cell>
          <table:table-cell table:style-name="ce1398" office:value-type="float" office:value="4" calcext:value-type="float">
            <text:p>4</text:p>
          </table:table-cell>
          <table:table-cell table:style-name="ce1398" office:value-type="string" calcext:value-type="string">
            <text:p>S</text:p>
          </table:table-cell>
          <table:table-cell table:style-name="ce1398" office:value-type="float" office:value="2" calcext:value-type="float">
            <text:p>2</text:p>
          </table:table-cell>
          <table:table-cell table:style-name="ce1398" office:value-type="float" office:value="0" calcext:value-type="float">
            <text:p>0</text:p>
          </table:table-cell>
          <table:table-cell table:style-name="ce1398"/>
          <table:table-cell table:style-name="ce1398" office:value-type="float" office:value="3" calcext:value-type="float">
            <text:p>3</text:p>
          </table:table-cell>
          <table:table-cell table:style-name="ce1398" office:value-type="float" office:value="10" calcext:value-type="float">
            <text:p>10</text:p>
          </table:table-cell>
          <table:table-cell table:style-name="ce1398" office:value-type="float" office:value="22" calcext:value-type="float">
            <text:p>22</text:p>
          </table:table-cell>
          <table:table-cell table:style-name="ce1398" office:value-type="float" office:value="26" calcext:value-type="float">
            <text:p>26</text:p>
          </table:table-cell>
          <table:table-cell table:style-name="ce1398" office:value-type="float" office:value="8" calcext:value-type="float">
            <text:p>8</text:p>
          </table:table-cell>
          <table:table-cell table:style-name="ce1461" office:value-type="string" calcext:value-type="string">
            <text:p>lándzsavívás</text:p>
          </table:table-cell>
          <table:table-cell table:style-name="ce1477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15"/>
          <table:table-cell table:number-columns-repeated="16370"/>
        </table:table-row>
        <table:table-row table:style-name="ro2">
          <table:table-cell table:style-name="ce1157"/>
          <table:table-cell table:style-name="ce1175" office:value-type="string" calcext:value-type="string">
            <text:p>Fegyver</text:p>
          </table:table-cell>
          <table:table-cell table:style-name="ce1402" office:value-type="string" calcext:value-type="string">
            <text:p>Forgatás módja</text:p>
          </table:table-cell>
          <table:table-cell table:style-name="ce1175" office:value-type="string" calcext:value-type="string">
            <text:p>SP</text:p>
          </table:table-cell>
          <table:table-cell table:style-name="ce1402" office:value-type="string" calcext:value-type="string">
            <text:p>Sebzés módja</text:p>
          </table:table-cell>
          <table:table-cell table:style-name="ce1175" office:value-type="string" calcext:value-type="string">
            <text:p>Átütés</text:p>
          </table:table-cell>
          <table:table-cell table:style-name="ce1175" table:number-columns-repeated="2"/>
          <table:table-cell table:style-name="ce1175" office:value-type="string" calcext:value-type="string">
            <text:p>Hatótáv</text:p>
          </table:table-cell>
          <table:table-cell table:style-name="ce1175" office:value-type="string" calcext:value-type="string">
            <text:p>KÉ</text:p>
          </table:table-cell>
          <table:table-cell table:style-name="ce1175" office:value-type="string" calcext:value-type="string">
            <text:p>CÉ</text:p>
          </table:table-cell>
          <table:table-cell table:style-name="ce1175" office:value-type="string" calcext:value-type="string">
            <text:p>Osztó</text:p>
          </table:table-cell>
          <table:table-cell table:style-name="ce1175" office:value-type="string" calcext:value-type="string">
            <text:p>Sebesség</text:p>
          </table:table-cell>
          <table:table-cell table:style-name="ce1175" office:value-type="string" calcext:value-type="string">
            <text:p>Harcmodor</text:p>
          </table:table-cell>
          <table:table-cell table:style-name="ce1175" table:number-columns-repeated="242"/>
          <table:table-cell table:number-columns-repeated="16128"/>
        </table:table-row>
        <table:table-row table:style-name="ro2">
          <table:table-cell table:style-name="ce1153" office:value-type="string" calcext:value-type="string">
            <text:p>Szál-hajítófegyverek</text:p>
          </table:table-cell>
          <table:table-cell table:style-name="ce1176" office:value-type="string" calcext:value-type="string">
            <text:p><text:s/>__</text:p>
          </table:table-cell>
          <table:table-cell table:number-columns-repeated="2" table:style-name="ce1403" office:value-type="string" calcext:value-type="string">
            <text:p>x</text:p>
          </table:table-cell>
          <table:table-cell table:number-columns-repeated="2" table:style-name="ce1176" office:value-type="string" calcext:value-type="string">
            <text:p>x</text:p>
          </table:table-cell>
          <table:table-cell table:style-name="ce1176" table:number-columns-repeated="3"/>
          <table:table-cell table:number-columns-repeated="3" table:style-name="ce1176" office:value-type="string" calcext:value-type="string">
            <text:p>x</text:p>
          </table:table-cell>
          <table:table-cell table:style-name="ce1404" office:value-type="string" calcext:value-type="string">
            <text:p>x</text:p>
          </table:table-cell>
          <table:table-cell table:style-name="ce1462" office:value-type="string" calcext:value-type="string">
            <text:p>x</text:p>
          </table:table-cell>
          <table:table-cell/>
          <table:table-cell table:style-name="ce1489" table:number-columns-repeated="241"/>
          <table:table-cell table:number-columns-repeated="16128"/>
        </table:table-row>
        <table:table-row table:style-name="ro2">
          <table:table-cell/>
          <table:table-cell table:style-name="ce1177" office:value-type="string" calcext:value-type="string">
            <text:p>Könnyű kopja</text:p>
          </table:table-cell>
          <table:table-cell table:style-name="ce1404" office:value-type="string" calcext:value-type="string">
            <text:p>kétkezes</text:p>
          </table:table-cell>
          <table:table-cell table:style-name="ce1416"/>
          <table:table-cell table:style-name="ce1417" table:number-columns-repeated="2"/>
          <table:table-cell table:style-name="ce1434"/>
          <table:table-cell table:style-name="ce1176"/>
          <table:table-cell table:style-name="ce1434" office:value-type="string" calcext:value-type="string">
            <text:p>60m</text:p>
          </table:table-cell>
          <table:table-cell table:style-name="ce1417" table:number-columns-repeated="2"/>
          <table:table-cell table:style-name="ce1177" office:value-type="float" office:value="1" calcext:value-type="float">
            <text:p>1</text:p>
          </table:table-cell>
          <table:table-cell table:style-name="ce1449" office:value-type="float" office:value="9" calcext:value-type="float">
            <text:p>9</text:p>
          </table:table-cell>
          <table:table-cell table:style-name="ce1457" office:value-type="string" calcext:value-type="string">
            <text:p>hajítás</text:p>
          </table:table-cell>
          <table:table-cell table:style-name="ce1478" office:value-type="string" calcext:value-type="string">
            <text:p>Követelmény: Erő +3</text:p>
          </table:table-cell>
          <table:table-cell table:style-name="ce1487" table:number-columns-repeated="241"/>
          <table:table-cell table:number-columns-repeated="16128"/>
        </table:table-row>
        <table:table-row table:style-name="ro2">
          <table:table-cell/>
          <table:table-cell table:style-name="ce1177" office:value-type="string" calcext:value-type="string">
            <text:p>Lándzsa</text:p>
          </table:table-cell>
          <table:table-cell table:style-name="ce1180" office:value-type="string" calcext:value-type="string">
            <text:p>egykezes</text:p>
          </table:table-cell>
          <table:table-cell table:style-name="ce1417" table:number-columns-repeated="3"/>
          <table:table-cell table:style-name="ce1434"/>
          <table:table-cell table:style-name="ce1176"/>
          <table:table-cell table:style-name="ce1434" office:value-type="string" calcext:value-type="string">
            <text:p>60m</text:p>
          </table:table-cell>
          <table:table-cell table:style-name="ce1417" table:number-columns-repeated="2"/>
          <table:table-cell table:style-name="ce1177" office:value-type="float" office:value="1" calcext:value-type="float">
            <text:p>1</text:p>
          </table:table-cell>
          <table:table-cell table:style-name="ce1450" office:value-type="float" office:value="8" calcext:value-type="float">
            <text:p>8</text:p>
          </table:table-cell>
          <table:table-cell table:style-name="ce1457" office:value-type="string" calcext:value-type="string">
            <text:p>hajítás</text:p>
          </table:table-cell>
          <table:table-cell table:style-name="ce1479" office:value-type="string" calcext:value-type="string">
            <text:p>Követelmény: Erő +2</text:p>
          </table:table-cell>
          <table:table-cell table:number-columns-repeated="16369"/>
        </table:table-row>
        <table:table-row table:style-name="ro5">
          <table:table-cell table:style-name="ce1016"/>
          <table:table-cell table:style-name="ce1178" office:value-type="string" calcext:value-type="string">
            <text:p>Dárda, hajító</text:p>
          </table:table-cell>
          <table:table-cell table:style-name="ce1178" office:value-type="string" calcext:value-type="string">
            <text:p>egykezes</text:p>
          </table:table-cell>
          <table:table-cell table:style-name="ce1418" table:number-columns-repeated="3"/>
          <table:table-cell table:style-name="ce1435"/>
          <table:table-cell table:style-name="ce1422"/>
          <table:table-cell table:style-name="ce1435" office:value-type="string" calcext:value-type="string">
            <text:p>60m</text:p>
          </table:table-cell>
          <table:table-cell table:style-name="ce1418" table:number-columns-repeated="2"/>
          <table:table-cell table:style-name="ce1448" office:value-type="float" office:value="2" calcext:value-type="float">
            <text:p>2</text:p>
          </table:table-cell>
          <table:table-cell table:style-name="ce1451" office:value-type="float" office:value="7" calcext:value-type="float">
            <text:p>7</text:p>
          </table:table-cell>
          <table:table-cell table:style-name="ce1458" office:value-type="string" calcext:value-type="string">
            <text:p>hajítás</text:p>
          </table:table-cell>
          <table:table-cell table:style-name="ce1480" office:value-type="string" calcext:value-type="string">
            <text:p>Követelmény: Erő +0</text:p>
          </table:table-cell>
          <table:table-cell table:style-name="ce1480"/>
          <table:table-cell table:style-name="ce335" table:number-columns-repeated="240"/>
          <table:table-cell table:number-columns-repeated="16128"/>
        </table:table-row>
        <table:table-row table:style-name="ro2">
          <table:table-cell table:style-name="ce1153" office:value-type="string" calcext:value-type="string">
            <text:p>Hajítófegyverek</text:p>
          </table:table-cell>
          <table:table-cell table:style-name="ce1180" office:value-type="string" calcext:value-type="string">
            <text:p>Bola</text:p>
          </table:table-cell>
          <table:table-cell table:style-name="ce1180" office:value-type="string" calcext:value-type="string">
            <text:p>egykezes</text:p>
          </table:table-cell>
          <table:table-cell table:number-columns-repeated="2" table:style-name="ce1420" office:value-type="string" calcext:value-type="string">
            <text:p>-</text:p>
          </table:table-cell>
          <table:table-cell table:style-name="ce1420" office:value-type="float" office:value="0" calcext:value-type="float">
            <text:p>0</text:p>
          </table:table-cell>
          <table:table-cell table:style-name="ce1420"/>
          <table:table-cell table:style-name="ce1176"/>
          <table:table-cell table:style-name="ce1420" office:value-type="string" calcext:value-type="string">
            <text:p>20m</text:p>
          </table:table-cell>
          <table:table-cell table:style-name="ce1405"/>
          <table:table-cell table:style-name="ce1420" office:value-type="float" office:value="2" calcext:value-type="float">
            <text:p>2</text:p>
          </table:table-cell>
          <table:table-cell table:style-name="ce1180" office:value-type="float" office:value="1" calcext:value-type="float">
            <text:p>1</text:p>
          </table:table-cell>
          <table:table-cell table:style-name="ce1452" office:value-type="float" office:value="10" calcext:value-type="float">
            <text:p>10</text:p>
          </table:table-cell>
          <table:table-cell table:style-name="ce1457" office:value-type="string" calcext:value-type="string">
            <text:p>hajítás</text:p>
          </table:table-cell>
          <table:table-cell table:style-name="ce1478"/>
          <table:table-cell table:number-columns-repeated="16369"/>
        </table:table-row>
        <table:table-row table:style-name="ro2">
          <table:table-cell/>
          <table:table-cell table:style-name="ce1186" office:value-type="string" calcext:value-type="string">
            <text:p>Hajítóbárd</text:p>
          </table:table-cell>
          <table:table-cell table:style-name="ce1186" office:value-type="string" calcext:value-type="string">
            <text:p>egykezes</text:p>
          </table:table-cell>
          <table:table-cell table:style-name="ce1421" office:value-type="float" office:value="2" calcext:value-type="float">
            <text:p>2</text:p>
          </table:table-cell>
          <table:table-cell table:style-name="ce1421" office:value-type="string" calcext:value-type="string">
            <text:p>Z</text:p>
          </table:table-cell>
          <table:table-cell table:style-name="ce1421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20m</text:p>
          </table:table-cell>
          <table:table-cell table:style-name="ce1432"/>
          <table:table-cell table:style-name="ce1421" office:value-type="float" office:value="4" calcext:value-type="float">
            <text:p>4</text:p>
          </table:table-cell>
          <table:table-cell table:style-name="ce1186" office:value-type="float" office:value="2" calcext:value-type="float">
            <text:p>2</text:p>
          </table:table-cell>
          <table:table-cell table:style-name="ce1453" office:value-type="float" office:value="6" calcext:value-type="float">
            <text:p>6</text:p>
          </table:table-cell>
          <table:table-cell table:style-name="ce1457" office:value-type="string" calcext:value-type="string">
            <text:p>hajítás</text:p>
          </table:table-cell>
          <table:table-cell table:style-name="ce147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1">
          <table:table-cell table:style-name="ce1152"/>
          <table:table-cell table:style-name="ce1187" office:value-type="string" calcext:value-type="string">
            <text:p>Hajítótőr</text:p>
          </table:table-cell>
          <table:table-cell table:style-name="ce1187" office:value-type="string" calcext:value-type="string">
            <text:p>egykezes</text:p>
          </table:table-cell>
          <table:table-cell table:style-name="ce1187" office:value-type="float" office:value="0" calcext:value-type="float">
            <text:p>0</text:p>
          </table:table-cell>
          <table:table-cell table:style-name="ce1427" office:value-type="string" calcext:value-type="string">
            <text:p>S</text:p>
          </table:table-cell>
          <table:table-cell table:style-name="ce1427" office:value-type="float" office:value="0" calcext:value-type="float">
            <text:p>0</text:p>
          </table:table-cell>
          <table:table-cell table:style-name="ce1427"/>
          <table:table-cell table:style-name="ce1442"/>
          <table:table-cell table:style-name="ce1427" office:value-type="string" calcext:value-type="string">
            <text:p>15m</text:p>
          </table:table-cell>
          <table:table-cell table:style-name="ce1427" office:value-type="float" office:value="12" calcext:value-type="float">
            <text:p>12</text:p>
          </table:table-cell>
          <table:table-cell table:style-name="ce1427" office:value-type="float" office:value="4" calcext:value-type="float">
            <text:p>4</text:p>
          </table:table-cell>
          <table:table-cell table:style-name="ce1187" office:value-type="float" office:value="2" calcext:value-type="float">
            <text:p>2</text:p>
          </table:table-cell>
          <table:table-cell table:style-name="ce1454" office:value-type="float" office:value="5" calcext:value-type="float">
            <text:p>5</text:p>
          </table:table-cell>
          <table:table-cell table:style-name="ce1463" office:value-type="string" calcext:value-type="string">
            <text:p>hajítás</text:p>
          </table:table-cell>
          <table:table-cell table:style-name="ce1481" office:value-type="string" calcext:value-type="string">
            <text:p><text:span text:style-name="T9">Automatikusan jár rá a</text:span></text:p>
            <text:p><text:span text:style-name="T9">Közeli lövés fortélynál leírt +10CÉ bónusz</text:span></text:p>
            <text:p><text:span text:style-name="T9">Ha a célpont Cellaszáma 1.</text:span></text:p>
            <text:p><text:span text:style-name="T9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186" office:value-type="string" calcext:value-type="string">
            <text:p>kő, alma</text:p>
          </table:table-cell>
          <table:table-cell table:style-name="ce1186" office:value-type="string" calcext:value-type="string">
            <text:p>egykezes</text:p>
          </table:table-cell>
          <table:table-cell table:style-name="ce1421" office:value-type="float" office:value="-10" calcext:value-type="float">
            <text:p>-10</text:p>
          </table:table-cell>
          <table:table-cell table:style-name="ce1421" office:value-type="string" calcext:value-type="string">
            <text:p>Z</text:p>
          </table:table-cell>
          <table:table-cell table:style-name="ce1421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20m</text:p>
          </table:table-cell>
          <table:table-cell table:style-name="ce1421" office:value-type="float" office:value="8" calcext:value-type="float">
            <text:p>8</text:p>
          </table:table-cell>
          <table:table-cell table:style-name="ce1421" office:value-type="float" office:value="0" calcext:value-type="float">
            <text:p>0</text:p>
          </table:table-cell>
          <table:table-cell table:style-name="ce1186" office:value-type="float" office:value="1" calcext:value-type="float">
            <text:p>1</text:p>
          </table:table-cell>
          <table:table-cell table:style-name="ce1453" office:value-type="float" office:value="5" calcext:value-type="float">
            <text:p>5</text:p>
          </table:table-cell>
          <table:table-cell table:style-name="ce1457" office:value-type="string" calcext:value-type="string">
            <text:p>hajítás</text:p>
          </table:table-cell>
          <table:table-cell table:style-name="ce1482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14">
          <table:table-cell/>
          <table:table-cell table:style-name="ce1186" office:value-type="string" calcext:value-type="string">
            <text:p>Parittya</text:p>
          </table:table-cell>
          <table:table-cell table:style-name="ce1186" office:value-type="string" calcext:value-type="string">
            <text:p>egykezes</text:p>
          </table:table-cell>
          <table:table-cell table:style-name="ce1421" office:value-type="float" office:value="0" calcext:value-type="float">
            <text:p>0</text:p>
          </table:table-cell>
          <table:table-cell table:style-name="ce1421" office:value-type="string" calcext:value-type="string">
            <text:p>Z</text:p>
          </table:table-cell>
          <table:table-cell table:style-name="ce1421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70m</text:p>
          </table:table-cell>
          <table:table-cell table:number-columns-repeated="2" table:style-name="ce1421" office:value-type="float" office:value="4" calcext:value-type="float">
            <text:p>4</text:p>
          </table:table-cell>
          <table:table-cell table:style-name="ce1186" office:value-type="float" office:value="2" calcext:value-type="float">
            <text:p>2</text:p>
          </table:table-cell>
          <table:table-cell table:style-name="ce1453" office:value-type="float" office:value="9" calcext:value-type="float">
            <text:p>9</text:p>
          </table:table-cell>
          <table:table-cell table:style-name="ce1457" office:value-type="string" calcext:value-type="string">
            <text:p>hajítás</text:p>
          </table:table-cell>
          <table:table-cell table:style-name="ce148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186" office:value-type="string" calcext:value-type="string">
            <text:p>Ramiera</text:p>
          </table:table-cell>
          <table:table-cell table:style-name="ce1186" office:value-type="string" calcext:value-type="string">
            <text:p>egykezes</text:p>
          </table:table-cell>
          <table:table-cell table:style-name="ce1421" office:value-type="float" office:value="0" calcext:value-type="float">
            <text:p>0</text:p>
          </table:table-cell>
          <table:table-cell table:style-name="ce1421" office:value-type="string" calcext:value-type="string">
            <text:p>S</text:p>
          </table:table-cell>
          <table:table-cell table:style-name="ce1421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10m</text:p>
          </table:table-cell>
          <table:table-cell table:style-name="ce1432"/>
          <table:table-cell table:style-name="ce1421" office:value-type="float" office:value="1" calcext:value-type="float">
            <text:p>1</text:p>
          </table:table-cell>
          <table:table-cell table:style-name="ce1186" office:value-type="float" office:value="1" calcext:value-type="float">
            <text:p>1</text:p>
          </table:table-cell>
          <table:table-cell table:style-name="ce1453" office:value-type="float" office:value="6" calcext:value-type="float">
            <text:p>6</text:p>
          </table:table-cell>
          <table:table-cell table:style-name="ce1457" office:value-type="string" calcext:value-type="string">
            <text:p>hajítás</text:p>
          </table:table-cell>
          <table:table-cell table:style-name="ce1479"/>
          <table:table-cell table:number-columns-repeated="16369"/>
        </table:table-row>
        <table:table-row table:style-name="ro2">
          <table:table-cell/>
          <table:table-cell table:style-name="ce1186" office:value-type="string" calcext:value-type="string">
            <text:p>Slan csillag</text:p>
          </table:table-cell>
          <table:table-cell table:style-name="ce1186" office:value-type="string" calcext:value-type="string">
            <text:p>egykezes</text:p>
          </table:table-cell>
          <table:table-cell table:style-name="ce1421" office:value-type="float" office:value="-5" calcext:value-type="float">
            <text:p>-5</text:p>
          </table:table-cell>
          <table:table-cell table:style-name="ce1421" office:value-type="string" calcext:value-type="string">
            <text:p>S</text:p>
          </table:table-cell>
          <table:table-cell table:style-name="ce1421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15m</text:p>
          </table:table-cell>
          <table:table-cell table:style-name="ce1432"/>
          <table:table-cell table:style-name="ce1421" office:value-type="float" office:value="3" calcext:value-type="float">
            <text:p>3</text:p>
          </table:table-cell>
          <table:table-cell table:style-name="ce1186" office:value-type="float" office:value="1" calcext:value-type="float">
            <text:p>1</text:p>
          </table:table-cell>
          <table:table-cell table:style-name="ce1453" office:value-type="float" office:value="4" calcext:value-type="float">
            <text:p>4</text:p>
          </table:table-cell>
          <table:table-cell table:style-name="ce1457" office:value-type="string" calcext:value-type="string">
            <text:p>hajítás</text:p>
          </table:table-cell>
          <table:table-cell table:style-name="ce1482"/>
          <table:table-cell table:number-columns-repeated="16369"/>
        </table:table-row>
        <table:table-row table:style-name="ro2">
          <table:table-cell table:style-name="ce1016"/>
          <table:table-cell table:style-name="ce1195" office:value-type="string" calcext:value-type="string">
            <text:p>Tőr</text:p>
          </table:table-cell>
          <table:table-cell table:style-name="ce1195" office:value-type="string" calcext:value-type="string">
            <text:p>egykezes</text:p>
          </table:table-cell>
          <table:table-cell table:style-name="ce1422" office:value-type="float" office:value="0" calcext:value-type="float">
            <text:p>0</text:p>
          </table:table-cell>
          <table:table-cell table:style-name="ce1422" office:value-type="string" calcext:value-type="string">
            <text:p>S</text:p>
          </table:table-cell>
          <table:table-cell table:style-name="ce1422" office:value-type="float" office:value="0" calcext:value-type="float">
            <text:p>0</text:p>
          </table:table-cell>
          <table:table-cell table:style-name="ce1422" table:number-columns-repeated="2"/>
          <table:table-cell table:style-name="ce1422" office:value-type="string" calcext:value-type="string">
            <text:p>10m</text:p>
          </table:table-cell>
          <table:table-cell table:style-name="ce1446"/>
          <table:table-cell table:style-name="ce1422" office:value-type="float" office:value="2" calcext:value-type="float">
            <text:p>2</text:p>
          </table:table-cell>
          <table:table-cell table:style-name="ce1195" office:value-type="float" office:value="2" calcext:value-type="float">
            <text:p>2</text:p>
          </table:table-cell>
          <table:table-cell table:style-name="ce1455" office:value-type="float" office:value="6" calcext:value-type="float">
            <text:p>6</text:p>
          </table:table-cell>
          <table:table-cell table:style-name="ce1458" office:value-type="string" calcext:value-type="string">
            <text:p>hajítás</text:p>
          </table:table-cell>
          <table:table-cell table:style-name="ce335" table:number-columns-repeated="242"/>
          <table:table-cell table:number-columns-repeated="16128"/>
        </table:table-row>
        <table:table-row table:style-name="ro2">
          <table:table-cell table:style-name="ce1153" office:value-type="string" calcext:value-type="string">
            <text:p>Egyéb hajítófegyverek</text:p>
          </table:table-cell>
          <table:table-cell table:style-name="ce1180" office:value-type="string" calcext:value-type="string">
            <text:p>Dobóháló</text:p>
          </table:table-cell>
          <table:table-cell table:style-name="ce1405"/>
          <table:table-cell table:number-columns-repeated="2" table:style-name="ce1420" office:value-type="string" calcext:value-type="string">
            <text:p>-</text:p>
          </table:table-cell>
          <table:table-cell table:style-name="ce1420" office:value-type="float" office:value="0" calcext:value-type="float">
            <text:p>0</text:p>
          </table:table-cell>
          <table:table-cell table:style-name="ce1420"/>
          <table:table-cell table:style-name="ce1176"/>
          <table:table-cell table:style-name="ce1420" office:value-type="string" calcext:value-type="string">
            <text:p>4m</text:p>
          </table:table-cell>
          <table:table-cell table:style-name="ce1405"/>
          <table:table-cell table:style-name="ce1420" office:value-type="float" office:value="0" calcext:value-type="float">
            <text:p>0</text:p>
          </table:table-cell>
          <table:table-cell table:style-name="ce1180" office:value-type="float" office:value="1" calcext:value-type="float">
            <text:p>1</text:p>
          </table:table-cell>
          <table:table-cell table:style-name="ce1452" office:value-type="float" office:value="10" calcext:value-type="float">
            <text:p>10</text:p>
          </table:table-cell>
          <table:table-cell table:style-name="ce1457" office:value-type="string" calcext:value-type="string">
            <text:p>hajítás</text:p>
          </table:table-cell>
          <table:table-cell table:style-name="ce1478" office:value-type="string" calcext:value-type="string">
            <text:p>Maximális hatótávolsága: 4+Erő méterben</text:p>
          </table:table-cell>
          <table:table-cell table:number-columns-repeated="16369"/>
        </table:table-row>
        <table:table-row table:style-name="ro2">
          <table:table-cell/>
          <table:table-cell table:style-name="ce1186" office:value-type="string" calcext:value-type="string">
            <text:p>Köpeny</text:p>
          </table:table-cell>
          <table:table-cell table:style-name="ce1186" office:value-type="string" calcext:value-type="string">
            <text:p>egykezes</text:p>
          </table:table-cell>
          <table:table-cell table:number-columns-repeated="2" table:style-name="ce1421" office:value-type="string" calcext:value-type="string">
            <text:p>-</text:p>
          </table:table-cell>
          <table:table-cell table:style-name="ce1421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4m</text:p>
          </table:table-cell>
          <table:table-cell table:style-name="ce1432"/>
          <table:table-cell table:style-name="ce1421" office:value-type="float" office:value="0" calcext:value-type="float">
            <text:p>0</text:p>
          </table:table-cell>
          <table:table-cell table:style-name="ce1186" office:value-type="float" office:value="1" calcext:value-type="float">
            <text:p>1</text:p>
          </table:table-cell>
          <table:table-cell table:style-name="ce1456"/>
          <table:table-cell table:style-name="ce1457" office:value-type="string" calcext:value-type="string">
            <text:p>hajítás</text:p>
          </table:table-cell>
          <table:table-cell table:number-columns-repeated="16370"/>
        </table:table-row>
        <table:table-row table:style-name="ro2">
          <table:table-cell table:style-name="ce1016"/>
          <table:table-cell table:style-name="ce1195" office:value-type="string" calcext:value-type="string">
            <text:p>Lasszó</text:p>
          </table:table-cell>
          <table:table-cell table:style-name="ce1195" office:value-type="string" calcext:value-type="string">
            <text:p>egykezes</text:p>
          </table:table-cell>
          <table:table-cell table:number-columns-repeated="2" table:style-name="ce1422" office:value-type="string" calcext:value-type="string">
            <text:p>-</text:p>
          </table:table-cell>
          <table:table-cell table:style-name="ce1422" office:value-type="float" office:value="0" calcext:value-type="float">
            <text:p>0</text:p>
          </table:table-cell>
          <table:table-cell table:style-name="ce1422" table:number-columns-repeated="2"/>
          <table:table-cell table:style-name="ce1422" office:value-type="string" calcext:value-type="string">
            <text:p>10m</text:p>
          </table:table-cell>
          <table:table-cell table:style-name="ce1446"/>
          <table:table-cell table:style-name="ce1422" office:value-type="float" office:value="0" calcext:value-type="float">
            <text:p>0</text:p>
          </table:table-cell>
          <table:table-cell table:style-name="ce1195" office:value-type="float" office:value="1" calcext:value-type="float">
            <text:p>1</text:p>
          </table:table-cell>
          <table:table-cell table:style-name="ce1455" office:value-type="float" office:value="9" calcext:value-type="float">
            <text:p>9</text:p>
          </table:table-cell>
          <table:table-cell table:style-name="ce1458" office:value-type="string" calcext:value-type="string">
            <text:p>hajítás</text:p>
          </table:table-cell>
          <table:table-cell table:style-name="ce1478" office:value-type="string" calcext:value-type="string">
            <text:p>Sebesülés az esés következtében lehet.</text:p>
          </table:table-cell>
          <table:table-cell table:style-name="ce335" table:number-columns-repeated="241"/>
          <table:table-cell table:number-columns-repeated="16128"/>
        </table:table-row>
        <table:table-row table:style-name="ro14">
          <table:table-cell table:style-name="ce1153" office:value-type="string" calcext:value-type="string">
            <text:p>Íjász lőfegyverek</text:p>
          </table:table-cell>
          <table:table-cell table:style-name="ce1180" office:value-type="string" calcext:value-type="string">
            <text:p>Rövid íj</text:p>
          </table:table-cell>
          <table:table-cell table:style-name="ce1180" office:value-type="string" calcext:value-type="string">
            <text:p>kétkezes</text:p>
          </table:table-cell>
          <table:table-cell table:style-name="ce1420" office:value-type="float" office:value="1" calcext:value-type="float">
            <text:p>1</text:p>
          </table:table-cell>
          <table:table-cell table:style-name="ce1420" office:value-type="string" calcext:value-type="string">
            <text:p>S</text:p>
          </table:table-cell>
          <table:table-cell table:style-name="ce1430" office:value-type="float" office:value="0" calcext:value-type="float">
            <text:p>0</text:p>
          </table:table-cell>
          <table:table-cell table:style-name="ce1430"/>
          <table:table-cell table:style-name="ce1176"/>
          <table:table-cell table:style-name="ce1420"/>
          <table:table-cell table:style-name="ce1405"/>
          <table:table-cell table:style-name="ce1420" office:value-type="float" office:value="10" calcext:value-type="float">
            <text:p>10</text:p>
          </table:table-cell>
          <table:table-cell table:style-name="ce1180" office:value-type="float" office:value="2" calcext:value-type="float">
            <text:p>2</text:p>
          </table:table-cell>
          <table:table-cell table:style-name="ce1452" office:value-type="float" office:value="5" calcext:value-type="float">
            <text:p>5</text:p>
          </table:table-cell>
          <table:table-cell table:style-name="ce1457" office:value-type="string" calcext:value-type="string">
            <text:p>íjászat</text:p>
          </table:table-cell>
          <table:table-cell table:style-name="ce148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186" office:value-type="string" calcext:value-type="string">
            <text:p>Hosszú íj</text:p>
          </table:table-cell>
          <table:table-cell table:style-name="ce1186" office:value-type="string" calcext:value-type="string">
            <text:p>kétkezes</text:p>
          </table:table-cell>
          <table:table-cell table:style-name="ce1421" office:value-type="float" office:value="3" calcext:value-type="float">
            <text:p>3</text:p>
          </table:table-cell>
          <table:table-cell table:style-name="ce1421" office:value-type="string" calcext:value-type="string">
            <text:p>S</text:p>
          </table:table-cell>
          <table:table-cell table:style-name="ce1421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1"/>
          <table:table-cell table:style-name="ce1432"/>
          <table:table-cell table:style-name="ce1421" office:value-type="float" office:value="12" calcext:value-type="float">
            <text:p>12</text:p>
          </table:table-cell>
          <table:table-cell table:style-name="ce1186" office:value-type="float" office:value="3" calcext:value-type="float">
            <text:p>3</text:p>
          </table:table-cell>
          <table:table-cell table:style-name="ce1453" office:value-type="float" office:value="7" calcext:value-type="float">
            <text:p>7</text:p>
          </table:table-cell>
          <table:table-cell table:style-name="ce1457" office:value-type="string" calcext:value-type="string">
            <text:p>íjászat</text:p>
          </table:table-cell>
          <table:table-cell table:style-name="ce148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186" office:value-type="string" calcext:value-type="string">
            <text:p>Visszacsapó íj</text:p>
          </table:table-cell>
          <table:table-cell table:style-name="ce1186" office:value-type="string" calcext:value-type="string">
            <text:p>kétkezes</text:p>
          </table:table-cell>
          <table:table-cell table:style-name="ce1421" office:value-type="float" office:value="4" calcext:value-type="float">
            <text:p>4</text:p>
          </table:table-cell>
          <table:table-cell table:style-name="ce1421" office:value-type="string" calcext:value-type="string">
            <text:p>S</text:p>
          </table:table-cell>
          <table:table-cell table:style-name="ce1432"/>
          <table:table-cell table:style-name="ce1421"/>
          <table:table-cell table:style-name="ce1176"/>
          <table:table-cell table:style-name="ce1421"/>
          <table:table-cell table:style-name="ce1432"/>
          <table:table-cell table:style-name="ce1421" office:value-type="float" office:value="10" calcext:value-type="float">
            <text:p>10</text:p>
          </table:table-cell>
          <table:table-cell table:style-name="ce1186" office:value-type="float" office:value="3" calcext:value-type="float">
            <text:p>3</text:p>
          </table:table-cell>
          <table:table-cell table:style-name="ce1453" office:value-type="float" office:value="7" calcext:value-type="float">
            <text:p>7</text:p>
          </table:table-cell>
          <table:table-cell table:style-name="ce1457" office:value-type="string" calcext:value-type="string">
            <text:p>íjászat</text:p>
          </table:table-cell>
          <table:table-cell table:style-name="ce148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22">
          <table:table-cell/>
          <table:table-cell table:style-name="ce1186" office:value-type="string" calcext:value-type="string">
            <text:p>Elf íj</text:p>
          </table:table-cell>
          <table:table-cell table:style-name="ce1186" office:value-type="string" calcext:value-type="string">
            <text:p>kétkezes</text:p>
          </table:table-cell>
          <table:table-cell table:style-name="ce1421" office:value-type="float" office:value="4" calcext:value-type="float">
            <text:p>4</text:p>
          </table:table-cell>
          <table:table-cell table:style-name="ce1421" office:value-type="string" calcext:value-type="string">
            <text:p>S</text:p>
          </table:table-cell>
          <table:table-cell table:style-name="ce1433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7"/>
          <table:table-cell table:style-name="ce1433" office:value-type="float" office:value="5" calcext:value-type="float">
            <text:p>5</text:p>
          </table:table-cell>
          <table:table-cell table:style-name="ce1421" office:value-type="float" office:value="13" calcext:value-type="float">
            <text:p>13</text:p>
          </table:table-cell>
          <table:table-cell table:style-name="ce1186" office:value-type="float" office:value="4" calcext:value-type="float">
            <text:p>4</text:p>
          </table:table-cell>
          <table:table-cell table:style-name="ce1453" office:value-type="float" office:value="6" calcext:value-type="float">
            <text:p>6</text:p>
          </table:table-cell>
          <table:table-cell table:style-name="ce1457" office:value-type="string" calcext:value-type="string">
            <text:p>íjászat</text:p>
          </table:table-cell>
          <table:table-cell table:style-name="ce148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9"/>
        </table:table-row>
        <table:table-row table:style-name="ro2">
          <table:table-cell/>
          <table:table-cell table:style-name="ce1186" office:value-type="string" calcext:value-type="string">
            <text:p>Fúvócső, kicsi</text:p>
          </table:table-cell>
          <table:table-cell table:style-name="ce1186" office:value-type="string" calcext:value-type="string">
            <text:p>egykezes</text:p>
          </table:table-cell>
          <table:table-cell table:style-name="ce1421" office:value-type="string" calcext:value-type="string">
            <text:p>spec</text:p>
          </table:table-cell>
          <table:table-cell table:style-name="ce1421" office:value-type="string" calcext:value-type="string">
            <text:p>S</text:p>
          </table:table-cell>
          <table:table-cell table:style-name="ce1421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1"/>
          <table:table-cell table:style-name="ce1432"/>
          <table:table-cell table:style-name="ce1421" office:value-type="float" office:value="8" calcext:value-type="float">
            <text:p>8</text:p>
          </table:table-cell>
          <table:table-cell table:style-name="ce1186" office:value-type="float" office:value="1" calcext:value-type="float">
            <text:p>1</text:p>
          </table:table-cell>
          <table:table-cell table:style-name="ce1453" office:value-type="float" office:value="8" calcext:value-type="float">
            <text:p>8</text:p>
          </table:table-cell>
          <table:table-cell table:style-name="ce1457" office:value-type="string" calcext:value-type="string">
            <text:p>íjászat</text:p>
          </table:table-cell>
          <table:table-cell table:style-name="ce1479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016"/>
          <table:table-cell table:style-name="ce1195" office:value-type="string" calcext:value-type="string">
            <text:p>Fúvócső, vadász</text:p>
          </table:table-cell>
          <table:table-cell table:style-name="ce1195" office:value-type="string" calcext:value-type="string">
            <text:p>kétkezes</text:p>
          </table:table-cell>
          <table:table-cell table:style-name="ce1422" office:value-type="float" office:value="-10" calcext:value-type="float">
            <text:p>-10</text:p>
          </table:table-cell>
          <table:table-cell table:style-name="ce1422" office:value-type="string" calcext:value-type="string">
            <text:p>S</text:p>
          </table:table-cell>
          <table:table-cell table:style-name="ce1422" office:value-type="float" office:value="0" calcext:value-type="float">
            <text:p>0</text:p>
          </table:table-cell>
          <table:table-cell table:style-name="ce1422" table:number-columns-repeated="3"/>
          <table:table-cell table:style-name="ce1446"/>
          <table:table-cell table:style-name="ce1422" office:value-type="float" office:value="10" calcext:value-type="float">
            <text:p>10</text:p>
          </table:table-cell>
          <table:table-cell table:style-name="ce1195" office:value-type="float" office:value="1" calcext:value-type="float">
            <text:p>1</text:p>
          </table:table-cell>
          <table:table-cell table:style-name="ce1455" office:value-type="float" office:value="9" calcext:value-type="float">
            <text:p>9</text:p>
          </table:table-cell>
          <table:table-cell table:style-name="ce1458" office:value-type="string" calcext:value-type="string">
            <text:p>íjászat</text:p>
          </table:table-cell>
          <table:table-cell table:style-name="ce1479"/>
          <table:table-cell table:style-name="ce335" table:number-columns-repeated="241"/>
          <table:table-cell table:number-columns-repeated="16128"/>
        </table:table-row>
        <table:table-row table:style-name="ro2">
          <table:table-cell table:style-name="ce1153" office:value-type="string" calcext:value-type="string">
            <text:p>Lövész lőfegyverek</text:p>
          </table:table-cell>
          <table:table-cell table:style-name="ce1180" office:value-type="string" calcext:value-type="string">
            <text:p>Kézi nyílpuska</text:p>
          </table:table-cell>
          <table:table-cell table:style-name="ce1180" office:value-type="string" calcext:value-type="string">
            <text:p>egykezes</text:p>
          </table:table-cell>
          <table:table-cell table:style-name="ce1180" office:value-type="float" office:value="0" calcext:value-type="float">
            <text:p>0</text:p>
          </table:table-cell>
          <table:table-cell table:style-name="ce1180" office:value-type="string" calcext:value-type="string">
            <text:p>S</text:p>
          </table:table-cell>
          <table:table-cell table:style-name="ce1180"/>
          <table:table-cell table:style-name="ce1420"/>
          <table:table-cell table:style-name="ce1176"/>
          <table:table-cell table:style-name="ce1420" office:value-type="string" calcext:value-type="string">
            <text:p>20m</text:p>
          </table:table-cell>
          <table:table-cell table:style-name="ce1180"/>
          <table:table-cell table:style-name="ce1180" office:value-type="float" office:value="10" calcext:value-type="float">
            <text:p>10</text:p>
          </table:table-cell>
          <table:table-cell table:style-name="ce1180" office:value-type="float" office:value="3" calcext:value-type="float">
            <text:p>3</text:p>
          </table:table-cell>
          <table:table-cell table:style-name="ce1452" office:value-type="float" office:value="9" calcext:value-type="float">
            <text:p>9</text:p>
          </table:table-cell>
          <table:table-cell table:style-name="ce1457" office:value-type="string" calcext:value-type="string">
            <text:p>lövészet</text:p>
          </table:table-cell>
          <table:table-cell table:style-name="ce147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186" office:value-type="string" calcext:value-type="string">
            <text:p>Nyílpuska</text:p>
          </table:table-cell>
          <table:table-cell table:style-name="ce1186" office:value-type="string" calcext:value-type="string">
            <text:p>kétkezes</text:p>
          </table:table-cell>
          <table:table-cell table:style-name="ce1186" office:value-type="float" office:value="6" calcext:value-type="float">
            <text:p>6</text:p>
          </table:table-cell>
          <table:table-cell table:style-name="ce1186" office:value-type="string" calcext:value-type="string">
            <text:p>S</text:p>
          </table:table-cell>
          <table:table-cell table:style-name="ce1432" office:value-type="float" office:value="10" calcext:value-type="float">
            <text:p>1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50m</text:p>
          </table:table-cell>
          <table:table-cell table:style-name="ce1186"/>
          <table:table-cell table:style-name="ce1186" office:value-type="float" office:value="16" calcext:value-type="float">
            <text:p>16</text:p>
          </table:table-cell>
          <table:table-cell table:style-name="ce1186" office:value-type="float" office:value="4" calcext:value-type="float">
            <text:p>4</text:p>
          </table:table-cell>
          <table:table-cell table:style-name="ce1453" office:value-type="float" office:value="12" calcext:value-type="float">
            <text:p>12</text:p>
          </table:table-cell>
          <table:table-cell table:style-name="ce1457" office:value-type="string" calcext:value-type="string">
            <text:p>lövészet</text:p>
          </table:table-cell>
          <table:table-cell table:style-name="ce147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186" office:value-type="string" calcext:value-type="string">
            <text:p>Nehéz nyílpuska</text:p>
          </table:table-cell>
          <table:table-cell table:style-name="ce1186" office:value-type="string" calcext:value-type="string">
            <text:p>kétkezes</text:p>
          </table:table-cell>
          <table:table-cell table:style-name="ce1186" office:value-type="float" office:value="14" calcext:value-type="float">
            <text:p>14</text:p>
          </table:table-cell>
          <table:table-cell table:style-name="ce1186" office:value-type="string" calcext:value-type="string">
            <text:p>S</text:p>
          </table:table-cell>
          <table:table-cell table:style-name="ce1432" office:value-type="float" office:value="10" calcext:value-type="float">
            <text:p>1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80m</text:p>
          </table:table-cell>
          <table:table-cell table:style-name="ce1186"/>
          <table:table-cell table:style-name="ce1186" office:value-type="float" office:value="16" calcext:value-type="float">
            <text:p>16</text:p>
          </table:table-cell>
          <table:table-cell table:style-name="ce1186" office:value-type="float" office:value="4" calcext:value-type="float">
            <text:p>4</text:p>
          </table:table-cell>
          <table:table-cell table:style-name="ce1453" office:value-type="float" office:value="15" calcext:value-type="float">
            <text:p>15</text:p>
          </table:table-cell>
          <table:table-cell table:style-name="ce1457" office:value-type="string" calcext:value-type="string">
            <text:p>lövészet</text:p>
          </table:table-cell>
          <table:table-cell table:style-name="ce147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186" office:value-type="string" calcext:value-type="string">
            <text:p>Shadoni páncéltörő</text:p>
          </table:table-cell>
          <table:table-cell table:style-name="ce1186" office:value-type="string" calcext:value-type="string">
            <text:p>kétkezes</text:p>
          </table:table-cell>
          <table:table-cell table:style-name="ce1186" office:value-type="float" office:value="20" calcext:value-type="float">
            <text:p>20</text:p>
          </table:table-cell>
          <table:table-cell table:style-name="ce1186" office:value-type="string" calcext:value-type="string">
            <text:p>Z</text:p>
          </table:table-cell>
          <table:table-cell table:style-name="ce1432" office:value-type="float" office:value="20" calcext:value-type="float">
            <text:p>2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120m</text:p>
          </table:table-cell>
          <table:table-cell table:style-name="ce1186"/>
          <table:table-cell table:number-columns-repeated="2" table:style-name="ce1186" office:value-type="float" office:value="4" calcext:value-type="float">
            <text:p>4</text:p>
          </table:table-cell>
          <table:table-cell table:style-name="ce1453" office:value-type="float" office:value="21" calcext:value-type="float">
            <text:p>21</text:p>
          </table:table-cell>
          <table:table-cell table:style-name="ce1457" office:value-type="string" calcext:value-type="string">
            <text:p>lövészet</text:p>
          </table:table-cell>
          <table:table-cell table:style-name="ce147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186" office:value-type="string" calcext:value-type="string">
            <text:p>Kharei nyílpuska</text:p>
          </table:table-cell>
          <table:table-cell table:style-name="ce1186" office:value-type="string" calcext:value-type="string">
            <text:p>egykezes</text:p>
          </table:table-cell>
          <table:table-cell table:style-name="ce1186" office:value-type="float" office:value="3" calcext:value-type="float">
            <text:p>3</text:p>
          </table:table-cell>
          <table:table-cell table:style-name="ce1186" office:value-type="string" calcext:value-type="string">
            <text:p>S</text:p>
          </table:table-cell>
          <table:table-cell table:style-name="ce1186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50m</text:p>
          </table:table-cell>
          <table:table-cell table:style-name="ce1186"/>
          <table:table-cell table:style-name="ce1186" office:value-type="float" office:value="14" calcext:value-type="float">
            <text:p>14</text:p>
          </table:table-cell>
          <table:table-cell table:style-name="ce1186" office:value-type="float" office:value="4" calcext:value-type="float">
            <text:p>4</text:p>
          </table:table-cell>
          <table:table-cell table:style-name="ce1453" office:value-type="float" office:value="5" calcext:value-type="float">
            <text:p>5</text:p>
          </table:table-cell>
          <table:table-cell table:style-name="ce1457" office:value-type="string" calcext:value-type="string">
            <text:p>lövészet</text:p>
          </table:table-cell>
          <table:table-cell table:style-name="ce147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1016"/>
          <table:table-cell table:style-name="ce1195" office:value-type="string" calcext:value-type="string">
            <text:p>Aquir nyílpuska</text:p>
          </table:table-cell>
          <table:table-cell table:style-name="ce1195" office:value-type="string" calcext:value-type="string">
            <text:p>egykezes</text:p>
          </table:table-cell>
          <table:table-cell table:style-name="ce1195" office:value-type="string" calcext:value-type="string">
            <text:p>halál / +6</text:p>
          </table:table-cell>
          <table:table-cell table:style-name="ce1195" office:value-type="string" calcext:value-type="string">
            <text:p>S</text:p>
          </table:table-cell>
          <table:table-cell table:style-name="ce1195"/>
          <table:table-cell table:style-name="ce1422" table:number-columns-repeated="2"/>
          <table:table-cell table:style-name="ce1422" office:value-type="string" calcext:value-type="string">
            <text:p>50m</text:p>
          </table:table-cell>
          <table:table-cell table:style-name="ce1195"/>
          <table:table-cell table:style-name="ce1195" office:value-type="float" office:value="16" calcext:value-type="float">
            <text:p>16</text:p>
          </table:table-cell>
          <table:table-cell table:style-name="ce1195" office:value-type="float" office:value="3" calcext:value-type="float">
            <text:p>3</text:p>
          </table:table-cell>
          <table:table-cell table:style-name="ce1455" office:value-type="float" office:value="6" calcext:value-type="float">
            <text:p>6</text:p>
          </table:table-cell>
          <table:table-cell table:style-name="ce1458" office:value-type="string" calcext:value-type="string">
            <text:p>lövészet</text:p>
          </table:table-cell>
          <table:table-cell table:style-name="ce1486" office:value-type="string" calcext:value-type="string">
            <text:p><text:span text:style-name="T14">* Halálos hatása csak aquir kézben érvényesül</text:span></text:p>
            <text:p><text:span text:style-name="T14">** Páncéltörő</text:span></text:p>
          </table:table-cell>
          <table:table-cell table:style-name="ce1486"/>
          <table:table-cell table:style-name="ce335" table:number-columns-repeated="240"/>
          <table:table-cell table:number-columns-repeated="16128"/>
        </table:table-row>
        <table:table-row table:style-name="ro2">
          <table:table-cell table:style-name="ce1152"/>
          <table:table-cell table:number-columns-repeated="12"/>
          <table:table-cell table:style-name="ce515"/>
          <table:table-cell table:number-columns-repeated="16370"/>
        </table:table-row>
        <table:table-row table:style-name="ro2">
          <table:table-cell table:number-columns-repeated="13"/>
          <table:table-cell table:style-name="ce515"/>
          <table:table-cell table:number-columns-repeated="16370"/>
        </table:table-row>
        <table:table-row table:style-name="ro2">
          <table:table-cell table:number-columns-repeated="2"/>
          <table:table-cell table:style-name="ce1406"/>
          <table:table-cell table:number-columns-repeated="10"/>
          <table:table-cell table:style-name="ce515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15"/>
          <table:table-cell table:number-columns-repeated="16370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52" table:default-cell-style-name="ce1553"/>
        <table:table-column table:style-name="co53" table:default-cell-style-name="ce1165"/>
        <table:table-column table:style-name="co54" table:default-cell-style-name="ce1553"/>
        <table:table-column table:style-name="co55" table:default-cell-style-name="ce1564"/>
        <table:table-column table:style-name="co56" table:default-cell-style-name="ce1165"/>
        <table:table-column table:style-name="co55" table:default-cell-style-name="ce1553"/>
        <table:table-column table:style-name="co55" table:default-cell-style-name="ce1564"/>
        <table:table-column table:style-name="co57" table:default-cell-style-name="ce1553"/>
        <table:table-column table:style-name="co58" table:default-cell-style-name="ce1199"/>
        <table:table-column table:style-name="co59" table:default-cell-style-name="ce1553"/>
        <table:table-column table:style-name="co60" table:default-cell-style-name="ce1564"/>
        <table:table-column table:style-name="co61" table:default-cell-style-name="ce1553"/>
        <table:table-column table:style-name="co62" table:default-cell-style-name="ce1165"/>
        <table:table-column table:style-name="co12" table:number-columns-repeated="16371" table:default-cell-style-name="ce1553"/>
        <table:table-row table:style-name="ro10">
          <table:table-cell table:style-name="ce1140" office:value-type="string" calcext:value-type="string" table:number-columns-spanned="9" table:number-rows-spanned="1">
            <text:p>Ez csak egy összegző oldal, ahonnan elérhetőek az egyes képzettségek webes adatlapjai</text:p>
          </table:table-cell>
          <table:covered-table-cell table:style-name="ce1252"/>
          <table:covered-table-cell table:number-columns-repeated="2" table:style-name="ce1255"/>
          <table:covered-table-cell table:style-name="ce1252"/>
          <table:covered-table-cell table:number-columns-repeated="3" table:style-name="ce1255"/>
          <table:covered-table-cell table:style-name="ce1252"/>
          <table:table-cell table:style-name="ce1255"/>
          <table:table-cell table:style-name="ce1391"/>
          <table:table-cell table:style-name="ce1255"/>
          <table:table-cell table:number-columns-repeated="16372"/>
        </table:table-row>
        <table:table-row table:style-name="ro3">
          <table:table-cell table:style-name="ce1547"/>
          <table:table-cell table:style-name="ce1252"/>
          <table:table-cell table:style-name="ce1255" table:number-columns-repeated="2"/>
          <table:table-cell table:style-name="ce1252"/>
          <table:table-cell table:style-name="ce1255" table:number-columns-repeated="3"/>
          <table:table-cell table:style-name="ce1252"/>
          <table:table-cell table:style-name="ce1255"/>
          <table:table-cell table:style-name="ce1391"/>
          <table:table-cell table:style-name="ce1255"/>
          <table:table-cell table:number-columns-repeated="16372"/>
        </table:table-row>
        <table:table-row table:style-name="ro1">
          <table:table-cell table:style-name="ce1548" office:value-type="string" calcext:value-type="string">
            <text:p>Primer Átfogó</text:p>
          </table:table-cell>
          <table:table-cell table:style-name="ce1164"/>
          <table:table-cell table:style-name="ce1557" office:value-type="string" calcext:value-type="string">
            <text:p>Szekunder Átfogó</text:p>
          </table:table-cell>
          <table:table-cell table:style-name="ce1561"/>
          <table:table-cell table:style-name="ce1182"/>
          <table:table-cell table:formula="of:=[.B18]+[.B27]+[.E9]+[.E37]" office:value-type="float" office:value="49" calcext:value-type="float">
            <text:p>49</text:p>
          </table:table-cell>
          <table:table-cell office:value-type="string" calcext:value-type="string">
            <text:p>Σ</text:p>
          </table:table-cell>
          <table:table-cell table:style-name="Default"/>
          <table:table-cell table:style-name="ce1557" office:value-type="string" calcext:value-type="string">
            <text:p>Tradíciók</text:p>
          </table:table-cell>
          <table:table-cell table:style-name="Default" table:number-columns-repeated="4"/>
          <table:table-cell table:number-columns-repeated="16371"/>
        </table:table-row>
        <table:table-row table:style-name="ro2">
          <table:table-cell table:style-name="ce1143"/>
          <table:table-cell/>
          <table:table-cell table:style-name="ce1160"/>
          <table:table-cell table:style-name="ce1168"/>
          <table:table-cell table:style-name="Default"/>
          <table:table-cell office:value-type="float" office:value="2" calcext:value-type="float">
            <text:p>2</text:p>
          </table:table-cell>
          <table:table-cell table:style-name="ce1389" office:value-type="string" calcext:value-type="string">
            <text:p>🔁</text:p>
          </table:table-cell>
          <table:table-cell table:style-name="Default" table:number-columns-repeated="6"/>
          <table:table-cell table:number-columns-repeated="16371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258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62"/>
          <table:table-cell table:style-name="ce1184"/>
          <table:table-cell table:style-name="Default" table:number-columns-repeated="3"/>
          <table:table-cell table:style-name="Default" office:value-type="string" calcext:value-type="string">
            <text:p>Magasmágia</text:p>
          </table:table-cell>
          <table:table-cell table:style-name="Default" table:number-columns-repeated="4"/>
          <table:table-cell table:number-columns-repeated="16371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osszpontositas.md" xlink:type="simple">Asztrológia</text:a></text:p>
          </table:table-cell>
          <table:table-cell/>
          <table:table-cell table:style-name="ce1258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62"/>
          <table:table-cell table:style-name="ce1184"/>
          <table:table-cell table:style-name="Default" table:number-columns-repeated="3"/>
          <table:table-cell table:style-name="Default" office:value-type="string" calcext:value-type="string">
            <text:p>Vulgármágia</text:p>
          </table:table-cell>
          <table:table-cell table:style-name="Default" table:number-columns-repeated="4"/>
          <table:table-cell table:number-columns-repeated="16371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258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62"/>
          <table:table-cell table:style-name="ce1184"/>
          <table:table-cell table:style-name="Default" table:number-columns-repeated="3"/>
          <table:table-cell table:style-name="Default" office:value-type="string" calcext:value-type="string">
            <text:p>Ordani/Godoni Tűzmágia</text:p>
          </table:table-cell>
          <table:table-cell table:style-name="Default" table:number-columns-repeated="4"/>
          <table:table-cell table:number-columns-repeated="16371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258" office:value-type="string" calcext:value-type="string">
            <text:p><text:a xlink:href="https://github.com/kaktusztea/km100/blob/master/md/kepzettsegek/osi_nyelv_ismerete.md" xlink:type="simple">Ősi nyelv ismerete</text:a> </text:p>
          </table:table-cell>
          <table:table-cell table:style-name="ce1562" office:value-type="string" calcext:value-type="string">
            <text:p>🔁</text:p>
          </table:table-cell>
          <table:table-cell table:style-name="ce1184"/>
          <table:table-cell table:style-name="Default" table:number-columns-repeated="3"/>
          <table:table-cell table:style-name="Default" office:value-type="string" calcext:value-type="string">
            <text:p>Bárdmágia</text:p>
          </table:table-cell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559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170"/>
          <table:table-cell table:style-name="ce1185" office:value-type="float" office:value="5" calcext:value-type="float">
            <text:p>5</text:p>
          </table:table-cell>
          <table:table-cell table:style-name="Default" table:number-columns-repeated="3"/>
          <table:table-cell table:style-name="Default" office:value-type="string" calcext:value-type="string">
            <text:p>Sámánmágia</text:p>
          </table:table-cell>
          <table:table-cell table:style-name="Default" table:number-columns-repeated="2"/>
          <table:table-cell table:number-columns-repeated="16373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3"/>
          <table:table-cell table:style-name="ce1190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Ork Énekmondói mágia</text:p>
          </table:table-cell>
          <table:table-cell table:style-name="Default" table:number-columns-repeated="2"/>
          <table:table-cell table:number-columns-repeated="16373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57" office:value-type="string" calcext:value-type="string">
            <text:p>Szekunder Átlagos</text:p>
          </table:table-cell>
          <table:table-cell table:style-name="ce1173"/>
          <table:table-cell table:style-name="ce1188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Rituális mágia</text:p>
          </table:table-cell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163"/>
          <table:table-cell table:style-name="ce1173"/>
          <table:table-cell table:style-name="ce1188"/>
          <table:table-cell table:style-name="ce1199"/>
          <table:table-cell table:style-name="Default" table:number-columns-repeated="2"/>
          <table:table-cell table:style-name="ce352" office:value-type="string" calcext:value-type="string">
            <text:p>➖➖➖</text:p>
          </table:table-cell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258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174"/>
          <table:table-cell table:style-name="ce1188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Papi szakrális</text:p>
          </table:table-cell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258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285"/>
          <table:table-cell table:style-name="ce226"/>
          <table:table-cell table:style-name="ce1199"/>
          <table:table-cell table:style-name="Default" table:number-columns-repeated="2"/>
          <table:table-cell table:style-name="ce1312" office:value-type="string" calcext:value-type="string">
            <text:p>➖➖➖</text:p>
          </table:table-cell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258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174"/>
          <table:table-cell table:style-name="ce1188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Fejvadász</text:p>
          </table:table-cell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258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285"/>
          <table:table-cell table:style-name="ce226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Slan</text:p>
          </table:table-cell>
          <table:table-cell table:number-columns-repeated="16375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Default"/>
          <table:table-cell table:style-name="ce1258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285"/>
          <table:table-cell table:style-name="ce1385"/>
          <table:table-cell table:style-name="ce1199"/>
          <table:table-cell table:style-name="Default" table:number-columns-repeated="2"/>
          <table:table-cell table:style-name="ce1312" office:value-type="string" calcext:value-type="string">
            <text:p>➖➖➖</text:p>
          </table:table-cell>
          <table:table-cell table:number-columns-repeated="16375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office:value-type="float" office:value="14" calcext:value-type="float">
            <text:p>14</text:p>
          </table:table-cell>
          <table:table-cell table:style-name="ce1258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168"/>
          <table:table-cell table:style-name="ce1188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Faji tradíció: Amund</text:p>
          </table:table-cell>
          <table:table-cell table:number-columns-repeated="16375"/>
        </table:table-row>
        <table:table-row table:style-name="ro1">
          <table:table-cell table:style-name="ce1148"/>
          <table:table-cell/>
          <table:table-cell table:style-name="ce1258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168"/>
          <table:table-cell table:style-name="ce1385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Faji tradíció: Dzsenn</text:p>
          </table:table-cell>
          <table:table-cell table:number-columns-repeated="16375"/>
        </table:table-row>
        <table:table-row table:style-name="ro1">
          <table:table-cell table:style-name="ce1552"/>
          <table:table-cell/>
          <table:table-cell table:style-name="ce1265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168"/>
          <table:table-cell table:style-name="ce1188"/>
          <table:table-cell table:style-name="ce1199"/>
          <table:table-cell table:style-name="Default" table:number-columns-repeated="2"/>
          <table:table-cell table:style-name="ce1312"/>
          <table:table-cell table:number-columns-repeated="16375"/>
        </table:table-row>
        <table:table-row table:style-name="ro1">
          <table:table-cell table:style-name="ce1548" office:value-type="string" calcext:value-type="string">
            <text:p>Primer Átlagos</text:p>
          </table:table-cell>
          <table:table-cell/>
          <table:table-cell table:style-name="ce1258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174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150"/>
          <table:table-cell/>
          <table:table-cell table:style-name="ce1258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168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258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174"/>
          <table:table-cell table:style-name="ce1188"/>
          <table:table-cell table:style-name="ce1199"/>
          <table:table-cell table:style-name="Default" table:number-columns-repeated="3"/>
          <table:table-cell table:style-name="ce1183"/>
          <table:table-cell table:number-columns-repeated="16374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/>
          <table:table-cell table:style-name="ce1258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174"/>
          <table:table-cell table:style-name="ce226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258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174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258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285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54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office:value-type="float" office:value="5" calcext:value-type="float">
            <text:p>5</text:p>
          </table:table-cell>
          <table:table-cell table:style-name="ce1258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174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394"/>
          <table:table-cell/>
          <table:table-cell table:style-name="ce1179" office:value-type="string" calcext:value-type="string">
            <text:p><text:a xlink:href="https://github.com/kaktusztea/km100/blob/master/md/kepzettsegek/muveltseg.md" xlink:type="simple">Műveltség</text:a>  </text:p>
          </table:table-cell>
          <table:table-cell table:style-name="ce1174"/>
          <table:table-cell table:style-name="ce1386" table:content-validation-name="val157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number-columns-repeated="2"/>
          <table:table-cell table:style-name="ce1258" table:content-validation-name="val157" office:value-type="string" calcext:value-type="string">
            <text:p><text:a xlink:href="https://github.com/kaktusztea/km100/blob/master/md/kepzettsegek/szakma.md" xlink:type="simple">Szakma</text:a></text:p>
          </table:table-cell>
          <table:table-cell table:style-name="ce1285" table:content-validation-name="val157" office:value-type="string" calcext:value-type="string">
            <text:p>🔁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number-columns-repeated="2"/>
          <table:table-cell table:style-name="ce1258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174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number-columns-repeated="2"/>
          <table:table-cell table:style-name="ce1258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174"/>
          <table:table-cell table:style-name="ce1188"/>
          <table:table-cell table:style-name="ce1199"/>
          <table:table-cell table:style-name="ce6" table:number-columns-repeated="2"/>
          <table:table-cell table:style-name="Default"/>
          <table:table-cell table:number-columns-repeated="16375"/>
        </table:table-row>
        <table:table-row table:style-name="ro1">
          <table:table-cell table:number-columns-repeated="2"/>
          <table:table-cell table:style-name="ce1258" office:value-type="string" calcext:value-type="string">
            <text:p><text:a xlink:href="https://github.com/kaktusztea/km100/blob/master/md/kepzettsegek/tanc.md" xlink:type="simple">Tánc</text:a></text:p>
          </table:table-cell>
          <table:table-cell table:style-name="ce1174"/>
          <table:table-cell table:style-name="ce1188"/>
          <table:table-cell table:style-name="ce1199"/>
          <table:table-cell table:number-columns-repeated="16378"/>
        </table:table-row>
        <table:table-row table:style-name="ro1">
          <table:table-cell table:number-columns-repeated="2"/>
          <table:table-cell table:style-name="ce1258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1174"/>
          <table:table-cell table:style-name="ce1385"/>
          <table:table-cell table:style-name="ce1199"/>
          <table:table-cell table:number-columns-repeated="16378"/>
        </table:table-row>
        <table:table-row table:style-name="ro1">
          <table:table-cell table:number-columns-repeated="2"/>
          <table:table-cell table:style-name="ce1258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168"/>
          <table:table-cell table:style-name="ce1188"/>
          <table:table-cell table:style-name="ce1199"/>
          <table:table-cell table:number-columns-repeated="16378"/>
        </table:table-row>
        <table:table-row table:style-name="ro1">
          <table:table-cell table:number-columns-repeated="2"/>
          <table:table-cell table:style-name="ce1258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1174"/>
          <table:table-cell table:style-name="Default"/>
          <table:table-cell table:style-name="ce1199"/>
          <table:table-cell table:number-columns-repeated="16378"/>
        </table:table-row>
        <table:table-row table:style-name="ro1">
          <table:table-cell table:number-columns-repeated="2"/>
          <table:table-cell table:style-name="ce1258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1174"/>
          <table:table-cell table:style-name="Default"/>
          <table:table-cell table:style-name="ce1199"/>
          <table:table-cell table:number-columns-repeated="16378"/>
        </table:table-row>
        <table:table-row table:style-name="ro1">
          <table:table-cell table:number-columns-repeated="2"/>
          <table:table-cell table:style-name="ce1559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181"/>
          <table:table-cell table:style-name="ce1199" office:value-type="float" office:value="25" calcext:value-type="float">
            <text:p>25</text:p>
          </table:table-cell>
          <table:table-cell table:style-name="Default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8"/>
          <table:table-cell table:style-name="Default"/>
          <table:table-cell table:number-columns-repeated="16375"/>
        </table:table-row>
        <table:table-row table:style-name="ro2" table:number-rows-repeated="104853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63" table:default-cell-style-name="ce1384"/>
        <table:table-column table:style-name="co64" table:default-cell-style-name="ce1395"/>
        <table:table-column table:style-name="co12" table:default-cell-style-name="ce1384"/>
        <table:table-column table:style-name="co65" table:default-cell-style-name="ce1401"/>
        <table:table-column table:style-name="co12" table:number-columns-repeated="2" table:default-cell-style-name="ce1384"/>
        <table:table-column table:style-name="co66" table:default-cell-style-name="ce1384"/>
        <table:table-column table:style-name="co12" table:default-cell-style-name="ce1384"/>
        <table:table-column table:style-name="co67" table:default-cell-style-name="ce1384"/>
        <table:table-column table:style-name="co12" table:number-columns-repeated="16375" table:default-cell-style-name="ce1384"/>
        <table:table-row table:style-name="ro3">
          <table:table-cell table:style-name="ce1303" office:value-type="string" calcext:value-type="string" table:number-columns-spanned="12" table:number-rows-spanned="1">
            <text:p>Ez csak egy összegző oldal, ahonnan elérhetőek az egyes fortélyok webes adatlapjai</text:p>
          </table:table-cell>
          <table:covered-table-cell table:number-columns-repeated="2" table:style-name="ce1393"/>
          <table:covered-table-cell table:style-name="ce1400"/>
          <table:covered-table-cell table:number-columns-repeated="8" table:style-name="ce1393"/>
          <table:table-cell table:number-columns-repeated="16372"/>
        </table:table-row>
        <table:table-row table:style-name="ro2">
          <table:table-cell/>
          <table:table-cell table:style-name="ce1384"/>
          <table:table-cell table:number-columns-repeated="16382"/>
        </table:table-row>
        <table:table-row table:style-name="ro2">
          <table:table-cell table:style-name="ce1390"/>
          <table:table-cell table:style-name="ce1396" office:value-type="string" calcext:value-type="string">
            <text:p>Max fok</text:p>
          </table:table-cell>
          <table:table-cell/>
          <table:table-cell table:style-name="ce1407" office:value-type="string" calcext:value-type="string">
            <text:p>Nyelvek</text:p>
          </table:table-cell>
          <table:table-cell table:style-name="ce1408" office:value-type="string" calcext:value-type="string">
            <text:p>Rövidítés</text:p>
          </table:table-cell>
          <table:table-cell/>
          <table:table-cell table:style-name="ce1408" office:value-type="string" calcext:value-type="string">
            <text:p>Hátterek</text:p>
          </table:table-cell>
          <table:table-cell/>
          <table:table-cell table:style-name="ce1408" office:value-type="string" calcext:value-type="string">
            <text:p>Kultúrkör Háttér Fortélyok</text:p>
          </table:table-cell>
          <table:table-cell table:number-columns-repeated="16375"/>
        </table:table-row>
        <table:table-row table:style-name="ro23">
          <table:table-cell table:style-name="ce1390"/>
          <table:table-cell table:style-name="ce1396"/>
          <table:table-cell table:number-columns-repeated="4"/>
          <table:table-cell table:style-name="ce1390"/>
          <table:table-cell table:number-columns-repeated="16377"/>
        </table:table-row>
        <table:table-row table:style-name="ro1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4">➖➖➖ </text:span><text:span text:style-name="T16">Godoni nyelvek </text:span><text:span text:style-name="T17">➖➖➖</text:span></text:p>
          </table:table-cell>
          <table:table-cell table:number-columns-repeated="2"/>
          <table:table-cell table:style-name="ce1401" office:value-type="string" calcext:value-type="string">
            <text:p><text:span text:style-name="T4">➖➖➖ Szabad Hátterek</text:span><text:span text:style-name="T16"> </text:span><text:span text:style-name="T17">➖➖➖</text:span></text:p>
          </table:table-cell>
          <table:table-cell/>
          <table:table-cell table:style-name="ce1366" office:value-type="string" calcext:value-type="string">
            <text:p>toroni</text:p>
          </table:table-cell>
          <table:table-cell table:number-columns-repeated="16375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366" office:value-type="string" calcext:value-type="string">
            <text:p>pyarroni</text:p>
          </table:table-cell>
          <table:table-cell table:number-columns-repeated="16375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366" office:value-type="string" calcext:value-type="string">
            <text:p>shadoni</text:p>
          </table:table-cell>
          <table:table-cell table:number-columns-repeated="16375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</text:p>
          </table:table-cell>
          <table:table-cell office:value-type="string" calcext:value-type="string">
            <text:p>sha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366" office:value-type="string" calcext:value-type="string">
            <text:p>kráni</text:p>
          </table:table-cell>
          <table:table-cell table:number-columns-repeated="16375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410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366" office:value-type="string" calcext:value-type="string">
            <text:p>ibarai</text:p>
          </table:table-cell>
          <table:table-cell table:number-columns-repeated="16375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gorviki</text:p>
          </table:table-cell>
          <table:table-cell office:value-type="string" calcext:value-type="string">
            <text:p>gor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366" office:value-type="string" calcext:value-type="string">
            <text:p>törpe</text:p>
          </table:table-cell>
          <table:table-cell table:number-columns-repeated="16375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399" office:value-type="float" office:value="3" calcext:value-type="float">
            <text:p>3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366" office:value-type="string" calcext:value-type="string">
            <text:p>el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span text:style-name="T15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kalligrafia.md" xlink:type="simple">Kalligrafia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399" office:value-type="float" office:value="3" calcext:value-type="float">
            <text:p>3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410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e-chran</text:p>
          </table:table-cell>
          <table:table-cell office:value-type="string" calcext:value-type="string">
            <text:p>cra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gmar</text:p>
          </table:table-cell>
          <table:table-cell office:value-type="string" calcext:value-type="string">
            <text:p>ang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84" office:value-type="string" calcext:value-type="string">
            <text:p><text:span text:style-name="T4">➖➖➖ </text:span><text:span text:style-name="T16">Faj nyelvek </text:span><text:span text:style-name="T17">➖➖➖ </text:span></text:p>
          </table:table-cell>
          <table:table-cell table:number-columns-repeated="2"/>
          <table:table-cell table:style-name="ce1410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401" office:value-type="string" calcext:value-type="string">
            <text:p><text:span text:style-name="T4">➖➖➖ Faj Hátterek</text:span><text:span text:style-name="T16"> </text:span><text:span text:style-name="T17">➖➖➖</text:span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366" office:value-type="string" calcext:value-type="string">
            <text:p><text:a xlink:href="https://github.com/kaktusztea/km100/blob/master/md/041_faj_hatterek.md#amund" xlink:type="simple">Amund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366" office:value-type="string" calcext:value-type="string">
            <text:p><text:a xlink:href="https://github.com/kaktusztea/km100/blob/master/md/041_faj_hatterek.md#dzsenn" xlink:type="simple">Dzsenn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366" office:value-type="string" calcext:value-type="string">
            <text:p><text:a xlink:href="https://github.com/kaktusztea/km100/blob/master/md/041_faj_hatterek.md#elf" xlink:type="simple">Elf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enn</text:p>
          </table:table-cell>
          <table:table-cell office:value-type="string" calcext:value-type="string">
            <text:p>dzse</text:p>
          </table:table-cell>
          <table:table-cell/>
          <table:table-cell table:style-name="ce1366" office:value-type="string" calcext:value-type="string">
            <text:p><text:a xlink:href="https://github.com/kaktusztea/km100/blob/master/md/041_faj_hatterek.md#ember" xlink:type="simple">Ember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dzsad</text:p>
          </table:table-cell>
          <table:table-cell office:value-type="string" calcext:value-type="string">
            <text:p>dzs</text:p>
          </table:table-cell>
          <table:table-cell/>
          <table:table-cell table:style-name="ce1366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366" office:value-type="string" calcext:value-type="string">
            <text:p><text:a xlink:href="https://github.com/kaktusztea/km100/blob/master/md/041_faj_hatterek.md#gnóm" xlink:type="simple">Gnóm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366" office:value-type="string" calcext:value-type="string">
            <text:p><text:a xlink:href="https://github.com/kaktusztea/km100/blob/master/md/041_faj_hatterek.md#goblin" xlink:type="simple">Goblin</text:a>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span text:style-name="T15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366" office:value-type="string" calcext:value-type="string">
            <text:p><text:a xlink:href="https://github.com/kaktusztea/km100/blob/master/md/041_faj_hatterek.md#khál" xlink:type="simple">Khál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366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366" office:value-type="string" calcext:value-type="string">
            <text:p><text:a xlink:href="https://github.com/kaktusztea/km100/blob/master/md/041_faj_hatterek.md#ork" xlink:type="simple">Ork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366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span text:style-name="T15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4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366" office:value-type="string" calcext:value-type="string">
            <text:p><text:a xlink:href="https://github.com/kaktusztea/km100/blob/master/md/041_faj_hatterek.md#törpe" xlink:type="simple">Törpe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401" office:value-type="string" calcext:value-type="string">
            <text:p><text:span text:style-name="T4">➖➖➖ Bónusz Hátterek</text:span><text:span text:style-name="T16"> </text:span><text:span text:style-name="T17">➖➖➖</text:span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366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84" office:value-type="string" calcext:value-type="string">
            <text:p><text:span text:style-name="T4">➖➖➖ Kyr</text:span><text:span text:style-name="T16"> nyelvek </text:span><text:span text:style-name="T17">➖➖➖ </text:span></text:p>
          </table:table-cell>
          <table:table-cell table:number-columns-repeated="2"/>
          <table:table-cell table:style-name="ce1366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366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366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366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366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401" office:value-type="string" calcext:value-type="string">
            <text:p><text:span text:style-name="T4">➖➖➖ Leíró Hátterek</text:span><text:span text:style-name="T16"> </text:span><text:span text:style-name="T17">➖➖➖</text:span></text:p>
          </table:table-cell>
          <table:table-cell table:number-columns-repeated="16377"/>
        </table:table-row>
        <table:table-row table:style-name="ro10">
          <table:table-cell table:number-columns-repeated="3"/>
          <table:table-cell table:style-name="ce1384"/>
          <table:table-cell table:number-columns-repeated="2"/>
          <table:table-cell table:style-name="ce1367" office:value-type="string" calcext:value-type="string">
            <text:p><text:span text:style-name="T4">➖➖➖➖ </text:span><text:span text:style-name="T18">Származás </text:span><text:span text:style-name="T19">➖➖➖➖</text:span>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1384"/>
          <table:table-cell table:number-columns-repeated="2"/>
          <table:table-cell table:style-name="ce1366" office:value-type="string" calcext:value-type="string">
            <text:p>Árva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1384"/>
          <table:table-cell table:number-columns-repeated="2"/>
          <table:table-cell table:style-name="ce1366" office:value-type="string" calcext:value-type="string">
            <text:p>Erdőlakó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Jobbágy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Neme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Polgár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Városlakó</text:p>
          </table:table-cell>
          <table:table-cell table:number-columns-repeated="16377"/>
        </table:table-row>
        <table:table-row table:style-name="ro10">
          <table:table-cell table:number-columns-repeated="6"/>
          <table:table-cell table:style-name="ce1367" office:value-type="string" calcext:value-type="string">
            <text:p><text:span text:style-name="T4">➖➖➖➖ </text:span><text:span text:style-name="T18">Jellem, fóbiák, hobbik </text:span><text:span text:style-name="T19">➖➖➖➖</text:span>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Alattomo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Élet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Gondoskodó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Gyáva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Halál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Hallgatag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Káosz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Kígyóiszony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Megbízhatatlan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Megbízható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Meggondolatlan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Naív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Nárcisztiku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Pókiszony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Precíz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Rend</text:p>
          </table:table-cell>
          <table:table-cell table:number-columns-repeated="16377"/>
        </table:table-row>
        <table:table-row table:style-name="ro10">
          <table:table-cell table:number-columns-repeated="6"/>
          <table:table-cell table:style-name="ce1366" office:value-type="string" calcext:value-type="string">
            <text:p>Tériszony</text:p>
          </table:table-cell>
          <table:table-cell table:number-columns-repeated="16377"/>
        </table:table-row>
        <table:table-row table:style-name="ro10">
          <table:table-cell table:number-columns-repeated="6"/>
          <table:table-cell table:style-name="ce1367" office:value-type="string" calcext:value-type="string">
            <text:p><text:span text:style-name="T4">➖➖➖➖ </text:span><text:span text:style-name="T18">Küllem, fizikum </text:span><text:span text:style-name="T19">➖➖➖➖ </text:span>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Alacsony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Divato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Jóképű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Kövér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Maga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Rusnya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Sánta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Sebhelye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Vékony</text:p>
          </table:table-cell>
          <table:table-cell table:number-columns-repeated="16377"/>
        </table:table-row>
        <table:table-row table:style-name="ro2" table:number-rows-repeated="3">
          <table:table-cell table:number-columns-repeated="6"/>
          <table:table-cell table:style-name="Default"/>
          <table:table-cell table:number-columns-repeated="16377"/>
        </table:table-row>
        <table:table-row table:style-name="ro2" table:number-rows-repeated="104848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68" table:default-cell-style-name="ce1189"/>
        <table:table-column table:style-name="co69" table:default-cell-style-name="ce1189"/>
        <table:table-column table:style-name="co13" table:number-columns-repeated="254" table:default-cell-style-name="ce1189"/>
        <table:table-column table:style-name="co12" table:number-columns-repeated="16128" table:default-cell-style-name="ce1189"/>
        <table:table-row table:style-name="ro2">
          <table:table-cell table:style-name="ce1556" office:value-type="string" calcext:value-type="string">
            <text:p>Karakter pontok (KP) elosztása </text:p>
          </table:table-cell>
          <table:table-cell table:style-name="ce1556"/>
          <table:table-cell table:number-columns-repeated="16382"/>
        </table:table-row>
        <table:table-row table:style-name="ro20">
          <table:table-cell/>
          <table:table-cell table:style-name="ce1560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560"/>
          <table:table-cell table:number-columns-repeated="16382"/>
        </table:table-row>
        <table:table-row table:style-name="ro24">
          <table:table-cell/>
          <table:table-cell table:style-name="ce1560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560"/>
          <table:table-cell table:number-columns-repeated="16382"/>
        </table:table-row>
        <table:table-row table:style-name="ro24">
          <table:table-cell/>
          <table:table-cell table:style-name="ce1560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560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560"/>
          <table:table-cell table:number-columns-repeated="16382"/>
        </table:table-row>
        <table:table-row table:style-name="ro24">
          <table:table-cell/>
          <table:table-cell table:style-name="ce1560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560"/>
          <table:table-cell table:number-columns-repeated="16382"/>
        </table:table-row>
        <table:table-row table:style-name="ro20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5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6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7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70" table:default-cell-style-name="ce352"/>
        <table:table-column table:style-name="co12" table:number-columns-repeated="16383" table:default-cell-style-name="ce352"/>
        <table:table-row table:style-name="ro1">
          <table:table-cell table:style-name="ce1565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Fortélylista fülre nyelvek listája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Külön táblázat: Háttérek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Tradíciók: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566"/>
          <table:table-cell table:style-name="Default" table:number-columns-repeated="16383"/>
        </table:table-row>
        <table:table-row table:style-name="ro2">
          <table:table-cell table:style-name="ce1566"/>
          <table:table-cell table:style-name="Default" table:number-columns-repeated="16383"/>
        </table:table-row>
        <table:table-row table:style-name="ro1">
          <table:table-cell table:style-name="ce1565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Pszí-iskola képzettség Átfogó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Képletek egyszerűsítése ahol lehet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566"/>
          <table:table-cell table:style-name="Default" table:number-columns-repeated="16383"/>
        </table:table-row>
        <table:table-row table:style-name="ro1">
          <table:table-cell table:style-name="ce1565" office:value-type="string" calcext:value-type="string">
            <text:p>V8.2.3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Új fül: Fortélyok</text:p>
          </table:table-cell>
          <table:table-cell table:style-name="Default" table:number-columns-repeated="16383"/>
        </table:table-row>
        <table:table-row table:style-name="ro2">
          <table:table-cell table:style-name="ce1565"/>
          <table:table-cell table:style-name="Default" table:number-columns-repeated="16383"/>
        </table:table-row>
        <table:table-row table:style-name="ro1">
          <table:table-cell table:style-name="ce1565" office:value-type="string" calcext:value-type="string">
            <text:p>V8.2.2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Új betűtípus: Avenir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Képzettsége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Tartalék fülön sorok csökkentése</text:p>
          </table:table-cell>
          <table:table-cell table:style-name="Default"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Szekunder képzettségek maximuma: (szint x <text:span text:style-name="T20">6</text:span>)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570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573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1">[Új]:</text:span><text:span text:style-name="T22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1">[Változás]:</text:span><text:span text:style-name="T22"> Kiegészítő KP / Szint: (</text:span><text:span text:style-name="T23">20</text:span><text:span text:style-name="T22">+Emlékezet)</text:span>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1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1">[Változás]:</text:span><text:span text:style-name="T22"> 1 HM = 4 KP</text:span>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1">[Változás]:</text:span><text:span text:style-name="T2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1">[Változás]:</text:span><text:span text:style-name="T22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1">[Változás]:</text:span><text:span text:style-name="T2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1">[Változás]:</text:span><text:span text:style-name="T22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1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1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1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1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1">[Új]</text:span>: Erőbónusz beszámít: (Erő/2) <text:span text:style-name="T24">→ </text:span><text:span text:style-name="T25">lefelé</text:span><text:span text:style-name="T24"> kerekítve</text:span>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1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                   <text:span text:style-name="T2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                   <text:span text:style-name="T2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1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1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1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1">[Változás]:</text:span><text:span text:style-name="T22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575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569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586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8">
          <table:table-cell table:style-name="ce156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586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586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586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 <text:span text:style-name="T9"> </text:span><text:span text:style-name="T26">→</text:span><text:span text:style-name="T9"> </text:span>Karakter neve, faja, vallása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9">  </text:span><text:span text:style-name="T26">→</text:span><text:span text:style-name="T9"> Személyiségjegyei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9">  </text:span><text:span text:style-name="T26">→</text:span><text:span text:style-name="T9"> Kommunikáció, szociális érzék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9">  </text:span><text:span text:style-name="T26">→</text:span><text:span text:style-name="T9"> Külső</text:span>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9</text:p>
          </table:table-cell>
          <table:table-cell table:number-columns-repeated="16383"/>
        </table:table-row>
        <table:table-row table:style-name="ro28">
          <table:table-cell table:style-name="ce157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571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571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571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571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571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571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58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58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58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58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58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58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569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569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569" office:value-type="string" calcext:value-type="string">
            <text:p>v2.3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7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4" table:print="false">
        <office:forms form:automatic-focus="false" form:apply-design-mode="false"/>
        <table:table-column table:style-name="co71" table:default-cell-style-name="ce1384"/>
        <table:table-column table:style-name="co72" table:default-cell-style-name="ce1384"/>
        <table:table-column table:style-name="co73" table:default-cell-style-name="ce1384"/>
        <table:table-column table:style-name="co74" table:default-cell-style-name="ce1384"/>
        <table:table-column table:style-name="co73" table:default-cell-style-name="ce1384"/>
        <table:table-column table:style-name="co36" table:default-cell-style-name="ce1384"/>
        <table:table-column table:style-name="co75" table:default-cell-style-name="ce1384"/>
        <table:table-column table:style-name="co76" table:default-cell-style-name="ce1384"/>
        <table:table-column table:style-name="co77" table:default-cell-style-name="ce1384"/>
        <table:table-column table:style-name="co78" table:default-cell-style-name="ce1384"/>
        <table:table-column table:style-name="co79" table:default-cell-style-name="ce1384"/>
        <table:table-column table:style-name="co80" table:default-cell-style-name="ce1384"/>
        <table:table-column table:style-name="co23" table:default-cell-style-name="ce1384"/>
        <table:table-column table:style-name="co81" table:default-cell-style-name="ce1384"/>
        <table:table-column table:style-name="co82" table:default-cell-style-name="ce1384"/>
        <table:table-column table:style-name="co83" table:default-cell-style-name="ce1384"/>
        <table:table-column table:style-name="co84" table:default-cell-style-name="Default"/>
        <table:table-column table:style-name="co13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515"/>
          <table:covered-table-cell table:style-name="ce1523"/>
          <table:covered-table-cell table:style-name="ce1532"/>
          <table:covered-table-cell table:style-name="ce1541"/>
          <table:covered-table-cell table:number-columns-repeated="6" table:style-name="ce1532"/>
          <table:covered-table-cell table:number-columns-repeated="3" table:style-name="ce1620"/>
          <table:covered-table-cell table:style-name="ce1532"/>
          <table:table-cell table:number-columns-repeated="240"/>
        </table:table-row>
        <table:table-row table:style-name="ro30">
          <table:table-cell table:style-name="ce1235"/>
          <table:table-cell table:style-name="ce1246"/>
          <table:table-cell table:style-name="ce1515"/>
          <table:table-cell table:style-name="ce1523"/>
          <table:table-cell table:style-name="ce1532"/>
          <table:table-cell table:style-name="ce1541"/>
          <table:table-cell table:style-name="ce1532" table:number-columns-repeated="6"/>
          <table:table-cell table:style-name="ce1620" table:number-columns-repeated="3"/>
          <table:table-cell table:style-name="ce1532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621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503" office:value-type="string" calcext:value-type="string">
            <text:p>Szint</text:p>
          </table:table-cell>
          <table:table-cell table:style-name="ce1503" office:value-type="string" calcext:value-type="string" table:number-columns-spanned="2" table:number-rows-spanned="1">
            <text:p>Átfogó</text:p>
          </table:table-cell>
          <table:covered-table-cell table:style-name="ce1503"/>
          <table:table-cell table:style-name="ce1503" office:value-type="string" calcext:value-type="string" table:number-columns-spanned="2" table:number-rows-spanned="1">
            <text:p>Átlagos</text:p>
          </table:table-cell>
          <table:covered-table-cell table:style-name="ce1503"/>
          <table:table-cell table:style-name="Default" table:number-columns-repeated="2"/>
          <table:table-cell table:style-name="ce379" table:number-columns-repeated="4"/>
          <table:table-cell table:style-name="ce1621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491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621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491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395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491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395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491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395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491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395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491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395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491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395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491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395"/>
          <table:table-cell table:style-name="ce1311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491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395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491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395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54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507"/>
          <table:table-cell table:number-columns-repeated="240"/>
        </table:table-row>
        <table:table-row table:style-name="ro2">
          <table:table-cell table:style-name="ce1491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395"/>
          <table:table-cell table:style-name="ce1419" office:value-type="string" calcext:value-type="string">
            <text:p>CÉ konstans</text:p>
          </table:table-cell>
          <table:table-cell table:style-name="ce1331" table:content-validation-name="val160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395"/>
          <table:table-cell table:style-name="ce896" table:number-columns-repeated="2"/>
          <table:table-cell/>
          <table:table-cell table:style-name="ce1507" office:value-type="float" office:value="0" calcext:value-type="float">
            <text:p>0</text:p>
          </table:table-cell>
          <table:table-cell table:style-name="ce1507" office:value-type="float" office:value="-10" calcext:value-type="float">
            <text:p>-10</text:p>
          </table:table-cell>
          <table:table-cell table:style-name="ce1507" office:value-type="float" office:value="-20" calcext:value-type="float">
            <text:p>-20</text:p>
          </table:table-cell>
          <table:table-cell table:style-name="ce1507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491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395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491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395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491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395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506" table:number-columns-repeated="3"/>
          <table:table-cell table:style-name="ce1395"/>
          <table:table-cell table:style-name="ce1291"/>
          <table:table-cell table:style-name="ce1298"/>
          <table:table-cell table:style-name="ce1291"/>
          <table:table-cell table:style-name="ce1395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311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491"/>
          <table:table-cell table:style-name="ce1506" table:number-columns-repeated="3"/>
          <table:table-cell table:style-name="ce1395"/>
          <table:table-cell table:style-name="ce1291"/>
          <table:table-cell table:style-name="ce1298"/>
          <table:table-cell table:style-name="ce1291"/>
          <table:table-cell table:style-name="ce1395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311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2" calcext:value-type="float">
            <text:p>2 SzP</text:p>
          </table:table-cell>
          <table:table-cell table:number-columns-repeated="241"/>
        </table:table-row>
        <table:table-row table:style-name="ro2">
          <table:table-cell table:style-name="ce1491"/>
          <table:table-cell table:number-columns-repeated="3"/>
          <table:table-cell table:style-name="ce1395"/>
          <table:table-cell table:number-columns-repeated="3"/>
          <table:table-cell table:style-name="ce1395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507"/>
          <table:table-cell table:style-name="ce1506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58" office:value-type="string" calcext:value-type="string">
            <text:p>Egyik HM nagyobb lehet</text:p>
          </table:table-cell>
          <table:table-cell table:style-name="ce1592" table:content-validation-name="val158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401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401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401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401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401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401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401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401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401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401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401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592" office:value-type="string" calcext:value-type="string">
            <text:p>Erőbónusz</text:p>
          </table:table-cell>
          <table:table-cell table:style-name="ce1592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592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592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491"/>
          <table:table-cell table:number-columns-repeated="2"/>
          <table:table-cell table:style-name="ce1511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491"/>
          <table:table-cell table:number-columns-repeated="2"/>
          <table:table-cell table:style-name="ce1521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491"/>
          <table:table-cell table:number-columns-repeated="2"/>
          <table:table-cell table:style-name="ce1521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507" office:value-type="string" calcext:value-type="string">
            <text:p>Erőbónusz</text:p>
          </table:table-cell>
          <table:table-cell table:style-name="ce1507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0">
          <table:table-cell table:number-columns-repeated="3"/>
          <table:table-cell table:style-name="ce1511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491"/>
          <table:table-cell table:number-columns-repeated="2"/>
          <table:table-cell table:style-name="ce1528" office:value-type="string" calcext:value-type="string">
            <text:p>Fok</text:p>
          </table:table-cell>
          <table:table-cell table:style-name="ce152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491"/>
          <table:table-cell table:number-columns-repeated="2"/>
          <table:table-cell table:style-name="ce1507" office:value-type="float" office:value="0" calcext:value-type="float">
            <text:p>0</text:p>
          </table:table-cell>
          <table:table-cell table:style-name="ce152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507"/>
          <table:table-cell/>
          <table:table-cell table:style-name="ce1513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491"/>
          <table:table-cell table:style-name="ce1485"/>
          <table:table-cell/>
          <table:table-cell table:style-name="ce1507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507"/>
          <table:table-cell/>
          <table:table-cell table:style-name="ce1528" office:value-type="string" calcext:value-type="string">
            <text:p>Fok</text:p>
          </table:table-cell>
          <table:table-cell table:style-name="ce1528" office:value-type="string" calcext:value-type="string">
            <text:p>Sebesség bónusz</text:p>
          </table:table-cell>
          <table:table-cell table:style-name="ce1528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491"/>
          <table:table-cell table:number-columns-repeated="2"/>
          <table:table-cell table:style-name="ce1507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491"/>
          <table:table-cell table:number-columns-repeated="2"/>
          <table:table-cell table:style-name="ce1507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491"/>
          <table:table-cell table:number-columns-repeated="5"/>
          <table:table-cell table:style-name="ce1395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491"/>
          <table:table-cell table:number-columns-repeated="4"/>
          <table:table-cell table:style-name="ce1544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491"/>
          <table:table-cell table:style-name="ce1509" office:value-type="string" calcext:value-type="string" table:number-columns-spanned="2" table:number-rows-spanned="1">
            <text:p>Pajzs</text:p>
          </table:table-cell>
          <table:covered-table-cell/>
          <table:table-cell table:style-name="ce1509" office:value-type="string" calcext:value-type="string">
            <text:p>VÉ</text:p>
          </table:table-cell>
          <table:table-cell table:style-name="ce1509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439" table:number-columns-repeated="4"/>
          <table:table-cell table:number-columns-repeated="243"/>
        </table:table-row>
        <table:table-row table:style-name="ro2">
          <table:table-cell table:style-name="ce1491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513" table:content-validation-name="val159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59"/>
          <table:table-cell table:style-name="ce439" table:number-columns-repeated="2"/>
          <table:table-cell table:number-columns-repeated="243"/>
        </table:table-row>
        <table:table-row table:style-name="ro2">
          <table:table-cell table:style-name="ce1491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395"/>
          <table:table-cell table:style-name="ce1528" table:content-validation-name="val159" office:value-type="string" calcext:value-type="string">
            <text:p>Fok</text:p>
          </table:table-cell>
          <table:table-cell table:style-name="ce1528" table:content-validation-name="val159" office:value-type="string" calcext:value-type="string">
            <text:p>Bónusz</text:p>
          </table:table-cell>
          <table:table-cell table:style-name="ce521"/>
          <table:table-cell table:style-name="ce1627"/>
          <table:table-cell table:number-columns-repeated="243"/>
        </table:table-row>
        <table:table-row table:style-name="ro2">
          <table:table-cell table:style-name="ce1491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395"/>
          <table:table-cell table:style-name="ce507" table:content-validation-name="val159" office:value-type="float" office:value="0" calcext:value-type="float">
            <text:p>0</text:p>
          </table:table-cell>
          <table:table-cell table:style-name="ce1341" table:content-validation-name="val159" office:value-type="float" office:value="0" calcext:value-type="float">
            <text:p>0</text:p>
          </table:table-cell>
          <table:table-cell table:style-name="ce521"/>
          <table:table-cell table:style-name="ce1627"/>
          <table:table-cell table:number-columns-repeated="243"/>
        </table:table-row>
        <table:table-row table:style-name="ro2">
          <table:table-cell table:style-name="ce1491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395"/>
          <table:table-cell table:style-name="ce507" table:content-validation-name="val159" office:value-type="float" office:value="1" calcext:value-type="float">
            <text:p>1</text:p>
          </table:table-cell>
          <table:table-cell table:style-name="ce1341" table:content-validation-name="val159" office:value-type="float" office:value="1" calcext:value-type="float">
            <text:p>1</text:p>
          </table:table-cell>
          <table:table-cell table:style-name="ce521"/>
          <table:table-cell table:style-name="ce1627"/>
          <table:table-cell table:number-columns-repeated="243"/>
        </table:table-row>
        <table:table-row table:style-name="ro2">
          <table:table-cell table:style-name="ce1491"/>
          <table:table-cell table:number-columns-repeated="7"/>
          <table:table-cell table:style-name="ce1395"/>
          <table:table-cell table:style-name="ce521" table:number-columns-repeated="3"/>
          <table:table-cell table:style-name="ce1627"/>
          <table:table-cell table:number-columns-repeated="243"/>
        </table:table-row>
        <table:table-row table:style-name="ro2">
          <table:table-cell table:style-name="ce1491" table:content-validation-name="val53"/>
          <table:table-cell table:style-name="ce1511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521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521" table:content-validation-name="val53"/>
          <table:table-cell table:style-name="ce521" table:content-validation-name="val53"/>
          <table:table-cell table:style-name="ce1627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491" table:content-validation-name="val53"/>
          <table:table-cell table:style-name="ce1512" table:content-validation-name="val53" office:value-type="string" calcext:value-type="string" table:number-columns-spanned="2" table:number-rows-spanned="1">
            <text:p>Fok</text:p>
          </table:table-cell>
          <table:covered-table-cell table:content-validation-name="val53"/>
          <table:table-cell table:style-name="ce1512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528" table:content-validation-name="val53" office:value-type="string" calcext:value-type="string">
            <text:p>Fegyver</text:p>
          </table:table-cell>
          <table:table-cell table:style-name="ce1528" table:content-validation-name="val53" office:value-type="string" calcext:value-type="string">
            <text:p>Mf Innen számít</text:p>
          </table:table-cell>
          <table:table-cell table:style-name="ce521" table:content-validation-name="val53"/>
          <table:table-cell table:style-name="ce1627" table:content-validation-name="val53"/>
          <table:table-cell table:style-name="ce1635" table:content-validation-name="val53" table:number-columns-repeated="2"/>
          <table:table-cell table:style-name="ce1395" table:content-validation-name="val53"/>
          <table:table-cell table:number-columns-repeated="240"/>
        </table:table-row>
        <table:table-row table:style-name="ro2">
          <table:table-cell table:style-name="ce1491" table:content-validation-name="val53"/>
          <table:table-cell table:style-name="ce1507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529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521" table:content-validation-name="val53"/>
          <table:table-cell table:style-name="ce1627" table:content-validation-name="val53"/>
          <table:table-cell table:style-name="ce1635" table:content-validation-name="val53" table:number-columns-repeated="2"/>
          <table:table-cell table:style-name="ce1395" table:content-validation-name="val53"/>
          <table:table-cell table:number-columns-repeated="240"/>
        </table:table-row>
        <table:table-row table:style-name="ro2">
          <table:table-cell table:style-name="ce1491" table:content-validation-name="val53"/>
          <table:table-cell table:style-name="ce1507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529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521" table:content-validation-name="val53"/>
          <table:table-cell table:style-name="ce1627" table:content-validation-name="val53"/>
          <table:table-cell table:style-name="ce1635" table:content-validation-name="val53" table:number-columns-repeated="2"/>
          <table:table-cell table:style-name="ce1395" table:content-validation-name="val53"/>
          <table:table-cell table:number-columns-repeated="240"/>
        </table:table-row>
        <table:table-row table:style-name="ro2">
          <table:table-cell table:style-name="ce1491" table:content-validation-name="val53"/>
          <table:table-cell table:style-name="ce1507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529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395" table:content-validation-name="val53"/>
          <table:table-cell table:style-name="ce521" table:content-validation-name="val53" table:number-columns-repeated="3"/>
          <table:table-cell table:style-name="ce1627" table:content-validation-name="val53"/>
          <table:table-cell table:style-name="ce1635" table:content-validation-name="val53" table:number-columns-repeated="2"/>
          <table:table-cell table:style-name="ce1395" table:content-validation-name="val53"/>
          <table:table-cell table:number-columns-repeated="240"/>
        </table:table-row>
        <table:table-row table:style-name="ro2">
          <table:table-cell table:style-name="ce1491" table:content-validation-name="val53"/>
          <table:table-cell table:style-name="ce1507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529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395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521" table:content-validation-name="val53"/>
          <table:table-cell table:style-name="ce1627" table:content-validation-name="val53"/>
          <table:table-cell table:style-name="ce1635" table:content-validation-name="val53" table:number-columns-repeated="2"/>
          <table:table-cell table:style-name="ce1395" table:content-validation-name="val53"/>
          <table:table-cell table:number-columns-repeated="240"/>
        </table:table-row>
        <table:table-row table:style-name="ro2">
          <table:table-cell table:style-name="ce1491" table:content-validation-name="val53"/>
          <table:table-cell table:style-name="ce1506" table:content-validation-name="val53" table:number-columns-repeated="3"/>
          <table:table-cell table:style-name="ce1395" table:content-validation-name="val53"/>
          <table:table-cell table:style-name="ce1294" table:content-validation-name="val53"/>
          <table:table-cell table:style-name="ce1395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521" table:content-validation-name="val53"/>
          <table:table-cell table:style-name="ce1627" table:content-validation-name="val53"/>
          <table:table-cell table:style-name="ce1635" table:content-validation-name="val53" table:number-columns-repeated="2"/>
          <table:table-cell table:style-name="ce1395" table:content-validation-name="val53"/>
          <table:table-cell table:number-columns-repeated="240"/>
        </table:table-row>
        <table:table-row table:style-name="ro2">
          <table:table-cell table:style-name="ce1491" table:content-validation-name="val53"/>
          <table:table-cell table:style-name="ce1513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439" table:content-validation-name="val53"/>
          <table:covered-table-cell table:style-name="ce521" table:content-validation-name="val53"/>
          <table:table-cell table:style-name="ce521" table:content-validation-name="val53" table:number-columns-repeated="3"/>
          <table:table-cell table:style-name="ce1627" table:content-validation-name="val53"/>
          <table:table-cell table:style-name="ce1635" table:content-validation-name="val53" table:number-columns-repeated="2"/>
          <table:table-cell table:style-name="ce1395" table:content-validation-name="val53"/>
          <table:table-cell table:number-columns-repeated="240"/>
        </table:table-row>
        <table:table-row table:style-name="ro2">
          <table:table-cell table:style-name="ce1491" table:content-validation-name="val53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530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530" table:content-validation-name="val53"/>
          <table:table-cell table:style-name="ce1574" table:content-validation-name="val53" office:value-type="string" calcext:value-type="string">
            <text:p>SFÉ diff</text:p>
          </table:table-cell>
          <table:table-cell table:style-name="ce1574" table:content-validation-name="val53" office:value-type="string" calcext:value-type="string" table:number-columns-spanned="2" table:number-rows-spanned="1">
            <text:p>Alap MGT</text:p>
          </table:table-cell>
          <table:covered-table-cell table:style-name="ce521" table:content-validation-name="val53"/>
          <table:table-cell table:style-name="ce521" table:content-validation-name="val53" table:number-columns-repeated="3"/>
          <table:table-cell table:style-name="ce1627" table:content-validation-name="val53"/>
          <table:table-cell table:style-name="ce1635" table:content-validation-name="val53" table:number-columns-repeated="2"/>
          <table:table-cell table:style-name="ce1395" table:content-validation-name="val53"/>
          <table:table-cell table:number-columns-repeated="240"/>
        </table:table-row>
        <table:table-row table:style-name="ro2">
          <table:table-cell table:style-name="ce1491" table:content-validation-name="val53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530" table:content-validation-name="val53" office:value-type="string" calcext:value-type="string">
            <text:p>Szúró</text:p>
          </table:table-cell>
          <table:table-cell table:style-name="ce1530" table:content-validation-name="val53" office:value-type="string" calcext:value-type="string">
            <text:p>Vágó</text:p>
          </table:table-cell>
          <table:table-cell table:style-name="ce1530" table:content-validation-name="val53" office:value-type="string" calcext:value-type="string">
            <text:p>Zúzó</text:p>
          </table:table-cell>
          <table:table-cell table:style-name="ce1302" table:content-validation-name="val53"/>
          <table:table-cell table:style-name="ce1304" table:content-validation-name="val53" table:number-columns-spanned="2" table:number-rows-spanned="1"/>
          <table:covered-table-cell table:style-name="ce521" table:content-validation-name="val53"/>
          <table:table-cell table:style-name="ce521" table:content-validation-name="val53" table:number-columns-repeated="3"/>
          <table:table-cell table:style-name="ce1627" table:content-validation-name="val53"/>
          <table:table-cell table:style-name="ce1635" table:content-validation-name="val53" table:number-columns-repeated="2"/>
          <table:table-cell table:style-name="ce1395" table:content-validation-name="val53"/>
          <table:table-cell table:number-columns-repeated="240"/>
        </table:table-row>
        <table:table-row table:style-name="ro2">
          <table:table-cell table:style-name="ce1491" table:content-validation-name="val53"/>
          <table:table-cell table:style-name="ce601" table:content-validation-name="val53" office:value-type="string" calcext:value-type="string" table:number-columns-spanned="2" table:number-rows-spanned="1">
            <text:p>Posztó/Bunda</text:p>
          </table:table-cell>
          <table:covered-table-cell table:style-name="ce601" table:content-validation-name="val53"/>
          <table:table-cell table:style-name="ce1278" table:content-validation-name="val53" office:value-type="float" office:value="0" calcext:value-type="float">
            <text:p>0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521" table:content-validation-name="val53"/>
          <table:table-cell table:content-validation-name="val53"/>
          <table:table-cell table:style-name="ce1395" table:content-validation-name="val53" table:number-columns-repeated="2"/>
          <table:table-cell table:style-name="ce1621" table:content-validation-name="val53"/>
          <table:table-cell table:style-name="ce1635" table:content-validation-name="val53" table:number-columns-repeated="2"/>
          <table:table-cell table:style-name="ce1395" table:content-validation-name="val53"/>
          <table:table-cell table:number-columns-repeated="240"/>
        </table:table-row>
        <table:table-row table:style-name="ro2">
          <table:table-cell table:style-name="ce1491" table:content-validation-name="val53"/>
          <table:table-cell table:style-name="ce601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601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521" table:content-validation-name="val53"/>
          <table:table-cell table:content-validation-name="val53"/>
          <table:table-cell table:style-name="ce1395" table:content-validation-name="val53" table:number-columns-repeated="2"/>
          <table:table-cell table:style-name="ce1621" table:content-validation-name="val53"/>
          <table:table-cell table:style-name="ce1635" table:content-validation-name="val53" table:number-columns-repeated="2"/>
          <table:table-cell table:style-name="ce1395" table:content-validation-name="val53"/>
          <table:table-cell table:number-columns-repeated="240"/>
        </table:table-row>
        <table:table-row table:style-name="ro2">
          <table:table-cell table:style-name="ce1491" table:content-validation-name="val53"/>
          <table:table-cell table:style-name="ce601" table:content-validation-name="val53" office:value-type="string" calcext:value-type="string" table:number-columns-spanned="2" table:number-rows-spanned="1">
            <text:p>Bőr</text:p>
          </table:table-cell>
          <table:covered-table-cell table:style-name="ce601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8" calcext:value-type="float" table:number-columns-spanned="2" table:number-rows-spanned="1">
            <text:p>8</text:p>
          </table:table-cell>
          <table:covered-table-cell table:style-name="ce521" table:content-validation-name="val53"/>
          <table:table-cell table:content-validation-name="val53"/>
          <table:table-cell table:style-name="ce1395" table:content-validation-name="val53" table:number-columns-repeated="2"/>
          <table:table-cell table:style-name="ce1621" table:content-validation-name="val53"/>
          <table:table-cell table:style-name="ce1635" table:content-validation-name="val53" table:number-columns-repeated="2"/>
          <table:table-cell table:style-name="ce1395" table:content-validation-name="val53"/>
          <table:table-cell table:number-columns-repeated="240"/>
        </table:table-row>
        <table:table-row table:style-name="ro2">
          <table:table-cell table:style-name="ce1491" table:content-validation-name="val53"/>
          <table:table-cell table:style-name="ce601" table:content-validation-name="val53" office:value-type="string" calcext:value-type="string" table:number-columns-spanned="2" table:number-rows-spanned="1">
            <text:p>Brigantin</text:p>
          </table:table-cell>
          <table:covered-table-cell table:style-name="ce601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1" calcext:value-type="float" table:number-columns-spanned="2" table:number-rows-spanned="1">
            <text:p>11</text:p>
          </table:table-cell>
          <table:covered-table-cell table:style-name="ce521" table:content-validation-name="val53"/>
          <table:table-cell table:content-validation-name="val53"/>
          <table:table-cell table:style-name="ce1395" table:content-validation-name="val53" table:number-columns-repeated="2"/>
          <table:table-cell table:style-name="ce1621" table:content-validation-name="val53"/>
          <table:table-cell table:style-name="ce1635" table:content-validation-name="val53" table:number-columns-repeated="2"/>
          <table:table-cell table:style-name="ce1395" table:content-validation-name="val53"/>
          <table:table-cell table:number-columns-repeated="240"/>
        </table:table-row>
        <table:table-row table:style-name="ro2">
          <table:table-cell table:style-name="ce1491" table:content-validation-name="val53"/>
          <table:table-cell table:style-name="ce601" table:content-validation-name="val53" office:value-type="string" calcext:value-type="string" table:number-columns-spanned="2" table:number-rows-spanned="1">
            <text:p>Lánc/Sodrony</text:p>
          </table:table-cell>
          <table:covered-table-cell table:style-name="ce601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3" calcext:value-type="float" table:number-columns-spanned="2" table:number-rows-spanned="1">
            <text:p>13</text:p>
          </table:table-cell>
          <table:covered-table-cell table:style-name="ce521" table:content-validation-name="val53"/>
          <table:table-cell table:content-validation-name="val53"/>
          <table:table-cell table:style-name="ce1395" table:content-validation-name="val53" table:number-columns-repeated="2"/>
          <table:table-cell table:style-name="ce1621" table:content-validation-name="val53"/>
          <table:table-cell table:style-name="ce1635" table:content-validation-name="val53" table:number-columns-repeated="2"/>
          <table:table-cell table:style-name="ce1395" table:content-validation-name="val53"/>
          <table:table-cell table:number-columns-repeated="240"/>
        </table:table-row>
        <table:table-row table:style-name="ro2">
          <table:table-cell table:style-name="ce1491" table:content-validation-name="val53"/>
          <table:table-cell table:style-name="ce601" table:content-validation-name="val53" office:value-type="string" calcext:value-type="string" table:number-columns-spanned="2" table:number-rows-spanned="1">
            <text:p>Pikkelypáncél</text:p>
          </table:table-cell>
          <table:covered-table-cell table:style-name="ce601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7" calcext:value-type="float" table:number-columns-spanned="2" table:number-rows-spanned="1">
            <text:p>17</text:p>
          </table:table-cell>
          <table:covered-table-cell table:style-name="ce521" table:content-validation-name="val53"/>
          <table:table-cell table:content-validation-name="val53"/>
          <table:table-cell table:style-name="ce1395" table:content-validation-name="val53" table:number-columns-repeated="2"/>
          <table:table-cell table:style-name="ce1621" table:content-validation-name="val53"/>
          <table:table-cell table:style-name="ce1635" table:content-validation-name="val53" table:number-columns-repeated="2"/>
          <table:table-cell table:style-name="ce1395" table:content-validation-name="val53"/>
          <table:table-cell table:number-columns-repeated="240"/>
        </table:table-row>
        <table:table-row table:style-name="ro2">
          <table:table-cell table:style-name="ce1491" table:content-validation-name="val53"/>
          <table:table-cell table:style-name="ce601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601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8" calcext:value-type="float" table:number-columns-spanned="2" table:number-rows-spanned="1">
            <text:p>18</text:p>
          </table:table-cell>
          <table:covered-table-cell table:style-name="ce521" table:content-validation-name="val53"/>
          <table:table-cell table:content-validation-name="val53"/>
          <table:table-cell table:style-name="ce1395" table:content-validation-name="val53" table:number-columns-repeated="2"/>
          <table:table-cell table:style-name="ce1621" table:content-validation-name="val53"/>
          <table:table-cell table:style-name="ce1635" table:content-validation-name="val53" table:number-columns-repeated="2"/>
          <table:table-cell table:style-name="ce1395" table:content-validation-name="val53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491"/>
          <table:table-cell table:style-name="ce1506" table:number-columns-repeated="3"/>
          <table:table-cell table:style-name="ce1395"/>
          <table:table-cell table:style-name="ce932"/>
          <table:table-cell table:style-name="ce1395" table:number-columns-repeated="6"/>
          <table:table-cell table:style-name="ce1621"/>
          <table:table-cell table:style-name="ce1635" table:number-columns-repeated="2"/>
          <table:table-cell table:style-name="ce1395"/>
          <table:table-cell table:number-columns-repeated="240"/>
        </table:table-row>
        <table:table-row table:style-name="ro2" table:number-rows-repeated="2">
          <table:table-cell table:style-name="ce1491"/>
          <table:table-cell table:number-columns-repeated="8"/>
          <table:table-cell table:style-name="ce1395" table:number-columns-repeated="3"/>
          <table:table-cell table:style-name="ce1621"/>
          <table:table-cell table:style-name="ce1635" table:number-columns-repeated="2"/>
          <table:table-cell table:style-name="ce1395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85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171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hatterek" table:target-range-address="Fortélylista.G4:Fortélylista.G84" table:on-update-keep-styles="true" table:on-update-keep-size="false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3"/>
        <table:database-range table:name="kezifegyverek_nev" table:target-range-address="Fegyverek.B2:Fegyverek.B63" table:orientation="column"/>
        <table:database-range table:name="kulturkorok" table:target-range-address="Fortélylista.I4:Fortélylista.I11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8" table:on-update-keep-styles="true" table:on-update-keep-size="false"/>
        <table:database-range table:name="primer_atlagos" table:target-range-address="Képzettséglista.A22:Képzettséglista.A27"/>
        <table:database-range table:name="szekunder_atfogo" table:target-range-address="Képzettséglista.C4:Képzettséglista.C9"/>
        <table:database-range table:name="szekunder_atlagos" table:target-range-address="Képzettséglista.C12:Képzettséglista.C37"/>
        <table:database-range table:name="szekunder_konnyu" table:target-range-address="Képzettséglista.J4:Képzettséglista.J6"/>
        <table:database-range table:name="tavolsagi_fegyverek_all" table:target-range-address="Fegyverek.B67:Fegyverek.O93" table:on-update-keep-size="false"/>
        <table:database-range table:name="tavolsagi_fegyverek_nev" table:target-range-address="Fegyverek.B67:Fegyverek.B93" table:orientation="column"/>
        <table:database-range table:name="tradiciok" table:target-range-address="Képzettséglista.I4:Képzettséglista.I19" table:on-update-keep-styles="true" table:on-update-keep-size="false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J4:Képzettséglista.J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00.00.00</text:date>, <text:time style:data-style-name="N2" text:time-value="17:23:18.417393493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4-27T19:21:39.454501504</dc:date>
    <meta:editing-cycles>460</meta:editing-cycles>
    <meta:editing-duration>P2DT10H55M32S</meta:editing-duration>
    <meta:document-statistic meta:table-count="11" meta:cell-count="2962" meta:object-count="0"/>
    <meta:user-defined meta:name="Author">Fekete Bálint (Kaktusztea, Ailtas)</meta:user-defined>
    <meta:user-defined meta:name="Szerepjáték">km100</meta:user-defined>
  </office:meta>
</office:document-meta>
</file>